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97000000BF578DD8CF2DBF558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2"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3" style:family="graphic" style:parent-style-name="standard">
      <style:graphic-properties draw:stroke="solid" svg:stroke-width="0.01cm" svg:stroke-color="#000000" draw:stroke-linejoin="round" svg:stroke-linecap="round" draw:fill="none" fo:padding-top="0.005cm" fo:padding-bottom="0.005cm" fo:padding-left="0.005cm" fo:padding-right="0.005cm"/>
    </style:style>
    <style:style style:name="gr4" style:family="graphic" style:parent-style-name="standard">
      <style:graphic-properties draw:stroke="solid" svg:stroke-width="0.04cm" svg:stroke-color="#000000" draw:stroke-linejoin="round" svg:stroke-linecap="round" draw:fill="none" fo:padding-top="0.02cm" fo:padding-bottom="0.02cm" fo:padding-left="0.02cm" fo:padding-right="0.02cm"/>
    </style:style>
    <style:style style:name="gr5" style:family="graphic" style:parent-style-name="standard">
      <style:graphic-properties draw:stroke="solid" svg:stroke-width="0.069cm" svg:stroke-color="#000000" draw:stroke-linejoin="round" svg:stroke-linecap="round" draw:fill="none" fo:padding-top="0.034cm" fo:padding-bottom="0.034cm" fo:padding-left="0.034cm" fo:padding-right="0.034cm"/>
    </style:style>
    <style:style style:name="gr6"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7"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8" style:family="graphic" style:parent-style-name="standard">
      <style:graphic-properties draw:stroke="solid" svg:stroke-width="0.014cm" svg:stroke-color="#000000" draw:stroke-linejoin="round" svg:stroke-linecap="round" draw:fill="none" fo:padding-top="0.007cm" fo:padding-bottom="0.007cm" fo:padding-left="0.007cm" fo:padding-right="0.007cm"/>
    </style:style>
    <style:style style:name="gr9"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10" style:family="graphic" style:parent-style-name="standard">
      <style:graphic-properties draw:stroke="solid" svg:stroke-width="0.015cm" svg:stroke-color="#000000" draw:stroke-linejoin="round" svg:stroke-linecap="round" draw:fill="none" fo:padding-top="0.007cm" fo:padding-bottom="0.007cm" fo:padding-left="0.007cm" fo:padding-right="0.007cm"/>
    </style:style>
    <style:style style:name="gr11" style:family="graphic" style:parent-style-name="standard">
      <style:graphic-properties draw:stroke="solid" svg:stroke-width="0.02cm" svg:stroke-color="#000000" draw:stroke-linejoin="round" svg:stroke-linecap="round" draw:fill="none" fo:padding-top="0.01cm" fo:padding-bottom="0.01cm" fo:padding-left="0.01cm" fo:padding-right="0.01cm"/>
    </style:style>
    <style:style style:name="gr12" style:family="graphic" style:parent-style-name="standard">
      <style:graphic-properties draw:stroke="solid" svg:stroke-width="0.05cm" svg:stroke-color="#000000" draw:stroke-linejoin="round" svg:stroke-linecap="round" draw:fill="none" fo:padding-top="0.025cm" fo:padding-bottom="0.025cm" fo:padding-left="0.025cm" fo:padding-right="0.025cm"/>
    </style:style>
    <style:style style:name="gr13" style:family="graphic" style:parent-style-name="standard">
      <style:graphic-properties draw:stroke="solid" svg:stroke-width="0.037cm" svg:stroke-color="#000000" draw:stroke-linejoin="round" svg:stroke-linecap="round" draw:fill="none" fo:padding-top="0.018cm" fo:padding-bottom="0.018cm" fo:padding-left="0.018cm" fo:padding-right="0.018cm"/>
    </style:style>
    <style:style style:name="gr14" style:family="graphic" style:parent-style-name="standard">
      <style:graphic-properties draw:stroke="solid" svg:stroke-width="0.1cm" svg:stroke-color="#000000" draw:stroke-linejoin="round" svg:stroke-linecap="round" draw:fill="none" fo:padding-top="0.05cm" fo:padding-bottom="0.05cm" fo:padding-left="0.05cm" fo:padding-right="0.05cm"/>
    </style:style>
    <style:style style:name="gr15" style:family="graphic" style:parent-style-name="standard">
      <style:graphic-properties draw:stroke="solid" svg:stroke-width="0.038cm" svg:stroke-color="#000000" draw:stroke-linejoin="round" svg:stroke-linecap="round" draw:fill="none" fo:padding-top="0.019cm" fo:padding-bottom="0.019cm" fo:padding-left="0.019cm" fo:padding-right="0.019cm"/>
    </style:style>
    <style:style style:name="gr16"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17" style:family="graphic" style:parent-style-name="standard">
      <style:graphic-properties draw:stroke="solid" svg:stroke-width="0.041cm" svg:stroke-color="#000000" draw:stroke-linejoin="round" svg:stroke-linecap="round" draw:fill="none" fo:padding-top="0.02cm" fo:padding-bottom="0.02cm" fo:padding-left="0.02cm" fo:padding-right="0.02cm"/>
    </style:style>
    <style:style style:name="gr18" style:family="graphic" style:parent-style-name="standard">
      <style:graphic-properties draw:stroke="none" draw:fill="solid" draw:fill-color="#000000"/>
    </style:style>
    <style:style style:name="gr19" style:family="graphic" style:parent-style-name="standard">
      <style:graphic-properties draw:stroke="none" svg:stroke-color="#000000" draw:fill="none" draw:fill-color="#ffffff" fo:min-height="1.873cm"/>
    </style:style>
    <style:style style:name="gr20" style:family="graphic" style:parent-style-name="standard">
      <style:graphic-properties draw:stroke="none" svg:stroke-color="#000000" draw:fill="none" draw:fill-color="#ffffff" fo:min-height="6.223cm"/>
    </style:style>
    <style:style style:name="gr21" style:family="graphic" style:parent-style-name="standard">
      <style:graphic-properties draw:stroke="none" svg:stroke-color="#000000" draw:fill="none" draw:fill-color="#ffffff" fo:min-height="3.556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none" draw:fill-color="#ffffff"/>
    </style:style>
    <style:style style:name="P4" style:family="paragraph">
      <loext:graphic-properties draw:fill="none" draw:fill-color="#ffffff"/>
      <style:text-properties fo:font-size="14pt"/>
    </style:style>
    <style:style style:name="P5" style:family="paragraph">
      <loext:graphic-properties draw:fill="none"/>
      <style:paragraph-properties fo:text-align="center"/>
    </style:style>
    <style:style style:name="T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888cm" svg:height="1.778cm" svg:x="0.719cm" svg:y="13.961cm" svg:viewBox="0 0 889 1779" svg:d="M889 1779c-318 0-612-169-770-444-159-276-159-615 0-890 158-275 452-445 770-445">
          <text:p/>
        </draw:path>
        <draw:path draw:style-name="gr1" draw:text-style-name="P1" draw:layer="layout" svg:width="0.889cm" svg:height="1.778cm" svg:x="19.388cm" svg:y="13.961cm" svg:viewBox="0 0 890 1779" svg:d="M0 0c318 0 613 170 771 445 159 275 159 614 0 890-158 275-453 444-771 444">
          <text:p/>
        </draw:path>
        <draw:line draw:style-name="gr2" draw:text-style-name="P1" draw:layer="layout" svg:x1="1.608cm" svg:y1="15.739cm" svg:x2="19.388cm" svg:y2="15.739cm">
          <text:p/>
        </draw:line>
        <draw:line draw:style-name="gr2" draw:text-style-name="P1" draw:layer="layout" svg:x1="1.608cm" svg:y1="13.961cm" svg:x2="19.388cm" svg:y2="13.961cm">
          <text:p/>
        </draw:line>
        <draw:line draw:style-name="gr3" draw:text-style-name="P1" draw:layer="layout" svg:x1="2.437cm" svg:y1="14.126cm" svg:x2="2.574cm" svg:y2="14.126cm">
          <text:p/>
        </draw:line>
        <draw:line draw:style-name="gr3" draw:text-style-name="P1" draw:layer="layout" svg:x1="2.3cm" svg:y1="14.432cm" svg:x2="2.3cm" svg:y2="14.131cm">
          <text:p/>
        </draw:line>
        <draw:path draw:style-name="gr4" draw:text-style-name="P1" draw:layer="layout" svg:width="0.072cm" svg:height="0.073cm" svg:x="2.53cm" svg:y="14.28cm" svg:viewBox="0 0 73 74" svg:d="M73 38c0 20-16 36-36 36-21 0-37-16-37-36s16-38 37-38c20 0 36 18 36 38z">
          <text:p/>
        </draw:path>
        <draw:line draw:style-name="gr5" draw:text-style-name="P1" draw:layer="layout" svg:x1="2.446cm" svg:y1="14.159cm" svg:x2="2.568cm" svg:y2="14.159cm">
          <text:p/>
        </draw:line>
        <draw:line draw:style-name="gr5" draw:text-style-name="P1" draw:layer="layout" svg:x1="2.393cm" svg:y1="14.209cm" svg:x2="2.442cm" svg:y2="14.157cm">
          <text:p/>
        </draw:line>
        <draw:line draw:style-name="gr3" draw:text-style-name="P1" draw:layer="layout" svg:x1="2.285cm" svg:y1="14.138cm" svg:x2="2.295cm" svg:y2="14.138cm">
          <text:p/>
        </draw:line>
        <draw:line draw:style-name="gr3" draw:text-style-name="P1" draw:layer="layout" svg:x1="2.3cm" svg:y1="14.131cm" svg:x2="2.3cm" svg:y2="14.13cm">
          <text:p/>
        </draw:line>
        <draw:line draw:style-name="gr3" draw:text-style-name="P1" draw:layer="layout" svg:x1="2.3cm" svg:y1="14.13cm" svg:x2="2.171cm" svg:y2="14.13cm">
          <text:p/>
        </draw:line>
        <draw:line draw:style-name="gr3" draw:text-style-name="P1" draw:layer="layout" svg:x1="2.171cm" svg:y1="14.13cm" svg:x2="2.168cm" svg:y2="14.13cm">
          <text:p/>
        </draw:line>
        <draw:line draw:style-name="gr3" draw:text-style-name="P1" draw:layer="layout" svg:x1="2.169cm" svg:y1="14.13cm" svg:x2="2.106cm" svg:y2="14.181cm">
          <text:p/>
        </draw:line>
        <draw:line draw:style-name="gr5" draw:text-style-name="P1" draw:layer="layout" svg:x1="2.177cm" svg:y1="14.162cm" svg:x2="2.266cm" svg:y2="14.162cm">
          <text:p/>
        </draw:line>
        <draw:line draw:style-name="gr3" draw:text-style-name="P1" draw:layer="layout" svg:x1="2.574cm" svg:y1="14.126cm" svg:x2="2.58cm" svg:y2="14.126cm">
          <text:p/>
        </draw:line>
        <draw:line draw:style-name="gr3" draw:text-style-name="P1" draw:layer="layout" svg:x1="2.58cm" svg:y1="14.126cm" svg:x2="2.707cm" svg:y2="14.251cm">
          <text:p/>
        </draw:line>
        <draw:path draw:style-name="gr4" draw:text-style-name="P1" draw:layer="layout" svg:width="0.072cm" svg:height="0.073cm" svg:x="2.823cm" svg:y="14.106cm" svg:viewBox="0 0 73 74" svg:d="M73 37c0 21-16 37-36 37-21 0-37-16-37-37s16-37 37-37c20 0 36 16 36 37z">
          <text:p/>
        </draw:path>
        <draw:line draw:style-name="gr5" draw:text-style-name="P1" draw:layer="layout" svg:x1="2.823cm" svg:y1="14.178cm" svg:x2="2.736cm" svg:y2="14.268cm">
          <text:p/>
        </draw:line>
        <draw:line draw:style-name="gr5" draw:text-style-name="P1" draw:layer="layout" svg:x1="2.568cm" svg:y1="14.159cm" svg:x2="2.679cm" svg:y2="14.267cm">
          <text:p/>
        </draw:line>
        <draw:line draw:style-name="gr5" draw:text-style-name="P1" draw:layer="layout" svg:x1="2.267cm" svg:y1="14.16cm" svg:x2="2.267cm" svg:y2="14.421cm">
          <text:p/>
        </draw:line>
        <draw:line draw:style-name="gr5" draw:text-style-name="P1" draw:layer="layout" svg:x1="2.515cm" svg:y1="14.317cm" svg:x2="2.393cm" svg:y2="14.317cm">
          <text:p/>
        </draw:line>
        <draw:line draw:style-name="gr5" draw:text-style-name="P1" draw:layer="layout" svg:x1="2.393cm" svg:y1="14.21cm" svg:x2="2.393cm" svg:y2="14.434cm">
          <text:p/>
        </draw:line>
        <draw:line draw:style-name="gr5" draw:text-style-name="P1" draw:layer="layout" svg:x1="2.393cm" svg:y1="14.434cm" svg:x2="2.437cm" svg:y2="14.477cm">
          <text:p/>
        </draw:line>
        <draw:line draw:style-name="gr5" draw:text-style-name="P1" draw:layer="layout" svg:x1="2.436cm" svg:y1="14.476cm" svg:x2="2.568cm" svg:y2="14.476cm">
          <text:p/>
        </draw:line>
        <draw:line draw:style-name="gr5" draw:text-style-name="P1" draw:layer="layout" svg:x1="2.568cm" svg:y1="14.477cm" svg:x2="2.683cm" svg:y2="14.365cm">
          <text:p/>
        </draw:line>
        <draw:path draw:style-name="gr4" draw:text-style-name="P1" draw:layer="layout" svg:width="0.073cm" svg:height="0.074cm" svg:x="2.231cm" svg:y="14.436cm" svg:viewBox="0 0 74 75" svg:d="M74 37c0 21-17 38-38 38-20 0-36-17-36-38s16-37 36-37c21 0 38 16 38 37z">
          <text:p/>
        </draw:path>
        <draw:line draw:style-name="gr6" draw:text-style-name="P1" draw:layer="layout" svg:x1="2.68cm" svg:y1="14.277cm" svg:x2="2.736cm" svg:y2="14.277cm">
          <text:p/>
        </draw:line>
        <draw:line draw:style-name="gr6" draw:text-style-name="P1" draw:layer="layout" svg:x1="2.682cm" svg:y1="14.355cm" svg:x2="2.736cm" svg:y2="14.355cm">
          <text:p/>
        </draw:line>
        <draw:line draw:style-name="gr5" draw:text-style-name="P1" draw:layer="layout" svg:x1="2.818cm" svg:y1="14.447cm" svg:x2="2.733cm" svg:y2="14.365cm">
          <text:p/>
        </draw:line>
        <draw:path draw:style-name="gr4" draw:text-style-name="P1" draw:layer="layout" svg:width="0.066cm" svg:height="0.066cm" svg:x="2.817cm" svg:y="14.449cm" svg:viewBox="0 0 67 67" svg:d="M67 33c0 19-16 34-34 34s-33-15-33-34c0-18 15-33 33-33s34 15 34 33z">
          <text:p/>
        </draw:path>
        <draw:line draw:style-name="gr3" draw:text-style-name="P1" draw:layer="layout" svg:x1="1.935cm" svg:y1="14.136cm" svg:x2="1.927cm" svg:y2="14.136cm">
          <text:p/>
        </draw:line>
        <draw:line draw:style-name="gr3" draw:text-style-name="P1" draw:layer="layout" svg:x1="1.919cm" svg:y1="14.13cm" svg:x2="2.044cm" svg:y2="14.13cm">
          <text:p/>
        </draw:line>
        <draw:line draw:style-name="gr3" draw:text-style-name="P1" draw:layer="layout" svg:x1="2.044cm" svg:y1="14.13cm" svg:x2="2.103cm" svg:y2="14.179cm">
          <text:p/>
        </draw:line>
        <draw:line draw:style-name="gr5" draw:text-style-name="P1" draw:layer="layout" svg:x1="2.035cm" svg:y1="14.162cm" svg:x2="2.097cm" svg:y2="14.213cm">
          <text:p/>
        </draw:line>
        <draw:line draw:style-name="gr5" draw:text-style-name="P1" draw:layer="layout" svg:x1="1.951cm" svg:y1="14.162cm" svg:x2="2.035cm" svg:y2="14.162cm">
          <text:p/>
        </draw:line>
        <draw:line draw:style-name="gr3" draw:text-style-name="P1" draw:layer="layout" svg:x1="1.846cm" svg:y1="14.389cm" svg:x2="1.855cm" svg:y2="14.389cm">
          <text:p/>
        </draw:line>
        <draw:line draw:style-name="gr3" draw:text-style-name="P1" draw:layer="layout" svg:x1="1.811cm" svg:y1="14.389cm" svg:x2="1.805cm" svg:y2="14.389cm">
          <text:p/>
        </draw:line>
        <draw:line draw:style-name="gr3" draw:text-style-name="P1" draw:layer="layout" svg:x1="1.798cm" svg:y1="14.395cm" svg:x2="1.858cm" svg:y2="14.395cm">
          <text:p/>
        </draw:line>
        <draw:line draw:style-name="gr3" draw:text-style-name="P1" draw:layer="layout" svg:x1="1.858cm" svg:y1="14.395cm" svg:x2="1.861cm" svg:y2="14.395cm">
          <text:p/>
        </draw:line>
        <draw:line draw:style-name="gr3" draw:text-style-name="P1" draw:layer="layout" svg:x1="1.861cm" svg:y1="14.395cm" svg:x2="1.861cm" svg:y2="14.193cm">
          <text:p/>
        </draw:line>
        <draw:path draw:style-name="gr4" draw:text-style-name="P1" draw:layer="layout" svg:width="0.075cm" svg:height="0.075cm" svg:x="1.793cm" svg:y="14.114cm" svg:viewBox="0 0 76 76" svg:d="M76 39c0 20-17 37-39 37-20 0-37-17-37-37 0-22 17-39 37-39 22 0 39 17 39 39z">
          <text:p/>
        </draw:path>
        <draw:line draw:style-name="gr5" draw:text-style-name="P1" draw:layer="layout" svg:x1="1.829cm" svg:y1="14.205cm" svg:x2="1.829cm" svg:y2="14.365cm">
          <text:p/>
        </draw:line>
        <draw:line draw:style-name="gr3" draw:text-style-name="P1" draw:layer="layout" svg:x1="1.647cm" svg:y1="14.133cm" svg:x2="1.659cm" svg:y2="14.133cm">
          <text:p/>
        </draw:line>
        <draw:line draw:style-name="gr3" draw:text-style-name="P1" draw:layer="layout" svg:x1="1.665cm" svg:y1="14.125cm" svg:x2="1.665cm" svg:y2="14.428cm">
          <text:p/>
        </draw:line>
        <draw:line draw:style-name="gr3" draw:text-style-name="P1" draw:layer="layout" svg:x1="1.603cm" svg:y1="14.125cm" svg:x2="1.603cm" svg:y2="14.44cm">
          <text:p/>
        </draw:line>
        <draw:line draw:style-name="gr5" draw:text-style-name="P1" draw:layer="layout" svg:x1="1.634cm" svg:y1="14.432cm" svg:x2="1.634cm" svg:y2="14.159cm">
          <text:p/>
        </draw:line>
        <draw:line draw:style-name="gr5" draw:text-style-name="P1" draw:layer="layout" svg:x1="1.518cm" svg:y1="14.22cm" svg:x2="1.518cm" svg:y2="14.413cm">
          <text:p/>
        </draw:line>
        <draw:line draw:style-name="gr5" draw:text-style-name="P1" draw:layer="layout" svg:x1="1.456cm" svg:y1="14.16cm" svg:x2="1.52cm" svg:y2="14.222cm">
          <text:p/>
        </draw:line>
        <draw:line draw:style-name="gr3" draw:text-style-name="P1" draw:layer="layout" svg:x1="1.635cm" svg:y1="14.125cm" svg:x2="1.665cm" svg:y2="14.125cm">
          <text:p/>
        </draw:line>
        <draw:line draw:style-name="gr3" draw:text-style-name="P1" draw:layer="layout" svg:x1="1.617cm" svg:y1="14.133cm" svg:x2="1.611cm" svg:y2="14.133cm">
          <text:p/>
        </draw:line>
        <draw:line draw:style-name="gr3" draw:text-style-name="P1" draw:layer="layout" svg:x1="1.605cm" svg:y1="14.125cm" svg:x2="1.604cm" svg:y2="14.125cm">
          <text:p/>
        </draw:line>
        <draw:line draw:style-name="gr3" draw:text-style-name="P1" draw:layer="layout" svg:x1="1.604cm" svg:y1="14.125cm" svg:x2="1.603cm" svg:y2="14.125cm">
          <text:p/>
        </draw:line>
        <draw:line draw:style-name="gr3" draw:text-style-name="P1" draw:layer="layout" svg:x1="1.634cm" svg:y1="14.125cm" svg:x2="1.605cm" svg:y2="14.125cm">
          <text:p/>
        </draw:line>
        <draw:line draw:style-name="gr5" draw:text-style-name="P1" draw:layer="layout" svg:x1="1.456cm" svg:y1="14.159cm" svg:x2="1.355cm" svg:y2="14.159cm">
          <text:p/>
        </draw:line>
        <draw:line draw:style-name="gr5" draw:text-style-name="P1" draw:layer="layout" svg:x1="1.296cm" svg:y1="14.224cm" svg:x2="1.296cm" svg:y2="14.248cm">
          <text:p/>
        </draw:line>
        <draw:line draw:style-name="gr5" draw:text-style-name="P1" draw:layer="layout" svg:x1="1.296cm" svg:y1="14.421cm" svg:x2="1.355cm" svg:y2="14.479cm">
          <text:p/>
        </draw:line>
        <draw:line draw:style-name="gr5" draw:text-style-name="P1" draw:layer="layout" svg:x1="1.297cm" svg:y1="14.422cm" svg:x2="1.297cm" svg:y2="14.346cm">
          <text:p/>
        </draw:line>
        <draw:line draw:style-name="gr5" draw:text-style-name="P1" draw:layer="layout" svg:x1="1.353cm" svg:y1="14.478cm" svg:x2="1.457cm" svg:y2="14.478cm">
          <text:p/>
        </draw:line>
        <draw:line draw:style-name="gr5" draw:text-style-name="P1" draw:layer="layout" svg:x1="1.296cm" svg:y1="14.22cm" svg:x2="1.348cm" svg:y2="14.168cm">
          <text:p/>
        </draw:line>
        <draw:path draw:style-name="gr4" draw:text-style-name="P1" draw:layer="layout" svg:width="0.068cm" svg:height="0.069cm" svg:x="1.263cm" svg:y="14.262cm" svg:viewBox="0 0 69 70" svg:d="M69 35c0 19-16 35-35 35s-34-16-34-35 15-35 34-35 35 16 35 35z">
          <text:p/>
        </draw:path>
        <draw:line draw:style-name="gr3" draw:text-style-name="P1" draw:layer="layout" svg:x1="1.919cm" svg:y1="14.43cm" svg:x2="1.919cm" svg:y2="14.131cm">
          <text:p/>
        </draw:line>
        <draw:line draw:style-name="gr5" draw:text-style-name="P1" draw:layer="layout" svg:x1="2.114cm" svg:y1="14.213cm" svg:x2="2.178cm" svg:y2="14.162cm">
          <text:p/>
        </draw:line>
        <draw:line draw:style-name="gr5" draw:text-style-name="P1" draw:layer="layout" svg:x1="2.106cm" svg:y1="14.291cm" svg:x2="2.106cm" svg:y2="14.22cm">
          <text:p/>
        </draw:line>
        <draw:line draw:style-name="gr5" draw:text-style-name="P1" draw:layer="layout" svg:x1="1.951cm" svg:y1="14.421cm" svg:x2="1.951cm" svg:y2="14.162cm">
          <text:p/>
        </draw:line>
        <draw:line draw:style-name="gr3" draw:text-style-name="P1" draw:layer="layout" svg:x1="1.798cm" svg:y1="14.193cm" svg:x2="1.798cm" svg:y2="14.395cm">
          <text:p/>
        </draw:line>
        <draw:line draw:style-name="gr5" draw:text-style-name="P1" draw:layer="layout" svg:x1="1.778cm" svg:y1="14.476cm" svg:x2="1.679cm" svg:y2="14.476cm">
          <text:p/>
        </draw:line>
        <draw:line draw:style-name="gr5" draw:text-style-name="P1" draw:layer="layout" svg:x1="1.68cm" svg:y1="14.477cm" svg:x2="1.634cm" svg:y2="14.431cm">
          <text:p/>
        </draw:line>
        <draw:line draw:style-name="gr5" draw:text-style-name="P1" draw:layer="layout" svg:x1="1.518cm" svg:y1="14.417cm" svg:x2="1.461cm" svg:y2="14.476cm">
          <text:p/>
        </draw:line>
        <draw:path draw:style-name="gr4" draw:text-style-name="P1" draw:layer="layout" svg:width="0.074cm" svg:height="0.075cm" svg:x="2.069cm" svg:y="14.307cm" svg:viewBox="0 0 75 76" svg:d="M75 39c0 20-16 37-38 37-20 0-37-17-37-37 0-21 17-39 37-39 22 0 38 18 38 39z">
          <text:p/>
        </draw:path>
        <draw:path draw:style-name="gr4" draw:text-style-name="P1" draw:layer="layout" svg:width="0.072cm" svg:height="0.074cm" svg:x="1.916cm" svg:y="14.435cm" svg:viewBox="0 0 73 75" svg:d="M73 38c0 20-17 37-37 37s-36-17-36-37 16-38 36-38 37 18 37 38z">
          <text:p/>
        </draw:path>
        <draw:path draw:style-name="gr4" draw:text-style-name="P1" draw:layer="layout" svg:width="0.073cm" svg:height="0.074cm" svg:x="1.793cm" svg:y="14.437cm" svg:viewBox="0 0 74 75" svg:d="M74 37c0 22-17 38-38 38-20 0-36-16-36-38 0-20 16-37 36-37 21 0 38 17 38 37z">
          <text:p/>
        </draw:path>
        <draw:line draw:style-name="gr7" draw:text-style-name="P1" draw:layer="layout" svg:x1="2.713cm" svg:y1="15.422cm" svg:x2="2.652cm" svg:y2="15.465cm">
          <text:p/>
        </draw:line>
        <draw:polyline draw:style-name="gr7" draw:text-style-name="P1" draw:layer="layout" svg:width="0.127cm" svg:height="0.073cm" svg:x="2.585cm" svg:y="15.422cm" svg:viewBox="0 0 128 74" draw:points="128,74 0,74 0,25 6,12 12,6 25,0 43,0 56,6 61,12 68,25 68,74">
          <text:p/>
        </draw:polyline>
        <draw:line draw:style-name="gr7" draw:text-style-name="P1" draw:layer="layout" svg:x1="2.712cm" svg:y1="15.301cm" svg:x2="2.712cm" svg:y2="15.373cm">
          <text:p/>
        </draw:line>
        <draw:polyline draw:style-name="gr7" draw:text-style-name="P1" draw:layer="layout" svg:width="0.127cm" svg:height="0.036cm" svg:x="2.585cm" svg:y="15.337cm" svg:viewBox="0 0 128 37" draw:points="128,0 0,0 18,13 31,25 37,37">
          <text:p/>
        </draw:polyline>
        <draw:polyline draw:style-name="gr7" draw:text-style-name="P1" draw:layer="layout" svg:width="0.127cm" svg:height="0.085cm" svg:x="2.585cm" svg:y="15.174cm" svg:viewBox="0 0 128 86" draw:points="0,86 0,0 128,54">
          <text:p/>
        </draw:polyline>
        <draw:line draw:style-name="gr7" draw:text-style-name="P1" draw:layer="layout" svg:x1="1.621cm" svg:y1="15.434cm" svg:x2="1.621cm" svg:y2="15.282cm">
          <text:p/>
        </draw:line>
        <draw:line draw:style-name="gr7" draw:text-style-name="P1" draw:layer="layout" svg:x1="1.85cm" svg:y1="15.434cm" svg:x2="1.85cm" svg:y2="15.282cm">
          <text:p/>
        </draw:line>
        <draw:line draw:style-name="gr7" draw:text-style-name="P1" draw:layer="layout" svg:x1="1.578cm" svg:y1="15.432cm" svg:x2="1.516cm" svg:y2="15.475cm">
          <text:p/>
        </draw:line>
        <draw:polyline draw:style-name="gr7" draw:text-style-name="P1" draw:layer="layout" svg:width="0.127cm" svg:height="0.073cm" svg:x="1.45cm" svg:y="15.432cm" svg:viewBox="0 0 128 74" draw:points="128,74 0,74 0,25 6,13 13,6 25,0 43,0 55,6 61,13 67,25 67,74">
          <text:p/>
        </draw:polyline>
        <draw:line draw:style-name="gr7" draw:text-style-name="P1" draw:layer="layout" svg:x1="1.577cm" svg:y1="15.311cm" svg:x2="1.577cm" svg:y2="15.383cm">
          <text:p/>
        </draw:line>
        <draw:polyline draw:style-name="gr7" draw:text-style-name="P1" draw:layer="layout" svg:width="0.127cm" svg:height="0.037cm" svg:x="1.45cm" svg:y="15.347cm" svg:viewBox="0 0 128 38" draw:points="128,0 0,0 19,14 31,26 37,38">
          <text:p/>
        </draw:polyline>
        <draw:line draw:style-name="gr7" draw:text-style-name="P1" draw:layer="layout" svg:x1="1.492cm" svg:y1="15.202cm" svg:x2="1.577cm" svg:y2="15.202cm">
          <text:p/>
        </draw:line>
        <draw:polyline draw:style-name="gr7" draw:text-style-name="P1" draw:layer="layout" svg:width="0.091cm" svg:height="0.079cm" svg:x="1.444cm" svg:y="15.184cm" svg:viewBox="0 0 92 80" draw:points="0,49 92,80 92,0">
          <text:p/>
        </draw:polyline>
        <draw:polyline draw:style-name="gr8" draw:text-style-name="P1" draw:layer="layout" svg:width="0.029cm" svg:height="0.153cm" svg:x="2.876cm" svg:y="14.245cm" svg:viewBox="0 0 30 154" draw:points="30,154 25,149 14,135 10,125 5,110 0,86 0,67 5,43 10,29 14,19 25,5 30,0">
          <text:p/>
        </draw:polyline>
        <draw:polyline draw:style-name="gr8" draw:text-style-name="P1" draw:layer="layout" svg:width="0.048cm" svg:height="0.066cm" svg:x="2.938cm" svg:y="14.293cm" svg:viewBox="0 0 49 67" draw:points="49,63 38,67 19,67 10,63 5,57 0,47 0,19 5,9 10,5 19,0 38,0 49,5">
          <text:p/>
        </draw:polyline>
        <draw:polyline draw:style-name="gr8" draw:text-style-name="P1" draw:layer="layout" svg:width="0.028cm" svg:height="0.153cm" svg:x="3.019cm" svg:y="14.245cm" svg:viewBox="0 0 29 154" draw:points="0,154 5,149 14,135 20,125 25,110 29,86 29,67 25,43 20,29 14,19 5,5 0,0">
          <text:p/>
        </draw:polyline>
        <draw:polyline draw:style-name="gr8" draw:text-style-name="P1" draw:layer="layout" svg:width="0.061cm" svg:height="0.1cm" svg:x="3.086cm" svg:y="14.259cm" svg:viewBox="0 0 62 101" draw:points="4,10 9,5 19,0 42,0 52,5 58,10 62,20 62,29 58,43 0,101 62,101">
          <text:p/>
        </draw:polyline>
        <draw:polygon draw:style-name="gr8" draw:text-style-name="P1" draw:layer="layout" svg:width="0.057cm" svg:height="0.1cm" svg:x="3.186cm" svg:y="14.259cm" svg:viewBox="0 0 58 101" draw:points="23,0 33,0 44,5 48,10 53,20 58,39 58,62 53,81 48,92 44,97 33,101 23,101 14,97 9,92 4,81 0,62 0,39 4,20 9,10 14,5">
          <text:p/>
        </draw:polygon>
        <draw:line draw:style-name="gr8" draw:text-style-name="P1" draw:layer="layout" svg:x1="3.338cm" svg:y1="14.359cm" svg:x2="3.281cm" svg:y2="14.359cm">
          <text:p/>
        </draw:line>
        <draw:polyline draw:style-name="gr8" draw:text-style-name="P1" draw:layer="layout" svg:width="0.028cm" svg:height="0.1cm" svg:x="3.281cm" svg:y="14.259cm" svg:viewBox="0 0 29 101" draw:points="29,101 29,0 20,15 10,24 0,29">
          <text:p/>
        </draw:polyline>
        <draw:polyline draw:style-name="gr8" draw:text-style-name="P1" draw:layer="layout" svg:width="0.057cm" svg:height="0.1cm" svg:x="3.376cm" svg:y="14.259cm" svg:viewBox="0 0 58 101" draw:points="10,101 30,101 39,97 44,92 53,77 58,58 58,20 53,10 49,5 39,0 20,0 10,5 5,10 0,20 0,43 5,53 10,58 20,62 39,62 49,58 53,53 58,43">
          <text:p/>
        </draw:polyline>
        <draw:line draw:style-name="gr7" draw:text-style-name="P1" draw:layer="layout" svg:x1="3.29cm" svg:y1="14.684cm" svg:x2="3.609cm" svg:y2="14.684cm">
          <text:p/>
        </draw:line>
        <draw:polyline draw:style-name="gr9" draw:text-style-name="P1" draw:layer="layout" svg:width="0.076cm" svg:height="0.043cm" svg:x="3.357cm" svg:y="15.314cm" svg:viewBox="0 0 77 44" draw:points="74,44 77,33 77,14 74,7 70,3 63,0 56,0 48,3 44,7 41,14 38,30 34,37 30,40 22,44 15,44 8,40 4,37 0,30 0,10 4,0">
          <text:p/>
        </draw:polyline>
        <draw:polygon draw:style-name="gr9" draw:text-style-name="P1" draw:layer="layout" svg:width="0.076cm" svg:height="0.05cm" svg:x="3.357cm" svg:y="15.234cm" svg:viewBox="0 0 77 51" draw:points="0,33 0,18 4,10 11,3 25,0 52,0 67,3 74,10 77,18 77,33 74,39 67,48 52,51 25,51 11,48 4,39">
          <text:p/>
        </draw:polygon>
        <draw:line draw:style-name="gr9" draw:text-style-name="P1" draw:layer="layout" svg:x1="3.433cm" svg:y1="15.201cm" svg:x2="3.357cm" svg:y2="15.201cm">
          <text:p/>
        </draw:line>
        <draw:polyline draw:style-name="gr9" draw:text-style-name="P1" draw:layer="layout" svg:width="0.076cm" svg:height="0.047cm" svg:x="3.357cm" svg:y="15.121cm" svg:viewBox="0 0 77 48" draw:points="70,0 74,4 77,15 77,22 74,33 67,41 59,45 44,48 34,48 18,45 11,41 4,33 0,22 0,15 4,4 8,0">
          <text:p/>
        </draw:polyline>
        <draw:line draw:style-name="gr9" draw:text-style-name="P1" draw:layer="layout" svg:x1="3.404cm" svg:y1="15.089cm" svg:x2="3.404cm" svg:y2="15.03cm">
          <text:p/>
        </draw:line>
        <draw:line draw:style-name="gr9" draw:text-style-name="P1" draw:layer="layout" svg:x1="3.433cm" svg:y1="14.954cm" svg:x2="3.433cm" svg:y2="14.998cm">
          <text:p/>
        </draw:line>
        <draw:polyline draw:style-name="gr9" draw:text-style-name="P1" draw:layer="layout" svg:width="0.076cm" svg:height="0.022cm" svg:x="3.357cm" svg:y="14.976cm" svg:viewBox="0 0 77 23" draw:points="77,0 0,0 11,7 18,15 22,23">
          <text:p/>
        </draw:polyline>
        <draw:line draw:style-name="gr9" draw:text-style-name="P1" draw:layer="layout" svg:x1="3.382cm" svg:y1="14.889cm" svg:x2="3.433cm" svg:y2="14.889cm">
          <text:p/>
        </draw:line>
        <draw:polyline draw:style-name="gr9" draw:text-style-name="P1" draw:layer="layout" svg:width="0.055cm" svg:height="0.047cm" svg:x="3.353cm" svg:y="14.878cm" svg:viewBox="0 0 56 48" draw:points="0,29 56,48 56,0">
          <text:p/>
        </draw:polyline>
        <draw:line draw:style-name="gr10" draw:text-style-name="P1" draw:layer="layout" svg:x1="3.542cm" svg:y1="15.236cm" svg:x2="3.542cm" svg:y2="15.272cm">
          <text:p/>
        </draw:line>
        <draw:polyline draw:style-name="gr10" draw:text-style-name="P1" draw:layer="layout" svg:width="0.064cm" svg:height="0.018cm" svg:x="3.478cm" svg:y="15.254cm" svg:viewBox="0 0 65 19" draw:points="65,0 0,0 9,7 16,13 20,19">
          <text:p/>
        </draw:polyline>
        <draw:polyline draw:style-name="gr10" draw:text-style-name="P1" draw:layer="layout" svg:width="0.064cm" svg:height="0.036cm" svg:x="3.478cm" svg:y="15.175cm" svg:viewBox="0 0 65 37" draw:points="0,3 0,34 31,37 29,34 26,27 26,12 29,6 31,3 38,0 53,0 59,3 62,6 65,12 65,27 62,34 59,37">
          <text:p/>
        </draw:polyline>
        <draw:polygon draw:style-name="gr10" draw:text-style-name="P1" draw:layer="layout" svg:width="0.064cm" svg:height="0.036cm" svg:x="3.478cm" svg:y="15.115cm" svg:viewBox="0 0 65 37" draw:points="0,21 0,15 3,9 7,6 12,3 26,0 41,0 53,3 59,6 62,9 65,15 65,21 62,28 59,31 53,34 41,37 26,37 12,34 7,31 3,28">
          <text:p/>
        </draw:polygon>
        <draw:line draw:style-name="gr10" draw:text-style-name="P1" draw:layer="layout" svg:x1="3.542cm" svg:y1="15.088cm" svg:x2="3.499cm" svg:y2="15.088cm">
          <text:p/>
        </draw:line>
        <draw:polyline draw:style-name="gr10" draw:text-style-name="P1" draw:layer="layout" svg:width="0.043cm" svg:height="0.028cm" svg:x="3.499cm" svg:y="15.06cm" svg:viewBox="0 0 44 29" draw:points="7,29 4,25 0,19 0,10 4,3 10,0 44,0">
          <text:p/>
        </draw:polyline>
        <draw:polyline draw:style-name="gr10" draw:text-style-name="P1" draw:layer="layout" svg:width="0.043cm" svg:height="0.027cm" svg:x="3.499cm" svg:y="15.033cm" svg:viewBox="0 0 44 28" draw:points="10,28 4,25 0,18 0,9 4,3 10,0 44,0">
          <text:p/>
        </draw:polyline>
        <draw:line draw:style-name="gr10" draw:text-style-name="P1" draw:layer="layout" svg:x1="3.542cm" svg:y1="15.003cm" svg:x2="3.499cm" svg:y2="15.003cm">
          <text:p/>
        </draw:line>
        <draw:polyline draw:style-name="gr10" draw:text-style-name="P1" draw:layer="layout" svg:width="0.007cm" svg:height="0.006cm" svg:x="3.478cm" svg:y="15cm" svg:viewBox="0 0 8 7" draw:points="0,4 3,7 8,4 3,0 0,4 8,4">
          <text:p/>
        </draw:polyline>
        <draw:polyline draw:style-name="gr10" draw:text-style-name="P1" draw:layer="layout" svg:width="0.064cm" svg:height="0.009cm" svg:x="3.478cm" svg:y="14.964cm" svg:viewBox="0 0 65 10" draw:points="65,0 62,6 56,10 0,10">
          <text:p/>
        </draw:polyline>
        <draw:polyline draw:style-name="gr7" draw:text-style-name="P1" draw:layer="layout" svg:width="0.073cm" svg:height="0.127cm" svg:x="3.355cm" svg:y="14.491cm" svg:viewBox="0 0 74 128" draw:points="0,0 0,104 6,116 13,122 25,128 49,128 61,122 68,116 74,104 74,0">
          <text:p/>
        </draw:polyline>
        <draw:line draw:style-name="gr7" draw:text-style-name="P1" draw:layer="layout" svg:x1="3.543cm" svg:y1="14.533cm" svg:x2="3.543cm" svg:y2="14.618cm">
          <text:p/>
        </draw:line>
        <draw:polyline draw:style-name="gr7" draw:text-style-name="P1" draw:layer="layout" svg:width="0.079cm" svg:height="0.09cm" svg:x="3.482cm" svg:y="14.485cm" svg:viewBox="0 0 80 91" draw:points="31,0 0,91 80,91">
          <text:p/>
        </draw:polyline>
        <draw:line draw:style-name="gr7" draw:text-style-name="P1" draw:layer="layout" svg:x1="2.764cm" svg:y1="15.434cm" svg:x2="2.764cm" svg:y2="15.282cm">
          <text:p/>
        </draw:line>
        <draw:line draw:style-name="gr7" draw:text-style-name="P1" draw:layer="layout" svg:x1="2.992cm" svg:y1="15.434cm" svg:x2="2.992cm" svg:y2="15.282cm">
          <text:p/>
        </draw:line>
        <draw:line draw:style-name="gr7" draw:text-style-name="P1" draw:layer="layout" svg:x1="8.174cm" svg:y1="14.482cm" svg:x2="8.174cm" svg:y2="14.583cm">
          <text:p/>
        </draw:line>
        <draw:line draw:style-name="gr7" draw:text-style-name="P1" draw:layer="layout" svg:x1="8.377cm" svg:y1="14.482cm" svg:x2="8.377cm" svg:y2="14.583cm">
          <text:p/>
        </draw:line>
        <draw:line draw:style-name="gr7" draw:text-style-name="P1" draw:layer="layout" svg:x1="8.53cm" svg:y1="14.998cm" svg:x2="8.468cm" svg:y2="15.041cm">
          <text:p/>
        </draw:line>
        <draw:polyline draw:style-name="gr7" draw:text-style-name="P1" draw:layer="layout" svg:width="0.127cm" svg:height="0.073cm" svg:x="8.402cm" svg:y="14.998cm" svg:viewBox="0 0 128 74" draw:points="128,74 0,74 0,26 6,12 12,6 24,0 42,0 54,6 60,12 66,26 66,74">
          <text:p/>
        </draw:polyline>
        <draw:polyline draw:style-name="gr7" draw:text-style-name="P1" draw:layer="layout" svg:width="0.127cm" svg:height="0.073cm" svg:x="8.402cm" svg:y="14.877cm" svg:viewBox="0 0 128 74" draw:points="128,62 128,37 122,24 115,19 96,6 72,0 24,0 12,6 6,12 0,24 0,49 6,62 12,68 24,74 54,74 66,68 72,62 78,49 78,24 72,12 66,6 54,0">
          <text:p/>
        </draw:polyline>
        <draw:line draw:style-name="gr7" draw:text-style-name="P1" draw:layer="layout" svg:x1="8.174cm" svg:y1="14.926cm" svg:x2="8.174cm" svg:y2="15.028cm">
          <text:p/>
        </draw:line>
        <draw:line draw:style-name="gr7" draw:text-style-name="P1" draw:layer="layout" svg:x1="8.377cm" svg:y1="14.926cm" svg:x2="8.377cm" svg:y2="15.028cm">
          <text:p/>
        </draw:line>
        <draw:line draw:style-name="gr7" draw:text-style-name="P1" draw:layer="layout" svg:x1="8.133cm" svg:y1="15.001cm" svg:x2="8.072cm" svg:y2="15.044cm">
          <text:p/>
        </draw:line>
        <draw:polyline draw:style-name="gr7" draw:text-style-name="P1" draw:layer="layout" svg:width="0.127cm" svg:height="0.072cm" svg:x="8.005cm" svg:y="15.001cm" svg:viewBox="0 0 128 73" draw:points="128,73 0,73 0,25 7,13 12,6 25,0 43,0 55,6 62,13 68,25 68,73">
          <text:p/>
        </draw:polyline>
        <draw:polyline draw:style-name="gr7" draw:text-style-name="P1" draw:layer="layout" svg:width="0.127cm" svg:height="0.072cm" svg:x="8.005cm" svg:y="14.88cm" svg:viewBox="0 0 128 73" draw:points="0,12 0,36 7,48 12,54 31,67 55,73 104,73 117,67 122,61 128,48 128,24 122,12 117,6 104,0 74,0 62,6 55,12 49,24 49,48 55,61 62,67 74,73">
          <text:p/>
        </draw:polyline>
        <draw:line draw:style-name="gr7" draw:text-style-name="P1" draw:layer="layout" svg:x1="8.936cm" svg:y1="15.371cm" svg:x2="8.936cm" svg:y2="15.472cm">
          <text:p/>
        </draw:line>
        <draw:line draw:style-name="gr7" draw:text-style-name="P1" draw:layer="layout" svg:x1="8.906cm" svg:y1="15.503cm" svg:x2="8.844cm" svg:y2="15.546cm">
          <text:p/>
        </draw:line>
        <draw:polyline draw:style-name="gr7" draw:text-style-name="P1" draw:layer="layout" svg:width="0.127cm" svg:height="0.072cm" svg:x="8.778cm" svg:y="15.503cm" svg:viewBox="0 0 128 73" draw:points="128,73 0,73 0,25 6,12 11,6 24,0 42,0 54,6 60,12 66,25 66,73">
          <text:p/>
        </draw:polyline>
        <draw:line draw:style-name="gr7" draw:text-style-name="P1" draw:layer="layout" svg:x1="8.905cm" svg:y1="15.382cm" svg:x2="8.905cm" svg:y2="15.455cm">
          <text:p/>
        </draw:line>
        <draw:polyline draw:style-name="gr7" draw:text-style-name="P1" draw:layer="layout" svg:width="0.127cm" svg:height="0.037cm" svg:x="8.778cm" svg:y="15.418cm" svg:viewBox="0 0 128 38" draw:points="128,0 0,0 18,13 30,26 36,38">
          <text:p/>
        </draw:polyline>
        <draw:line draw:style-name="gr7" draw:text-style-name="P1" draw:layer="layout" svg:x1="8.905cm" svg:y1="15.261cm" svg:x2="8.905cm" svg:y2="15.334cm">
          <text:p/>
        </draw:line>
        <draw:polyline draw:style-name="gr7" draw:text-style-name="P1" draw:layer="layout" svg:width="0.127cm" svg:height="0.036cm" svg:x="8.778cm" svg:y="15.298cm" svg:viewBox="0 0 128 37" draw:points="128,0 0,0 18,12 30,24 36,37">
          <text:p/>
        </draw:polyline>
        <draw:line draw:style-name="gr7" draw:text-style-name="P1" draw:layer="layout" svg:x1="8.758cm" svg:y1="15.472cm" svg:x2="8.758cm" svg:y2="15.371cm">
          <text:p/>
        </draw:line>
        <draw:line draw:style-name="gr7" draw:text-style-name="P1" draw:layer="layout" svg:x1="8.555cm" svg:y1="15.472cm" svg:x2="8.555cm" svg:y2="15.371cm">
          <text:p/>
        </draw:line>
        <draw:line draw:style-name="gr7" draw:text-style-name="P1" draw:layer="layout" svg:x1="8.53cm" svg:y1="15.445cm" svg:x2="8.468cm" svg:y2="15.489cm">
          <text:p/>
        </draw:line>
        <draw:polyline draw:style-name="gr7" draw:text-style-name="P1" draw:layer="layout" svg:width="0.127cm" svg:height="0.073cm" svg:x="8.402cm" svg:y="15.445cm" svg:viewBox="0 0 128 74" draw:points="128,74 0,74 0,25 6,13 12,6 24,0 42,0 54,6 60,13 66,25 66,74">
          <text:p/>
        </draw:polyline>
        <draw:polyline draw:style-name="gr7" draw:text-style-name="P1" draw:layer="layout" svg:width="0.127cm" svg:height="0.073cm" svg:x="8.402cm" svg:y="15.324cm" svg:viewBox="0 0 128 74" draw:points="54,50 48,62 42,68 30,74 24,74 12,68 6,62 0,50 0,25 6,12 12,6 24,0 30,0 42,6 48,12 54,25 54,50 60,62 66,68 78,74 102,74 115,68 122,62 128,50 128,25 122,12 115,6 102,0 78,0 66,6 60,12 54,25">
          <text:p/>
        </draw:polyline>
        <draw:line draw:style-name="gr7" draw:text-style-name="P1" draw:layer="layout" svg:x1="8.174cm" svg:y1="15.371cm" svg:x2="8.174cm" svg:y2="15.472cm">
          <text:p/>
        </draw:line>
        <draw:line draw:style-name="gr7" draw:text-style-name="P1" draw:layer="layout" svg:x1="8.377cm" svg:y1="15.371cm" svg:x2="8.377cm" svg:y2="15.472cm">
          <text:p/>
        </draw:line>
        <draw:line draw:style-name="gr7" draw:text-style-name="P1" draw:layer="layout" svg:x1="8.132cm" svg:y1="15.443cm" svg:x2="8.069cm" svg:y2="15.486cm">
          <text:p/>
        </draw:line>
        <draw:polyline draw:style-name="gr7" draw:text-style-name="P1" draw:layer="layout" svg:width="0.127cm" svg:height="0.072cm" svg:x="8.003cm" svg:y="15.443cm" svg:viewBox="0 0 128 73" draw:points="128,73 0,73 0,25 6,13 12,7 24,0 42,0 54,7 61,13 67,25 67,73">
          <text:p/>
        </draw:polyline>
        <draw:polyline draw:style-name="gr7" draw:text-style-name="P1" draw:layer="layout" svg:width="0.127cm" svg:height="0.084cm" svg:x="8.003cm" svg:y="15.316cm" svg:viewBox="0 0 128 85" draw:points="0,85 0,0 128,55">
          <text:p/>
        </draw:polyline>
        <draw:line draw:style-name="gr7" draw:text-style-name="P1" draw:layer="layout" svg:x1="8.936cm" svg:y1="14.926cm" svg:x2="8.936cm" svg:y2="15.028cm">
          <text:p/>
        </draw:line>
        <draw:line draw:style-name="gr7" draw:text-style-name="P1" draw:layer="layout" svg:x1="9.139cm" svg:y1="14.926cm" svg:x2="9.139cm" svg:y2="15.028cm">
          <text:p/>
        </draw:line>
        <draw:line draw:style-name="gr7" draw:text-style-name="P1" draw:layer="layout" svg:x1="8.758cm" svg:y1="15.028cm" svg:x2="8.758cm" svg:y2="14.926cm">
          <text:p/>
        </draw:line>
        <draw:line draw:style-name="gr7" draw:text-style-name="P1" draw:layer="layout" svg:x1="8.555cm" svg:y1="15.028cm" svg:x2="8.555cm" svg:y2="14.926cm">
          <text:p/>
        </draw:line>
        <draw:line draw:style-name="gr8" draw:text-style-name="P1" draw:layer="layout" svg:x1="6.514cm" svg:y1="14.394cm" svg:x2="6.465cm" svg:y2="14.429cm">
          <text:p/>
        </draw:line>
        <draw:polyline draw:style-name="gr8" draw:text-style-name="P1" draw:layer="layout" svg:width="0.101cm" svg:height="0.058cm" svg:x="6.412cm" svg:y="14.394cm" svg:viewBox="0 0 102 59" draw:points="102,59 0,59 0,20 5,10 10,5 19,0 34,0 44,5 49,10 54,20 54,59">
          <text:p/>
        </draw:polyline>
        <draw:polyline draw:style-name="gr8" draw:text-style-name="P1" draw:layer="layout" svg:width="0.067cm" svg:height="0.047cm" svg:x="6.446cm" svg:y="14.309cm" svg:viewBox="0 0 68 48" draw:points="63,5 68,15 68,34 63,43 52,48 14,48 5,43 0,34 0,15 5,5 14,0 24,0 33,48">
          <text:p/>
        </draw:polyline>
        <draw:polyline draw:style-name="gr8" draw:text-style-name="P1" draw:layer="layout" svg:width="0.067cm" svg:height="0.047cm" svg:x="6.446cm" svg:y="14.228cm" svg:viewBox="0 0 68 48" draw:points="0,48 68,24 0,0">
          <text:p/>
        </draw:polyline>
        <draw:line draw:style-name="gr8" draw:text-style-name="P1" draw:layer="layout" svg:x1="6.484cm" svg:y1="14.194cm" svg:x2="6.484cm" svg:y2="14.147cm">
          <text:p/>
        </draw:line>
        <draw:polyline draw:style-name="gr8" draw:text-style-name="P1" draw:layer="layout" svg:width="0.101cm" svg:height="0.067cm" svg:x="6.412cm" svg:y="14.137cm" svg:viewBox="0 0 102 68" draw:points="102,68 0,35 102,0">
          <text:p/>
        </draw:polyline>
        <draw:line draw:style-name="gr7" draw:text-style-name="P1" draw:layer="layout" svg:x1="8.141cm" svg:y1="14.614cm" svg:x2="8.079cm" svg:y2="14.657cm">
          <text:p/>
        </draw:line>
        <draw:polyline draw:style-name="gr7" draw:text-style-name="P1" draw:layer="layout" svg:width="0.127cm" svg:height="0.072cm" svg:x="8.013cm" svg:y="14.614cm" svg:viewBox="0 0 128 73" draw:points="128,73 0,73 0,24 6,12 12,6 24,0 42,0 56,6 62,12 67,24 67,73">
          <text:p/>
        </draw:polyline>
        <draw:polyline draw:style-name="gr7" draw:text-style-name="P1" draw:layer="layout" svg:width="0.127cm" svg:height="0.079cm" svg:x="8.013cm" svg:y="14.493cm" svg:viewBox="0 0 128 80" draw:points="12,74 6,68 0,56 0,24 6,13 12,6 24,0 36,0 56,6 128,80 128,0">
          <text:p/>
        </draw:polyline>
        <draw:line draw:style-name="gr7" draw:text-style-name="P1" draw:layer="layout" svg:x1="8.055cm" svg:y1="14.384cm" svg:x2="8.14cm" svg:y2="14.384cm">
          <text:p/>
        </draw:line>
        <draw:polyline draw:style-name="gr7" draw:text-style-name="P1" draw:layer="layout" svg:width="0.091cm" svg:height="0.079cm" svg:x="8.007cm" svg:y="14.366cm" svg:viewBox="0 0 92 80" draw:points="0,49 92,80 92,0">
          <text:p/>
        </draw:polyline>
        <draw:line draw:style-name="gr7" draw:text-style-name="P1" draw:layer="layout" svg:x1="6.421cm" svg:y1="15.434cm" svg:x2="6.421cm" svg:y2="15.282cm">
          <text:p/>
        </draw:line>
        <draw:line draw:style-name="gr7" draw:text-style-name="P1" draw:layer="layout" svg:x1="6.599cm" svg:y1="15.442cm" svg:x2="6.538cm" svg:y2="15.486cm">
          <text:p/>
        </draw:line>
        <draw:polyline draw:style-name="gr7" draw:text-style-name="P1" draw:layer="layout" svg:width="0.127cm" svg:height="0.073cm" svg:x="6.471cm" svg:y="15.442cm" svg:viewBox="0 0 128 74" draw:points="128,74 0,74 0,25 7,13 12,8 25,0 42,0 55,8 61,13 67,25 67,74">
          <text:p/>
        </draw:polyline>
        <draw:polyline draw:style-name="gr7" draw:text-style-name="P1" draw:layer="layout" svg:width="0.127cm" svg:height="0.079cm" svg:x="6.471cm" svg:y="15.321cm" svg:viewBox="0 0 128 80" draw:points="12,74 7,68 0,55 0,25 7,13 12,7 25,0 37,0 55,7 128,80 128,0">
          <text:p/>
        </draw:polyline>
        <draw:polyline draw:style-name="gr7" draw:text-style-name="P1" draw:layer="layout" svg:width="0.127cm" svg:height="0.079cm" svg:x="6.471cm" svg:y="15.2cm" svg:viewBox="0 0 128 80" draw:points="0,80 0,0 49,43 49,25 55,12 61,6 74,0 104,0 116,6 122,12 128,25 128,62 122,74 116,80">
          <text:p/>
        </draw:polyline>
        <draw:line draw:style-name="gr7" draw:text-style-name="P1" draw:layer="layout" svg:x1="3.29cm" svg:y1="15.554cm" svg:x2="3.29cm" svg:y2="14.684cm">
          <text:p/>
        </draw:line>
        <draw:line draw:style-name="gr7" draw:text-style-name="P1" draw:layer="layout" svg:x1="3.59cm" svg:y1="15.554cm" svg:x2="3.29cm" svg:y2="15.554cm">
          <text:p/>
        </draw:line>
        <draw:line draw:style-name="gr7" draw:text-style-name="P1" draw:layer="layout" svg:x1="3.61cm" svg:y1="15.534cm" svg:x2="3.59cm" svg:y2="15.555cm">
          <text:p/>
        </draw:line>
        <draw:line draw:style-name="gr7" draw:text-style-name="P1" draw:layer="layout" svg:x1="3.609cm" svg:y1="14.684cm" svg:x2="3.609cm" svg:y2="15.534cm">
          <text:p/>
        </draw:line>
        <draw:path draw:style-name="gr11" draw:text-style-name="P1" draw:layer="layout" svg:width="0.061cm" svg:height="0.061cm" svg:x="3.619cm" svg:y="15.559cm" svg:viewBox="0 0 62 62" svg:d="M62 31c0 17-14 31-30 31-17 0-32-14-32-31s15-31 32-31c16 0 30 14 30 31z">
          <text:p/>
        </draw:path>
        <draw:path draw:style-name="gr11" draw:text-style-name="P1" draw:layer="layout" svg:width="0.062cm" svg:height="0.061cm" svg:x="3.509cm" svg:y="15.449cm" svg:viewBox="0 0 63 62" svg:d="M63 31c0 17-15 31-31 31-17 0-32-14-32-31s15-31 32-31c16 0 31 14 31 31z">
          <text:p/>
        </draw:path>
        <draw:line draw:style-name="gr7" draw:text-style-name="P1" draw:layer="layout" svg:x1="3.907cm" svg:y1="15.434cm" svg:x2="3.907cm" svg:y2="15.282cm">
          <text:p/>
        </draw:line>
        <draw:line draw:style-name="gr7" draw:text-style-name="P1" draw:layer="layout" svg:x1="4.135cm" svg:y1="15.434cm" svg:x2="4.135cm" svg:y2="15.282cm">
          <text:p/>
        </draw:line>
        <draw:line draw:style-name="gr7" draw:text-style-name="P1" draw:layer="layout" svg:x1="4.321cm" svg:y1="15.437cm" svg:x2="4.259cm" svg:y2="15.48cm">
          <text:p/>
        </draw:line>
        <draw:polyline draw:style-name="gr7" draw:text-style-name="P1" draw:layer="layout" svg:width="0.127cm" svg:height="0.073cm" svg:x="4.193cm" svg:y="15.437cm" svg:viewBox="0 0 128 74" draw:points="128,74 0,74 0,25 6,13 12,7 24,0 42,0 54,7 61,13 67,25 67,74">
          <text:p/>
        </draw:polyline>
        <draw:line draw:style-name="gr7" draw:text-style-name="P1" draw:layer="layout" svg:x1="4.32cm" svg:y1="15.316cm" svg:x2="4.32cm" svg:y2="15.389cm">
          <text:p/>
        </draw:line>
        <draw:polyline draw:style-name="gr7" draw:text-style-name="P1" draw:layer="layout" svg:width="0.127cm" svg:height="0.037cm" svg:x="4.193cm" svg:y="15.352cm" svg:viewBox="0 0 128 38" draw:points="128,0 0,0 18,13 30,26 36,38">
          <text:p/>
        </draw:polyline>
        <draw:polyline draw:style-name="gr7" draw:text-style-name="P1" draw:layer="layout" svg:width="0.127cm" svg:height="0.073cm" svg:x="4.193cm" svg:y="15.195cm" svg:viewBox="0 0 128 74" draw:points="128,62 128,37 122,24 116,19 97,6 74,0 24,0 12,6 6,12 0,24 0,50 6,62 12,68 24,74 54,74 67,68 74,62 79,50 79,24 74,12 67,6 54,0">
          <text:p/>
        </draw:polyline>
        <draw:polyline draw:style-name="gr12" draw:text-style-name="P1" draw:layer="layout" svg:width="0.144cm" svg:height="0.254cm" svg:x="3.837cm" svg:y="14.175cm" svg:viewBox="0 0 145 255" draw:points="84,121 121,133 133,145 145,169 145,207 133,231 121,243 96,255 0,255 0,0 84,0 108,12 121,24 133,48 133,72 121,97 108,109 84,121 0,121">
          <text:p/>
        </draw:polyline>
        <draw:line draw:style-name="gr12" draw:text-style-name="P1" draw:layer="layout" svg:x1="4.09cm" svg:y1="14.429cm" svg:x2="4.09cm" svg:y2="14.259cm">
          <text:p/>
        </draw:line>
        <draw:polyline draw:style-name="gr12" draw:text-style-name="P1" draw:layer="layout" svg:width="0.025cm" svg:height="0.024cm" svg:x="4.078cm" svg:y="14.175cm" svg:viewBox="0 0 26 25" draw:points="12,0 0,12 12,25 26,12 12,0 12,25">
          <text:p/>
        </draw:polyline>
        <draw:line draw:style-name="gr12" draw:text-style-name="P1" draw:layer="layout" svg:x1="4.212cm" svg:y1="14.429cm" svg:x2="4.212cm" svg:y2="14.175cm">
          <text:p/>
        </draw:line>
        <draw:line draw:style-name="gr12" draw:text-style-name="P1" draw:layer="layout" svg:x1="4.235cm" svg:y1="14.332cm" svg:x2="4.309cm" svg:y2="14.43cm">
          <text:p/>
        </draw:line>
        <draw:line draw:style-name="gr12" draw:text-style-name="P1" draw:layer="layout" svg:x1="4.309cm" svg:y1="14.259cm" svg:x2="4.212cm" svg:y2="14.357cm">
          <text:p/>
        </draw:line>
        <draw:polyline draw:style-name="gr12" draw:text-style-name="P1" draw:layer="layout" svg:width="0.121cm" svg:height="0.17cm" svg:x="4.405cm" svg:y="14.259cm" svg:viewBox="0 0 122 171" draw:points="110,159 85,171 37,171 13,159 0,135 0,38 13,13 37,0 85,0 110,13 122,38 122,62 0,86">
          <text:p/>
        </draw:polyline>
        <draw:line draw:style-name="gr12" draw:text-style-name="P1" draw:layer="layout" svg:x1="4.635cm" svg:y1="14.332cm" svg:x2="4.828cm" svg:y2="14.332cm">
          <text:p/>
        </draw:line>
        <draw:line draw:style-name="gr12" draw:text-style-name="P1" draw:layer="layout" svg:x1="4.913cm" svg:y1="14.175cm" svg:x2="5.058cm" svg:y2="14.175cm">
          <text:p/>
        </draw:line>
        <draw:line draw:style-name="gr12" draw:text-style-name="P1" draw:layer="layout" svg:x1="4.985cm" svg:y1="14.429cm" svg:x2="4.985cm" svg:y2="14.175cm">
          <text:p/>
        </draw:line>
        <draw:polyline draw:style-name="gr12" draw:text-style-name="P1" draw:layer="layout" svg:width="0.145cm" svg:height="0.254cm" svg:x="5.131cm" svg:y="14.175cm" svg:viewBox="0 0 146 255" draw:points="0,243 37,255 98,255 121,243 134,231 146,207 146,182 134,157 121,145 98,133 49,121 25,109 12,97 0,72 0,48 12,24 25,12 49,0 109,0 146,12">
          <text:p/>
        </draw:polyline>
        <draw:polyline draw:style-name="gr12" draw:text-style-name="P1" draw:layer="layout" svg:width="0.12cm" svg:height="0.254cm" svg:x="5.385cm" svg:y="14.175cm" svg:viewBox="0 0 121 255" draw:points="121,255 0,255 0,0">
          <text:p/>
        </draw:polyline>
        <draw:line draw:style-name="gr12" draw:text-style-name="P1" draw:layer="layout" svg:x1="5.59cm" svg:y1="14.332cm" svg:x2="5.784cm" svg:y2="14.332cm">
          <text:p/>
        </draw:line>
        <draw:line draw:style-name="gr12" draw:text-style-name="P1" draw:layer="layout" svg:x1="5.905cm" svg:y1="14.429cm" svg:x2="5.905cm" svg:y2="14.175cm">
          <text:p/>
        </draw:line>
        <draw:line draw:style-name="gr12" draw:text-style-name="P1" draw:layer="layout" svg:x1="6.051cm" svg:y1="14.43cm" svg:x2="5.941cm" svg:y2="14.284cm">
          <text:p/>
        </draw:line>
        <draw:line draw:style-name="gr12" draw:text-style-name="P1" draw:layer="layout" svg:x1="6.051cm" svg:y1="14.175cm" svg:x2="5.905cm" svg:y2="14.321cm">
          <text:p/>
        </draw:line>
        <draw:line draw:style-name="gr12" draw:text-style-name="P1" draw:layer="layout" svg:x1="6.159cm" svg:y1="14.429cm" svg:x2="6.159cm" svg:y2="14.259cm">
          <text:p/>
        </draw:line>
        <draw:polyline draw:style-name="gr12" draw:text-style-name="P1" draw:layer="layout" svg:width="0.024cm" svg:height="0.024cm" svg:x="6.147cm" svg:y="14.175cm" svg:viewBox="0 0 25 25" draw:points="13,0 0,12 13,25 25,12 13,0 13,25">
          <text:p/>
        </draw:polyline>
        <draw:line draw:style-name="gr12" draw:text-style-name="P1" draw:layer="layout" svg:x1="6.244cm" svg:y1="14.259cm" svg:x2="6.34cm" svg:y2="14.259cm">
          <text:p/>
        </draw:line>
        <draw:polyline draw:style-name="gr12" draw:text-style-name="P1" draw:layer="layout" svg:width="0.06cm" svg:height="0.254cm" svg:x="6.28cm" svg:y="14.175cm" svg:viewBox="0 0 61 255" draw:points="0,0 0,219 12,243 36,255 61,255">
          <text:p/>
        </draw:polyline>
        <draw:line draw:style-name="gr7" draw:text-style-name="P1" draw:layer="layout" svg:x1="6.193cm" svg:y1="15.434cm" svg:x2="6.193cm" svg:y2="15.282cm">
          <text:p/>
        </draw:line>
        <draw:line draw:style-name="gr7" draw:text-style-name="P1" draw:layer="layout" svg:x1="5.05cm" svg:y1="15.434cm" svg:x2="5.05cm" svg:y2="15.282cm">
          <text:p/>
        </draw:line>
        <draw:line draw:style-name="gr7" draw:text-style-name="P1" draw:layer="layout" svg:x1="5.279cm" svg:y1="15.434cm" svg:x2="5.279cm" svg:y2="15.282cm">
          <text:p/>
        </draw:line>
        <draw:line draw:style-name="gr7" draw:text-style-name="P1" draw:layer="layout" svg:x1="5.454cm" svg:y1="15.44cm" svg:x2="5.392cm" svg:y2="15.483cm">
          <text:p/>
        </draw:line>
        <draw:polyline draw:style-name="gr7" draw:text-style-name="P1" draw:layer="layout" svg:width="0.127cm" svg:height="0.072cm" svg:x="5.326cm" svg:y="15.44cm" svg:viewBox="0 0 128 73" draw:points="128,73 0,73 0,25 6,13 12,7 24,0 43,0 55,7 61,13 67,25 67,73">
          <text:p/>
        </draw:polyline>
        <draw:polyline draw:style-name="gr7" draw:text-style-name="P1" draw:layer="layout" svg:width="0.127cm" svg:height="0.078cm" svg:x="5.326cm" svg:y="15.319cm" svg:viewBox="0 0 128 79" draw:points="12,73 6,67 0,55 0,25 6,13 12,6 24,0 37,0 55,6 128,79 128,0">
          <text:p/>
        </draw:polyline>
        <draw:line draw:style-name="gr7" draw:text-style-name="P1" draw:layer="layout" svg:x1="5.453cm" svg:y1="15.198cm" svg:x2="5.453cm" svg:y2="15.27cm">
          <text:p/>
        </draw:line>
        <draw:polyline draw:style-name="gr7" draw:text-style-name="P1" draw:layer="layout" svg:width="0.127cm" svg:height="0.036cm" svg:x="5.326cm" svg:y="15.234cm" svg:viewBox="0 0 128 37" draw:points="128,0 0,0 18,13 31,25 37,37">
          <text:p/>
        </draw:polyline>
        <draw:line draw:style-name="gr7" draw:text-style-name="P1" draw:layer="layout" svg:x1="9.896cm" svg:y1="14.733cm" svg:x2="9.896cm" svg:y2="15.582cm">
          <text:p/>
        </draw:line>
        <draw:polyline draw:style-name="gr9" draw:text-style-name="P1" draw:layer="layout" svg:width="0.076cm" svg:height="0.043cm" svg:x="9.644cm" svg:y="15.362cm" svg:viewBox="0 0 77 44" draw:points="73,44 77,34 77,15 73,7 69,3 62,0 55,0 48,3 43,7 40,15 36,30 32,37 29,40 21,44 14,44 7,40 3,37 0,30 0,10 3,0">
          <text:p/>
        </draw:polyline>
        <draw:polygon draw:style-name="gr9" draw:text-style-name="P1" draw:layer="layout" svg:width="0.076cm" svg:height="0.051cm" svg:x="9.644cm" svg:y="15.282cm" svg:viewBox="0 0 77 52" draw:points="0,33 0,18 3,11 11,4 25,0 51,0 66,4 73,11 77,18 77,33 73,39 66,48 51,52 25,52 11,48 3,39">
          <text:p/>
        </draw:polygon>
        <draw:line draw:style-name="gr9" draw:text-style-name="P1" draw:layer="layout" svg:x1="9.72cm" svg:y1="15.249cm" svg:x2="9.644cm" svg:y2="15.249cm">
          <text:p/>
        </draw:line>
        <draw:polyline draw:style-name="gr9" draw:text-style-name="P1" draw:layer="layout" svg:width="0.076cm" svg:height="0.048cm" svg:x="9.644cm" svg:y="15.169cm" svg:viewBox="0 0 77 49" draw:points="69,0 73,4 77,15 77,22 73,33 66,41 59,45 43,49 32,49 18,45 11,41 3,33 0,22 0,15 3,4 7,0">
          <text:p/>
        </draw:polyline>
        <draw:line draw:style-name="gr9" draw:text-style-name="P1" draw:layer="layout" svg:x1="9.691cm" svg:y1="15.137cm" svg:x2="9.691cm" svg:y2="15.079cm">
          <text:p/>
        </draw:line>
        <draw:line draw:style-name="gr9" draw:text-style-name="P1" draw:layer="layout" svg:x1="9.72cm" svg:y1="15.002cm" svg:x2="9.72cm" svg:y2="15.046cm">
          <text:p/>
        </draw:line>
        <draw:polyline draw:style-name="gr9" draw:text-style-name="P1" draw:layer="layout" svg:width="0.076cm" svg:height="0.022cm" svg:x="9.644cm" svg:y="15.024cm" svg:viewBox="0 0 77 23" draw:points="77,0 0,0 11,9 18,16 21,23">
          <text:p/>
        </draw:polyline>
        <draw:line draw:style-name="gr9" draw:text-style-name="P1" draw:layer="layout" svg:x1="9.669cm" svg:y1="14.937cm" svg:x2="9.72cm" svg:y2="14.937cm">
          <text:p/>
        </draw:line>
        <draw:polyline draw:style-name="gr9" draw:text-style-name="P1" draw:layer="layout" svg:width="0.054cm" svg:height="0.048cm" svg:x="9.64cm" svg:y="14.926cm" svg:viewBox="0 0 55 49" draw:points="0,30 55,49 55,0">
          <text:p/>
        </draw:polyline>
        <draw:line draw:style-name="gr7" draw:text-style-name="P1" draw:layer="layout" svg:x1="9.576cm" svg:y1="14.733cm" svg:x2="9.896cm" svg:y2="14.733cm">
          <text:p/>
        </draw:line>
        <draw:line draw:style-name="gr7" draw:text-style-name="P1" draw:layer="layout" svg:x1="10.32cm" svg:y1="15.282cm" svg:x2="10.32cm" svg:y2="15.434cm">
          <text:p/>
        </draw:line>
        <draw:line draw:style-name="gr7" draw:text-style-name="P1" draw:layer="layout" svg:x1="10.282cm" svg:y1="15.437cm" svg:x2="10.221cm" svg:y2="15.48cm">
          <text:p/>
        </draw:line>
        <draw:polyline draw:style-name="gr7" draw:text-style-name="P1" draw:layer="layout" svg:width="0.127cm" svg:height="0.073cm" svg:x="10.154cm" svg:y="15.437cm" svg:viewBox="0 0 128 74" draw:points="128,74 0,74 0,25 7,13 12,7 25,0 43,0 55,7 60,13 67,25 67,74">
          <text:p/>
        </draw:polyline>
        <draw:line draw:style-name="gr7" draw:text-style-name="P1" draw:layer="layout" svg:x1="10.281cm" svg:y1="15.316cm" svg:x2="10.281cm" svg:y2="15.389cm">
          <text:p/>
        </draw:line>
        <draw:polyline draw:style-name="gr7" draw:text-style-name="P1" draw:layer="layout" svg:width="0.127cm" svg:height="0.037cm" svg:x="10.154cm" svg:y="15.352cm" svg:viewBox="0 0 128 38" draw:points="128,0 0,0 18,13 30,26 37,38">
          <text:p/>
        </draw:polyline>
        <draw:polyline draw:style-name="gr7" draw:text-style-name="P1" draw:layer="layout" svg:width="0.127cm" svg:height="0.079cm" svg:x="10.154cm" svg:y="15.195cm" svg:viewBox="0 0 128 80" draw:points="0,80 0,0 49,42 49,24 55,12 60,6 73,0 103,0 116,6 122,12 128,24 128,62 122,74 116,80">
          <text:p/>
        </draw:polyline>
        <draw:path draw:style-name="gr11" draw:text-style-name="P1" draw:layer="layout" svg:width="0.061cm" svg:height="0.061cm" svg:x="9.906cm" svg:y="15.607cm" svg:viewBox="0 0 62 62" svg:d="M62 31c0 17-14 31-31 31-18 0-31-14-31-31s13-31 31-31c17 0 31 14 31 31z">
          <text:p/>
        </draw:path>
        <draw:line draw:style-name="gr7" draw:text-style-name="P1" draw:layer="layout" svg:x1="9.897cm" svg:y1="15.582cm" svg:x2="9.876cm" svg:y2="15.603cm">
          <text:p/>
        </draw:line>
        <draw:line draw:style-name="gr7" draw:text-style-name="P1" draw:layer="layout" svg:x1="9.876cm" svg:y1="15.602cm" svg:x2="9.576cm" svg:y2="15.602cm">
          <text:p/>
        </draw:line>
        <draw:line draw:style-name="gr7" draw:text-style-name="P1" draw:layer="layout" svg:x1="9.576cm" svg:y1="15.602cm" svg:x2="9.576cm" svg:y2="14.733cm">
          <text:p/>
        </draw:line>
        <draw:path draw:style-name="gr11" draw:text-style-name="P1" draw:layer="layout" svg:width="0.061cm" svg:height="0.061cm" svg:x="9.796cm" svg:y="15.497cm" svg:viewBox="0 0 62 62" svg:d="M62 31c0 17-14 31-31 31-18 0-31-14-31-31 0-16 13-31 31-31 17 0 31 15 31 31z">
          <text:p/>
        </draw:path>
        <draw:line draw:style-name="gr7" draw:text-style-name="P1" draw:layer="layout" svg:x1="11.155cm" svg:y1="15.317cm" svg:x2="11.256cm" svg:y2="15.317cm">
          <text:p/>
        </draw:line>
        <draw:line draw:style-name="gr7" draw:text-style-name="P1" draw:layer="layout" svg:x1="11.155cm" svg:y1="15.114cm" svg:x2="11.256cm" svg:y2="15.114cm">
          <text:p/>
        </draw:line>
        <draw:line draw:style-name="gr7" draw:text-style-name="P1" draw:layer="layout" svg:x1="11.155cm" svg:y1="15.559cm" svg:x2="11.256cm" svg:y2="15.559cm">
          <text:p/>
        </draw:line>
        <draw:line draw:style-name="gr7" draw:text-style-name="P1" draw:layer="layout" svg:x1="11.155cm" svg:y1="15.355cm" svg:x2="11.256cm" svg:y2="15.355cm">
          <text:p/>
        </draw:line>
        <draw:line draw:style-name="gr7" draw:text-style-name="P1" draw:layer="layout" svg:x1="11.124cm" svg:y1="15.716cm" svg:x2="11.08cm" svg:y2="15.655cm">
          <text:p/>
        </draw:line>
        <draw:polyline draw:style-name="gr7" draw:text-style-name="P1" draw:layer="layout" svg:width="0.073cm" svg:height="0.127cm" svg:x="11.05cm" svg:y="15.588cm" svg:viewBox="0 0 74 128" draw:points="0,128 0,0 49,0 61,6 68,12 74,25 74,43 68,55 61,61 49,67 0,67">
          <text:p/>
        </draw:polyline>
        <draw:polyline draw:style-name="gr7" draw:text-style-name="P1" draw:layer="layout" svg:width="0.079cm" svg:height="0.127cm" svg:x="11.165cm" svg:y="15.588cm" svg:viewBox="0 0 80 128" draw:points="6,12 12,6 24,0 55,0 68,6 73,12 80,25 80,37 73,55 0,128 80,128">
          <text:p/>
        </draw:polyline>
        <draw:polygon draw:style-name="gr7" draw:text-style-name="P1" draw:layer="layout" svg:width="0.072cm" svg:height="0.127cm" svg:x="11.292cm" svg:y="15.588cm" svg:viewBox="0 0 73 128" draw:points="30,0 42,0 55,6 61,12 68,25 73,48 73,79 68,104 61,116 55,122 42,128 30,128 18,122 12,116 6,104 0,79 0,48 6,25 12,12 18,6">
          <text:p/>
        </draw:polygon>
        <draw:line draw:style-name="gr7" draw:text-style-name="P1" draw:layer="layout" svg:x1="11.124cm" svg:y1="15.079cm" svg:x2="11.08cm" svg:y2="15.017cm">
          <text:p/>
        </draw:line>
        <draw:polyline draw:style-name="gr7" draw:text-style-name="P1" draw:layer="layout" svg:width="0.073cm" svg:height="0.127cm" svg:x="11.05cm" svg:y="14.951cm" svg:viewBox="0 0 74 128" draw:points="0,128 0,0 49,0 61,6 68,12 74,24 74,42 68,54 61,60 49,66 0,66">
          <text:p/>
        </draw:polyline>
        <draw:polyline draw:style-name="gr7" draw:text-style-name="P1" draw:layer="layout" svg:width="0.079cm" svg:height="0.127cm" svg:x="11.165cm" svg:y="14.951cm" svg:viewBox="0 0 80 128" draw:points="6,12 12,6 24,0 55,0 68,6 73,12 80,24 80,36 73,54 0,128 80,128">
          <text:p/>
        </draw:polyline>
        <draw:polyline draw:style-name="gr7" draw:text-style-name="P1" draw:layer="layout" svg:width="0.078cm" svg:height="0.127cm" svg:x="11.286cm" svg:y="14.951cm" svg:viewBox="0 0 79 128" draw:points="6,12 12,6 24,0 55,0 67,6 74,12 79,24 79,36 74,54 0,128 79,128">
          <text:p/>
        </draw:polyline>
        <draw:line draw:style-name="gr7" draw:text-style-name="P1" draw:layer="layout" svg:x1="11.701cm" svg:y1="15.114cm" svg:x2="11.599cm" svg:y2="15.114cm">
          <text:p/>
        </draw:line>
        <draw:line draw:style-name="gr7" draw:text-style-name="P1" draw:layer="layout" svg:x1="11.701cm" svg:y1="15.317cm" svg:x2="11.599cm" svg:y2="15.317cm">
          <text:p/>
        </draw:line>
        <draw:line draw:style-name="gr7" draw:text-style-name="P1" draw:layer="layout" svg:x1="11.573cm" svg:y1="15.079cm" svg:x2="11.53cm" svg:y2="15.017cm">
          <text:p/>
        </draw:line>
        <draw:polyline draw:style-name="gr7" draw:text-style-name="P1" draw:layer="layout" svg:width="0.072cm" svg:height="0.127cm" svg:x="11.5cm" svg:y="14.951cm" svg:viewBox="0 0 73 128" draw:points="0,128 0,0 48,0 61,6 67,12 73,24 73,42 67,54 61,60 48,66 0,66">
          <text:p/>
        </draw:polyline>
        <draw:line draw:style-name="gr7" draw:text-style-name="P1" draw:layer="layout" svg:x1="11.693cm" svg:y1="15.078cm" svg:x2="11.62cm" svg:y2="15.078cm">
          <text:p/>
        </draw:line>
        <draw:polyline draw:style-name="gr7" draw:text-style-name="P1" draw:layer="layout" svg:width="0.037cm" svg:height="0.127cm" svg:x="11.62cm" svg:y="14.951cm" svg:viewBox="0 0 38 128" draw:points="38,128 38,0 25,18 13,30 0,36">
          <text:p/>
        </draw:polyline>
        <draw:polyline draw:style-name="gr7" draw:text-style-name="P1" draw:layer="layout" svg:width="0.072cm" svg:height="0.127cm" svg:x="11.742cm" svg:y="14.951cm" svg:viewBox="0 0 73 128" draw:points="23,54 12,48 6,42 0,30 0,24 6,12 12,6 23,0 49,0 61,6 67,12 73,24 73,30 67,42 61,48 49,54 23,54 12,60 6,66 0,78 0,103 6,115 12,122 23,128 49,128 61,122 67,115 73,103 73,78 67,66 61,60 49,54">
          <text:p/>
        </draw:polyline>
        <draw:line draw:style-name="gr7" draw:text-style-name="P1" draw:layer="layout" svg:x1="11.599cm" svg:y1="15.559cm" svg:x2="11.701cm" svg:y2="15.559cm">
          <text:p/>
        </draw:line>
        <draw:line draw:style-name="gr7" draw:text-style-name="P1" draw:layer="layout" svg:x1="11.599cm" svg:y1="15.355cm" svg:x2="11.701cm" svg:y2="15.355cm">
          <text:p/>
        </draw:line>
        <draw:polyline draw:style-name="gr7" draw:text-style-name="P1" draw:layer="layout" svg:width="0.078cm" svg:height="0.127cm" svg:x="11.557cm" svg:y="15.588cm" svg:viewBox="0 0 79 128" draw:points="79,116 73,122 55,128 43,128 24,122 12,110 6,97 0,73 0,55 6,30 12,18 24,6 43,0 55,0 73,6 79,12">
          <text:p/>
        </draw:polyline>
        <draw:line draw:style-name="gr7" draw:text-style-name="P1" draw:layer="layout" svg:x1="11.744cm" svg:y1="15.631cm" svg:x2="11.744cm" svg:y2="15.715cm">
          <text:p/>
        </draw:line>
        <draw:polyline draw:style-name="gr7" draw:text-style-name="P1" draw:layer="layout" svg:width="0.079cm" svg:height="0.091cm" svg:x="11.683cm" svg:y="15.582cm" svg:viewBox="0 0 80 92" draw:points="31,0 0,92 80,92">
          <text:p/>
        </draw:polyline>
        <draw:line draw:style-name="gr10" draw:text-style-name="P1" draw:layer="layout" svg:x1="9.828cm" svg:y1="15.284cm" svg:x2="9.828cm" svg:y2="15.321cm">
          <text:p/>
        </draw:line>
        <draw:polyline draw:style-name="gr10" draw:text-style-name="P1" draw:layer="layout" svg:width="0.063cm" svg:height="0.019cm" svg:x="9.765cm" svg:y="15.302cm" svg:viewBox="0 0 64 20" draw:points="64,0 0,0 9,6 15,13 18,20">
          <text:p/>
        </draw:polyline>
        <draw:polyline draw:style-name="gr10" draw:text-style-name="P1" draw:layer="layout" svg:width="0.063cm" svg:height="0.036cm" svg:x="9.765cm" svg:y="15.224cm" svg:viewBox="0 0 64 37" draw:points="0,2 0,34 30,37 27,34 24,28 24,12 27,5 30,2 37,0 52,0 58,2 62,5 64,12 64,28 62,34 58,37">
          <text:p/>
        </draw:polyline>
        <draw:polygon draw:style-name="gr10" draw:text-style-name="P1" draw:layer="layout" svg:width="0.063cm" svg:height="0.036cm" svg:x="9.765cm" svg:y="15.163cm" svg:viewBox="0 0 64 37" draw:points="0,22 0,16 3,9 6,6 12,3 24,0 40,0 52,3 58,6 62,9 64,16 64,22 62,28 58,31 52,34 40,37 24,37 12,34 6,31 3,28">
          <text:p/>
        </draw:polygon>
        <draw:line draw:style-name="gr10" draw:text-style-name="P1" draw:layer="layout" svg:x1="9.828cm" svg:y1="15.136cm" svg:x2="9.786cm" svg:y2="15.136cm">
          <text:p/>
        </draw:line>
        <draw:polyline draw:style-name="gr10" draw:text-style-name="P1" draw:layer="layout" svg:width="0.042cm" svg:height="0.027cm" svg:x="9.786cm" svg:y="15.109cm" svg:viewBox="0 0 43 28" draw:points="6,28 3,25 0,19 0,9 3,2 9,0 43,0">
          <text:p/>
        </draw:polyline>
        <draw:polyline draw:style-name="gr10" draw:text-style-name="P1" draw:layer="layout" svg:width="0.042cm" svg:height="0.028cm" svg:x="9.786cm" svg:y="15.081cm" svg:viewBox="0 0 43 29" draw:points="9,29 3,25 0,18 0,9 3,3 9,0 43,0">
          <text:p/>
        </draw:polyline>
        <draw:line draw:style-name="gr10" draw:text-style-name="P1" draw:layer="layout" svg:x1="9.828cm" svg:y1="15.051cm" svg:x2="9.786cm" svg:y2="15.051cm">
          <text:p/>
        </draw:line>
        <draw:polyline draw:style-name="gr10" draw:text-style-name="P1" draw:layer="layout" svg:width="0.006cm" svg:height="0.006cm" svg:x="9.765cm" svg:y="15.048cm" svg:viewBox="0 0 7 7" draw:points="0,4 3,7 7,4 3,0 0,4 7,4">
          <text:p/>
        </draw:polyline>
        <draw:polyline draw:style-name="gr10" draw:text-style-name="P1" draw:layer="layout" svg:width="0.063cm" svg:height="0.009cm" svg:x="9.765cm" svg:y="15.012cm" svg:viewBox="0 0 64 10" draw:points="64,0 62,6 55,10 0,10">
          <text:p/>
        </draw:polyline>
        <draw:polyline draw:style-name="gr7" draw:text-style-name="P1" draw:layer="layout" svg:width="0.073cm" svg:height="0.127cm" svg:x="9.334cm" svg:y="14.585cm" svg:viewBox="0 0 74 128" draw:points="0,0 0,104 7,116 13,122 25,128 49,128 61,122 68,116 74,104 74,0">
          <text:p/>
        </draw:polyline>
        <draw:polyline draw:style-name="gr7" draw:text-style-name="P1" draw:layer="layout" svg:width="0.078cm" svg:height="0.127cm" svg:x="9.456cm" svg:y="14.585cm" svg:viewBox="0 0 79 128" draw:points="0,0 79,0 37,48 55,48 67,54 73,60 79,72 79,104 73,116 67,122 55,128 18,128 6,122 0,116">
          <text:p/>
        </draw:polyline>
        <draw:line draw:style-name="gr7" draw:text-style-name="P1" draw:layer="layout" svg:x1="9.139cm" svg:y1="15.371cm" svg:x2="9.139cm" svg:y2="15.472cm">
          <text:p/>
        </draw:line>
        <draw:line draw:style-name="gr7" draw:text-style-name="P1" draw:layer="layout" svg:x1="8.908cm" svg:y1="15.061cm" svg:x2="8.847cm" svg:y2="15.105cm">
          <text:p/>
        </draw:line>
        <draw:polyline draw:style-name="gr7" draw:text-style-name="P1" draw:layer="layout" svg:width="0.127cm" svg:height="0.073cm" svg:x="8.78cm" svg:y="15.061cm" svg:viewBox="0 0 128 74" draw:points="128,74 0,74 0,26 6,12 12,7 24,0 42,0 56,7 62,12 68,26 68,74">
          <text:p/>
        </draw:polyline>
        <draw:line draw:style-name="gr7" draw:text-style-name="P1" draw:layer="layout" svg:x1="8.907cm" svg:y1="14.94cm" svg:x2="8.907cm" svg:y2="15.013cm">
          <text:p/>
        </draw:line>
        <draw:polyline draw:style-name="gr7" draw:text-style-name="P1" draw:layer="layout" svg:width="0.127cm" svg:height="0.036cm" svg:x="8.78cm" svg:y="14.977cm" svg:viewBox="0 0 128 37" draw:points="128,0 0,0 19,12 31,25 36,37">
          <text:p/>
        </draw:polyline>
        <draw:polygon draw:style-name="gr7" draw:text-style-name="P1" draw:layer="layout" svg:width="0.127cm" svg:height="0.073cm" svg:x="8.78cm" svg:y="14.819cm" svg:viewBox="0 0 128 74" draw:points="0,43 0,31 6,18 12,12 24,6 50,0 80,0 104,6 116,12 122,18 128,31 128,43 122,56 116,62 104,68 80,74 50,74 24,68 12,62 6,56">
          <text:p/>
        </draw:polygon>
        <draw:line draw:style-name="gr7" draw:text-style-name="P1" draw:layer="layout" svg:x1="9.35cm" svg:y1="14.08cm" svg:x2="9.35cm" svg:y2="14.35cm">
          <text:p/>
        </draw:line>
        <draw:line draw:style-name="gr7" draw:text-style-name="P1" draw:layer="layout" svg:x1="9.668cm" svg:y1="14.08cm" svg:x2="9.169cm" svg:y2="14.08cm">
          <text:p/>
        </draw:line>
        <draw:line draw:style-name="gr7" draw:text-style-name="P1" draw:layer="layout" svg:x1="9.305cm" svg:y1="14.08cm" svg:x2="9.305cm" svg:y2="14.35cm">
          <text:p/>
        </draw:line>
        <draw:line draw:style-name="gr7" draw:text-style-name="P1" draw:layer="layout" svg:x1="9.169cm" svg:y1="14.35cm" svg:x2="9.668cm" svg:y2="14.35cm">
          <text:p/>
        </draw:line>
        <draw:polygon draw:style-name="gr10" draw:text-style-name="P1" draw:layer="layout" svg:width="0.036cm" svg:height="0.064cm" svg:x="9.369cm" svg:y="14.406cm" svg:viewBox="0 0 37 65" draw:points="0,65 0,0 15,0 24,3 32,10 34,15 37,28 37,37 34,49 32,56 24,62 15,65">
          <text:p/>
        </draw:polygon>
        <draw:polyline draw:style-name="gr10" draw:text-style-name="P1" draw:layer="layout" svg:width="0.039cm" svg:height="0.064cm" svg:x="9.427cm" svg:y="14.406cm" svg:viewBox="0 0 40 65" draw:points="3,6 6,3 12,0 27,0 34,3 37,6 40,12 40,19 37,28 0,65 40,65">
          <text:p/>
        </draw:polyline>
        <draw:line draw:style-name="gr7" draw:text-style-name="P1" draw:layer="layout" svg:x1="11.646cm" svg:y1="14.35cm" svg:x2="11.646cm" svg:y2="14.08cm">
          <text:p/>
        </draw:line>
        <draw:line draw:style-name="gr7" draw:text-style-name="P1" draw:layer="layout" svg:x1="11.328cm" svg:y1="14.35cm" svg:x2="11.827cm" svg:y2="14.35cm">
          <text:p/>
        </draw:line>
        <draw:line draw:style-name="gr7" draw:text-style-name="P1" draw:layer="layout" svg:x1="11.691cm" svg:y1="14.35cm" svg:x2="11.691cm" svg:y2="14.08cm">
          <text:p/>
        </draw:line>
        <draw:line draw:style-name="gr7" draw:text-style-name="P1" draw:layer="layout" svg:x1="11.827cm" svg:y1="14.08cm" svg:x2="11.328cm" svg:y2="14.08cm">
          <text:p/>
        </draw:line>
        <draw:polygon draw:style-name="gr10" draw:text-style-name="P1" draw:layer="layout" svg:width="0.036cm" svg:height="0.063cm" svg:x="11.531cm" svg:y="14.381cm" svg:viewBox="0 0 37 64" draw:points="0,64 0,0 16,0 25,3 31,9 34,16 37,28 37,37 34,49 31,55 25,61 16,64">
          <text:p/>
        </draw:polygon>
        <draw:line draw:style-name="gr10" draw:text-style-name="P1" draw:layer="layout" svg:x1="11.627cm" svg:y1="14.444cm" svg:x2="11.591cm" svg:y2="14.444cm">
          <text:p/>
        </draw:line>
        <draw:polyline draw:style-name="gr10" draw:text-style-name="P1" draw:layer="layout" svg:width="0.018cm" svg:height="0.063cm" svg:x="11.591cm" svg:y="14.381cm" svg:viewBox="0 0 19 64" draw:points="19,64 19,0 14,9 6,16 0,19">
          <text:p/>
        </draw:polyline>
        <draw:line draw:style-name="gr8" draw:text-style-name="P1" draw:layer="layout" svg:x1="9.863cm" svg:y1="14.599cm" svg:x2="9.829cm" svg:y2="14.55cm">
          <text:p/>
        </draw:line>
        <draw:polyline draw:style-name="gr8" draw:text-style-name="P1" draw:layer="layout" svg:width="0.057cm" svg:height="0.1cm" svg:x="9.805cm" svg:y="14.498cm" svg:viewBox="0 0 58 101" draw:points="0,101 0,0 39,0 49,5 53,10 58,19 58,33 53,43 49,48 39,53 0,53">
          <text:p/>
        </draw:polyline>
        <draw:line draw:style-name="gr8" draw:text-style-name="P1" draw:layer="layout" svg:x1="9.905cm" svg:y1="14.598cm" svg:x2="9.905cm" svg:y2="14.498cm">
          <text:p/>
        </draw:line>
        <draw:polyline draw:style-name="gr8" draw:text-style-name="P1" draw:layer="layout" svg:width="0.062cm" svg:height="0.1cm" svg:x="9.948cm" svg:y="14.498cm" svg:viewBox="0 0 63 101" draw:points="58,5 49,0 34,0 19,5 9,14 5,24 0,43 0,58 5,77 9,87 19,96 34,101 44,101 58,96 63,92 63,58 44,58">
          <text:p/>
        </draw:polyline>
        <draw:line draw:style-name="gr8" draw:text-style-name="P1" draw:layer="layout" svg:x1="10.053cm" svg:y1="14.598cm" svg:x2="10.053cm" svg:y2="14.498cm">
          <text:p/>
        </draw:line>
        <draw:line draw:style-name="gr8" draw:text-style-name="P1" draw:layer="layout" svg:x1="10.053cm" svg:y1="14.546cm" svg:x2="10.11cm" svg:y2="14.546cm">
          <text:p/>
        </draw:line>
        <draw:line draw:style-name="gr8" draw:text-style-name="P1" draw:layer="layout" svg:x1="10.11cm" svg:y1="14.598cm" svg:x2="10.11cm" svg:y2="14.498cm">
          <text:p/>
        </draw:line>
        <draw:line draw:style-name="gr8" draw:text-style-name="P1" draw:layer="layout" svg:x1="10.143cm" svg:y1="14.498cm" svg:x2="10.2cm" svg:y2="14.498cm">
          <text:p/>
        </draw:line>
        <draw:line draw:style-name="gr8" draw:text-style-name="P1" draw:layer="layout" svg:x1="10.172cm" svg:y1="14.598cm" svg:x2="10.172cm" svg:y2="14.498cm">
          <text:p/>
        </draw:line>
        <draw:polyline draw:style-name="gr8" draw:text-style-name="P1" draw:layer="layout" svg:width="0.062cm" svg:height="0.1cm" svg:x="10.305cm" svg:y="14.498cm" svg:viewBox="0 0 63 101" draw:points="63,92 58,96 44,101 33,101 19,96 10,87 5,77 0,58 0,43 5,24 10,14 19,5 33,0 44,0 58,5 63,10">
          <text:p/>
        </draw:polyline>
        <draw:polygon draw:style-name="gr8" draw:text-style-name="P1" draw:layer="layout" svg:width="0.067cm" svg:height="0.1cm" svg:x="10.405cm" svg:y="14.498cm" svg:viewBox="0 0 68 101" draw:points="24,0 43,0 52,5 63,14 68,33 68,68 63,87 52,96 43,101 24,101 14,96 5,87 0,68 0,33 5,14 14,5">
          <text:p/>
        </draw:polygon>
        <draw:polyline draw:style-name="gr8" draw:text-style-name="P1" draw:layer="layout" svg:width="0.066cm" svg:height="0.1cm" svg:x="10.515cm" svg:y="14.498cm" svg:viewBox="0 0 67 101" draw:points="0,101 0,0 34,73 67,0 67,101">
          <text:p/>
        </draw:polyline>
        <draw:polyline draw:style-name="gr8" draw:text-style-name="P1" draw:layer="layout" svg:width="0.067cm" svg:height="0.1cm" svg:x="10.629cm" svg:y="14.498cm" svg:viewBox="0 0 68 101" draw:points="0,101 0,0 34,73 68,0 68,101">
          <text:p/>
        </draw:polyline>
        <draw:polyline draw:style-name="gr8" draw:text-style-name="P1" draw:layer="layout" svg:width="0.048cm" svg:height="0.1cm" svg:x="10.819cm" svg:y="14.498cm" svg:viewBox="0 0 49 101" draw:points="49,101 0,101 0,0">
          <text:p/>
        </draw:polyline>
        <draw:line draw:style-name="gr8" draw:text-style-name="P1" draw:layer="layout" svg:x1="10.9cm" svg:y1="14.546cm" svg:x2="10.934cm" svg:y2="14.546cm">
          <text:p/>
        </draw:line>
        <draw:polyline draw:style-name="gr8" draw:text-style-name="P1" draw:layer="layout" svg:width="0.048cm" svg:height="0.1cm" svg:x="10.9cm" svg:y="14.498cm" svg:viewBox="0 0 49 101" draw:points="49,101 0,101 0,0 49,0">
          <text:p/>
        </draw:polyline>
        <draw:line draw:style-name="gr8" draw:text-style-name="P1" draw:layer="layout" svg:x1="11.024cm" svg:y1="14.546cm" svg:x2="10.991cm" svg:y2="14.546cm">
          <text:p/>
        </draw:line>
        <draw:polyline draw:style-name="gr8" draw:text-style-name="P1" draw:layer="layout" svg:width="0.047cm" svg:height="0.1cm" svg:x="10.991cm" svg:y="14.498cm" svg:viewBox="0 0 48 101" draw:points="0,101 0,0 48,0">
          <text:p/>
        </draw:polyline>
        <draw:line draw:style-name="gr8" draw:text-style-name="P1" draw:layer="layout" svg:x1="11.062cm" svg:y1="14.498cm" svg:x2="11.119cm" svg:y2="14.498cm">
          <text:p/>
        </draw:line>
        <draw:line draw:style-name="gr8" draw:text-style-name="P1" draw:layer="layout" svg:x1="11.091cm" svg:y1="14.598cm" svg:x2="11.091cm" svg:y2="14.498cm">
          <text:p/>
        </draw:line>
        <draw:line draw:style-name="gr7" draw:text-style-name="P1" draw:layer="layout" svg:x1="10.651cm" svg:y1="14.901cm" svg:x2="10.651cm" svg:y2="15.002cm">
          <text:p/>
        </draw:line>
        <draw:line draw:style-name="gr7" draw:text-style-name="P1" draw:layer="layout" svg:x1="10.854cm" svg:y1="14.901cm" svg:x2="10.854cm" svg:y2="15.002cm">
          <text:p/>
        </draw:line>
        <draw:line draw:style-name="gr7" draw:text-style-name="P1" draw:layer="layout" svg:x1="11.009cm" svg:y1="15.028cm" svg:x2="10.947cm" svg:y2="15.072cm">
          <text:p/>
        </draw:line>
        <draw:polyline draw:style-name="gr7" draw:text-style-name="P1" draw:layer="layout" svg:width="0.127cm" svg:height="0.073cm" svg:x="10.881cm" svg:y="15.028cm" svg:viewBox="0 0 128 74" draw:points="128,74 0,74 0,24 6,12 12,6 24,0 42,0 54,6 60,12 66,24 66,74">
          <text:p/>
        </draw:polyline>
        <draw:line draw:style-name="gr7" draw:text-style-name="P1" draw:layer="layout" svg:x1="11.008cm" svg:y1="14.907cm" svg:x2="11.008cm" svg:y2="14.98cm">
          <text:p/>
        </draw:line>
        <draw:polyline draw:style-name="gr7" draw:text-style-name="P1" draw:layer="layout" svg:width="0.127cm" svg:height="0.036cm" svg:x="10.881cm" svg:y="14.944cm" svg:viewBox="0 0 128 37" draw:points="128,0 0,0 18,12 30,24 36,37">
          <text:p/>
        </draw:polyline>
        <draw:polyline draw:style-name="gr7" draw:text-style-name="P1" draw:layer="layout" svg:width="0.127cm" svg:height="0.078cm" svg:x="10.881cm" svg:y="14.787cm" svg:viewBox="0 0 128 79" draw:points="12,73 6,66 0,54 0,23 6,11 12,5 24,0 36,0 54,5 128,79 128,0">
          <text:p/>
        </draw:polyline>
        <draw:line draw:style-name="gr7" draw:text-style-name="P1" draw:layer="layout" svg:x1="10.549cm" svg:y1="15.282cm" svg:x2="10.549cm" svg:y2="15.434cm">
          <text:p/>
        </draw:line>
        <draw:line draw:style-name="gr7" draw:text-style-name="P1" draw:layer="layout" svg:x1="10.651cm" svg:y1="15.307cm" svg:x2="10.651cm" svg:y2="15.409cm">
          <text:p/>
        </draw:line>
        <draw:line draw:style-name="gr7" draw:text-style-name="P1" draw:layer="layout" svg:x1="10.854cm" svg:y1="15.307cm" svg:x2="10.854cm" svg:y2="15.409cm">
          <text:p/>
        </draw:line>
        <draw:polyline draw:style-name="gr7" draw:text-style-name="P1" draw:layer="layout" svg:width="0.127cm" svg:height="0.078cm" svg:x="10.878cm" svg:y="15.372cm" svg:viewBox="0 0 128 79" draw:points="116,0 122,6 128,24 128,37 122,55 110,67 98,73 74,79 56,79 31,73 18,67 6,55 0,37 0,24 6,6 12,0">
          <text:p/>
        </draw:polyline>
        <draw:polyline draw:style-name="gr7" draw:text-style-name="P1" draw:layer="layout" svg:width="0.127cm" svg:height="0.078cm" svg:x="10.878cm" svg:y="15.251cm" svg:viewBox="0 0 128 79" draw:points="0,79 0,0 50,42 50,24 56,12 61,5 74,0 104,0 116,5 122,12 128,24 128,60 122,72 116,79">
          <text:p/>
        </draw:polyline>
        <draw:line draw:style-name="gr8" draw:text-style-name="P1" draw:layer="layout" svg:x1="15.163cm" svg:y1="14.584cm" svg:x2="15.128cm" svg:y2="14.535cm">
          <text:p/>
        </draw:line>
        <draw:polyline draw:style-name="gr8" draw:text-style-name="P1" draw:layer="layout" svg:width="0.057cm" svg:height="0.1cm" svg:x="15.105cm" svg:y="14.483cm" svg:viewBox="0 0 58 101" draw:points="0,101 0,0 39,0 48,5 53,9 58,19 58,33 53,43 48,47 39,52 0,52">
          <text:p/>
        </draw:polyline>
        <draw:polygon draw:style-name="gr8" draw:text-style-name="P1" draw:layer="layout" svg:width="0.052cm" svg:height="0.067cm" svg:x="15.2cm" svg:y="14.516cm" svg:viewBox="0 0 53 68" draw:points="20,68 9,63 5,58 0,49 0,19 5,10 9,5 20,0 34,0 44,5 49,10 53,19 53,49 49,58 44,63 34,68">
          <text:p/>
        </draw:polygon>
        <draw:line draw:style-name="gr8" draw:text-style-name="P1" draw:layer="layout" svg:x1="15.295cm" svg:y1="14.583cm" svg:x2="15.295cm" svg:y2="14.483cm">
          <text:p/>
        </draw:line>
        <draw:line draw:style-name="gr8" draw:text-style-name="P1" draw:layer="layout" svg:x1="15.295cm" svg:y1="14.53cm" svg:x2="15.352cm" svg:y2="14.53cm">
          <text:p/>
        </draw:line>
        <draw:line draw:style-name="gr8" draw:text-style-name="P1" draw:layer="layout" svg:x1="15.352cm" svg:y1="14.583cm" svg:x2="15.352cm" svg:y2="14.483cm">
          <text:p/>
        </draw:line>
        <draw:polyline draw:style-name="gr8" draw:text-style-name="P1" draw:layer="layout" svg:width="0.057cm" svg:height="0.1cm" svg:x="15.395cm" svg:y="14.483cm" svg:viewBox="0 0 58 101" draw:points="0,96 14,101 39,101 49,96 53,91 58,82 58,72 53,62 49,57 39,52 19,47 10,43 5,38 0,28 0,19 5,9 10,5 19,0 44,0 58,5">
          <text:p/>
        </draw:polyline>
        <draw:path draw:style-name="gr7" draw:text-style-name="P1" draw:layer="layout" svg:width="0.362cm" svg:height="0.362cm" svg:x="15.085cm" svg:y="14.043cm" svg:viewBox="0 0 363 363" svg:d="M363 181c0 101-81 182-182 182-100 0-181-81-181-182 0-100 81-181 181-181 101 0 182 81 182 181z">
          <text:p/>
        </draw:path>
        <draw:line draw:style-name="gr8" draw:text-style-name="P1" draw:layer="layout" svg:x1="15.215cm" svg:y1="14.832cm" svg:x2="15.311cm" svg:y2="14.832cm">
          <text:p/>
        </draw:line>
        <draw:line draw:style-name="gr8" draw:text-style-name="P1" draw:layer="layout" svg:x1="15.215cm" svg:y1="14.833cm" svg:x2="15.193cm" svg:y2="14.937cm">
          <text:p/>
        </draw:line>
        <draw:line draw:style-name="gr13" draw:text-style-name="P1" draw:layer="layout" svg:x1="15.223cm" svg:y1="14.843cm" svg:x2="15.301cm" svg:y2="14.843cm">
          <text:p/>
        </draw:line>
        <draw:line draw:style-name="gr14" draw:text-style-name="P1" draw:layer="layout" svg:x1="15.335cm" svg:y1="14.994cm" svg:x2="15.312cm" svg:y2="15.064cm">
          <text:p/>
        </draw:line>
        <draw:line draw:style-name="gr14" draw:text-style-name="P1" draw:layer="layout" svg:x1="15.208cm" svg:y1="14.992cm" svg:x2="15.226cm" svg:y2="15.054cm">
          <text:p/>
        </draw:line>
        <draw:line draw:style-name="gr8" draw:text-style-name="P1" draw:layer="layout" svg:x1="15.246cm" svg:y1="15.076cm" svg:x2="15.158cm" svg:y2="15.119cm">
          <text:p/>
        </draw:line>
        <draw:line draw:style-name="gr8" draw:text-style-name="P1" draw:layer="layout" svg:x1="15.328cm" svg:y1="15.093cm" svg:x2="15.245cm" svg:y2="15.076cm">
          <text:p/>
        </draw:line>
        <draw:line draw:style-name="gr8" draw:text-style-name="P1" draw:layer="layout" svg:x1="15.379cm" svg:y1="15.136cm" svg:x2="15.327cm" svg:y2="15.092cm">
          <text:p/>
        </draw:line>
        <draw:line draw:style-name="gr8" draw:text-style-name="P1" draw:layer="layout" svg:x1="15.107cm" svg:y1="15.007cm" svg:x2="15.206cm" svg:y2="14.957cm">
          <text:p/>
        </draw:line>
        <draw:line draw:style-name="gr8" draw:text-style-name="P1" draw:layer="layout" svg:x1="15.018cm" svg:y1="14.934cm" svg:x2="15.108cm" svg:y2="15.007cm">
          <text:p/>
        </draw:line>
        <draw:line draw:style-name="gr8" draw:text-style-name="P1" draw:layer="layout" svg:x1="15.044cm" svg:y1="15.071cm" svg:x2="14.982cm" svg:y2="14.979cm">
          <text:p/>
        </draw:line>
        <draw:line draw:style-name="gr8" draw:text-style-name="P1" draw:layer="layout" svg:x1="15.115cm" svg:y1="14.973cm" svg:x2="15.206cm" svg:y2="14.935cm">
          <text:p/>
        </draw:line>
        <draw:line draw:style-name="gr8" draw:text-style-name="P1" draw:layer="layout" svg:x1="15.021cm" svg:y1="14.908cm" svg:x2="15.119cm" svg:y2="14.98cm">
          <text:p/>
        </draw:line>
        <draw:line draw:style-name="gr13" draw:text-style-name="P1" draw:layer="layout" svg:x1="15.112cm" svg:y1="14.989cm" svg:x2="15.198cm" svg:y2="14.947cm">
          <text:p/>
        </draw:line>
        <draw:line draw:style-name="gr13" draw:text-style-name="P1" draw:layer="layout" svg:x1="15.024cm" svg:y1="14.924cm" svg:x2="15.108cm" svg:y2="14.99cm">
          <text:p/>
        </draw:line>
        <draw:line draw:style-name="gr14" draw:text-style-name="P1" draw:layer="layout" svg:x1="15.394cm" svg:y1="15.019cm" svg:x2="15.351cm" svg:y2="15.079cm">
          <text:p/>
        </draw:line>
        <draw:line draw:style-name="gr14" draw:text-style-name="P1" draw:layer="layout" svg:x1="15.487cm" svg:y1="14.999cm" svg:x2="15.375cm" svg:y2="15.107cm">
          <text:p/>
        </draw:line>
        <draw:line draw:style-name="gr8" draw:text-style-name="P1" draw:layer="layout" svg:x1="15.333cm" svg:y1="14.941cm" svg:x2="15.414cm" svg:y2="14.976cm">
          <text:p/>
        </draw:line>
        <draw:line draw:style-name="gr13" draw:text-style-name="P1" draw:layer="layout" svg:x1="15.321cm" svg:y1="14.947cm" svg:x2="15.411cm" svg:y2="14.993cm">
          <text:p/>
        </draw:line>
        <draw:line draw:style-name="gr14" draw:text-style-name="P1" draw:layer="layout" svg:x1="15.26cm" svg:y1="14.894cm" svg:x2="15.26cm" svg:y2="15.045cm">
          <text:p/>
        </draw:line>
        <draw:line draw:style-name="gr8" draw:text-style-name="P1" draw:layer="layout" svg:x1="15.311cm" svg:y1="14.832cm" svg:x2="15.335cm" svg:y2="14.951cm">
          <text:p/>
        </draw:line>
        <draw:line draw:style-name="gr13" draw:text-style-name="P1" draw:layer="layout" svg:x1="15.299cm" svg:y1="14.845cm" svg:x2="15.322cm" svg:y2="14.948cm">
          <text:p/>
        </draw:line>
        <draw:line draw:style-name="gr13" draw:text-style-name="P1" draw:layer="layout" svg:x1="15.224cm" svg:y1="14.844cm" svg:x2="15.202cm" svg:y2="14.946cm">
          <text:p/>
        </draw:line>
        <draw:line draw:style-name="gr7" draw:text-style-name="P1" draw:layer="layout" svg:x1="12.497cm" svg:y1="14.131cm" svg:x2="12.497cm" svg:y2="14.202cm">
          <text:p/>
        </draw:line>
        <draw:line draw:style-name="gr7" draw:text-style-name="P1" draw:layer="layout" svg:x1="12.581cm" svg:y1="14.131cm" svg:x2="12.497cm" svg:y2="14.131cm">
          <text:p/>
        </draw:line>
        <draw:line draw:style-name="gr7" draw:text-style-name="P1" draw:layer="layout" svg:x1="12.581cm" svg:y1="14.416cm" svg:x2="12.497cm" svg:y2="14.416cm">
          <text:p/>
        </draw:line>
        <draw:line draw:style-name="gr7" draw:text-style-name="P1" draw:layer="layout" svg:x1="12.497cm" svg:y1="14.345cm" svg:x2="12.497cm" svg:y2="14.416cm">
          <text:p/>
        </draw:line>
        <draw:polyline draw:style-name="gr7" draw:text-style-name="P1" draw:layer="layout" svg:width="0.063cm" svg:height="0.11cm" svg:x="12.599cm" svg:y="13.975cm" svg:viewBox="0 0 64 111" draw:points="0,0 0,90 5,100 11,106 21,111 43,111 53,106 59,100 64,90 64,0">
          <text:p/>
        </draw:polyline>
        <draw:polyline draw:style-name="gr7" draw:text-style-name="P1" draw:layer="layout" svg:width="0.068cm" svg:height="0.11cm" svg:x="12.704cm" svg:y="13.975cm" svg:viewBox="0 0 69 111" draw:points="5,10 10,5 21,0 48,0 58,5 64,10 69,20 69,31 64,47 0,111 69,111">
          <text:p/>
        </draw:polyline>
        <draw:line draw:style-name="gr7" draw:text-style-name="P1" draw:layer="layout" svg:x1="12.835cm" svg:y1="14.748cm" svg:x2="12.733cm" svg:y2="14.748cm">
          <text:p/>
        </draw:line>
        <draw:line draw:style-name="gr7" draw:text-style-name="P1" draw:layer="layout" svg:x1="12.835cm" svg:y1="14.952cm" svg:x2="12.733cm" svg:y2="14.952cm">
          <text:p/>
        </draw:line>
        <draw:polyline draw:style-name="gr7" draw:text-style-name="P1" draw:layer="layout" svg:width="0.079cm" svg:height="0.127cm" svg:x="12.689cm" svg:y="15.001cm" svg:viewBox="0 0 80 128" draw:points="80,116 74,123 55,128 43,128 25,123 13,110 6,98 0,74 0,56 6,31 13,18 25,7 43,0 55,0 74,7 80,13">
          <text:p/>
        </draw:polyline>
        <draw:line draw:style-name="gr7" draw:text-style-name="P1" draw:layer="layout" svg:x1="12.889cm" svg:y1="15.128cm" svg:x2="12.816cm" svg:y2="15.128cm">
          <text:p/>
        </draw:line>
        <draw:polyline draw:style-name="gr7" draw:text-style-name="P1" draw:layer="layout" svg:width="0.037cm" svg:height="0.127cm" svg:x="12.816cm" svg:y="15.001cm" svg:viewBox="0 0 38 128" draw:points="38,128 38,0 26,18 13,31 0,37">
          <text:p/>
        </draw:polyline>
        <draw:polyline draw:style-name="gr8" draw:text-style-name="P1" draw:layer="layout" svg:width="0.057cm" svg:height="0.1cm" svg:x="12.994cm" svg:y="14.958cm" svg:viewBox="0 0 58 101" draw:points="34,48 48,52 53,57 58,67 58,81 53,91 48,96 39,101 0,101 0,0 34,0 44,5 48,9 53,19 53,28 48,38 44,43 34,48 0,48">
          <text:p/>
        </draw:polyline>
        <draw:line draw:style-name="gr8" draw:text-style-name="P1" draw:layer="layout" svg:x1="13.089cm" svg:y1="15.029cm" svg:x2="13.137cm" svg:y2="15.029cm">
          <text:p/>
        </draw:line>
        <draw:polyline draw:style-name="gr8" draw:text-style-name="P1" draw:layer="layout" svg:width="0.067cm" svg:height="0.1cm" svg:x="13.079cm" svg:y="14.958cm" svg:viewBox="0 0 68 101" draw:points="0,101 35,0 68,101">
          <text:p/>
        </draw:polyline>
        <draw:line draw:style-name="gr8" draw:text-style-name="P1" draw:layer="layout" svg:x1="13.165cm" svg:y1="14.958cm" svg:x2="13.222cm" svg:y2="14.958cm">
          <text:p/>
        </draw:line>
        <draw:line draw:style-name="gr8" draw:text-style-name="P1" draw:layer="layout" svg:x1="13.194cm" svg:y1="15.058cm" svg:x2="13.194cm" svg:y2="14.958cm">
          <text:p/>
        </draw:line>
        <draw:line draw:style-name="gr8" draw:text-style-name="P1" draw:layer="layout" svg:x1="13.241cm" svg:y1="14.958cm" svg:x2="13.299cm" svg:y2="14.958cm">
          <text:p/>
        </draw:line>
        <draw:line draw:style-name="gr8" draw:text-style-name="P1" draw:layer="layout" svg:x1="13.27cm" svg:y1="15.058cm" svg:x2="13.27cm" svg:y2="14.958cm">
          <text:p/>
        </draw:line>
        <draw:line draw:style-name="gr8" draw:text-style-name="P1" draw:layer="layout" svg:x1="13.332cm" svg:y1="15.02cm" svg:x2="13.408cm" svg:y2="15.02cm">
          <text:p/>
        </draw:line>
        <draw:line draw:style-name="gr8" draw:text-style-name="P1" draw:layer="layout" svg:x1="13.37cm" svg:y1="15.058cm" svg:x2="13.37cm" svg:y2="14.982cm">
          <text:p/>
        </draw:line>
        <draw:line draw:style-name="gr8" draw:text-style-name="P1" draw:layer="layout" svg:x1="14.889cm" svg:y1="15.197cm" svg:x2="15.001cm" svg:y2="15.171cm">
          <text:p/>
        </draw:line>
        <draw:line draw:style-name="gr8" draw:text-style-name="P1" draw:layer="layout" svg:x1="14.874cm" svg:y1="15.172cm" svg:x2="14.992cm" svg:y2="15.151cm">
          <text:p/>
        </draw:line>
        <draw:line draw:style-name="gr8" draw:text-style-name="P1" draw:layer="layout" svg:x1="14.874cm" svg:y1="15.171cm" svg:x2="14.874cm" svg:y2="15.27cm">
          <text:p/>
        </draw:line>
        <draw:line draw:style-name="gr13" draw:text-style-name="P1" draw:layer="layout" svg:x1="14.888cm" svg:y1="15.181cm" svg:x2="14.991cm" svg:y2="15.162cm">
          <text:p/>
        </draw:line>
        <draw:line draw:style-name="gr7" draw:text-style-name="P1" draw:layer="layout" svg:x1="14.575cm" svg:y1="15.434cm" svg:x2="14.575cm" svg:y2="15.282cm">
          <text:p/>
        </draw:line>
        <draw:line draw:style-name="gr7" draw:text-style-name="P1" draw:layer="layout" svg:x1="14.527cm" svg:y1="15.379cm" svg:x2="14.465cm" svg:y2="15.423cm">
          <text:p/>
        </draw:line>
        <draw:polyline draw:style-name="gr7" draw:text-style-name="P1" draw:layer="layout" svg:width="0.127cm" svg:height="0.073cm" svg:x="14.399cm" svg:y="15.379cm" svg:viewBox="0 0 128 74" draw:points="128,74 0,74 0,24 5,12 12,6 25,0 43,0 55,6 61,12 67,24 67,74">
          <text:p/>
        </draw:polyline>
        <draw:line draw:style-name="gr7" draw:text-style-name="P1" draw:layer="layout" svg:x1="14.526cm" svg:y1="15.258cm" svg:x2="14.526cm" svg:y2="15.331cm">
          <text:p/>
        </draw:line>
        <draw:polyline draw:style-name="gr7" draw:text-style-name="P1" draw:layer="layout" svg:width="0.127cm" svg:height="0.037cm" svg:x="14.399cm" svg:y="15.294cm" svg:viewBox="0 0 128 38" draw:points="128,0 0,0 19,13 31,26 37,38">
          <text:p/>
        </draw:polyline>
        <draw:polyline draw:style-name="gr8" draw:text-style-name="P1" draw:layer="layout" svg:width="0.047cm" svg:height="0.099cm" svg:x="13.419cm" svg:y="14.542cm" svg:viewBox="0 0 48 100" draw:points="48,100 0,100 0,0">
          <text:p/>
        </draw:polyline>
        <draw:line draw:style-name="gr8" draw:text-style-name="P1" draw:layer="layout" svg:x1="13.551cm" svg:y1="14.641cm" svg:x2="13.494cm" svg:y2="14.641cm">
          <text:p/>
        </draw:line>
        <draw:polyline draw:style-name="gr8" draw:text-style-name="P1" draw:layer="layout" svg:width="0.029cm" svg:height="0.099cm" svg:x="13.494cm" svg:y="14.542cm" svg:viewBox="0 0 30 100" draw:points="30,100 30,0 20,14 10,23 0,28">
          <text:p/>
        </draw:polyline>
        <draw:polygon draw:style-name="gr7" draw:text-style-name="P1" draw:layer="layout" svg:width="0.058cm" svg:height="0.073cm" svg:x="14.745cm" svg:y="15.625cm" svg:viewBox="0 0 59 74" draw:points="21,74 10,69 6,64 0,54 0,21 6,10 10,5 21,0 37,0 48,5 54,10 59,21 59,54 54,64 48,69 37,74">
          <text:p/>
        </draw:polygon>
        <draw:line draw:style-name="gr7" draw:text-style-name="P1" draw:layer="layout" svg:x1="14.85cm" svg:y1="15.625cm" svg:x2="14.85cm" svg:y2="15.735cm">
          <text:p/>
        </draw:line>
        <draw:polyline draw:style-name="gr7" draw:text-style-name="P1" draw:layer="layout" svg:width="0.052cm" svg:height="0.073cm" svg:x="14.85cm" svg:y="15.625cm" svg:viewBox="0 0 53 74" draw:points="0,5 10,0 31,0 42,5 47,10 53,21 53,54 47,64 42,69 31,74 10,74 0,69">
          <text:p/>
        </draw:polyline>
        <draw:polyline draw:style-name="gr7" draw:text-style-name="P1" draw:layer="layout" svg:width="0.053cm" svg:height="0.073cm" svg:x="14.944cm" svg:y="15.625cm" svg:viewBox="0 0 54 74" draw:points="48,69 38,74 17,74 6,69 0,58 0,16 6,5 17,0 38,0 48,5 54,16 54,26 0,38">
          <text:p/>
        </draw:polyline>
        <draw:line draw:style-name="gr7" draw:text-style-name="P1" draw:layer="layout" svg:x1="15.044cm" svg:y1="15.625cm" svg:x2="15.044cm" svg:y2="15.698cm">
          <text:p/>
        </draw:line>
        <draw:polyline draw:style-name="gr7" draw:text-style-name="P1" draw:layer="layout" svg:width="0.047cm" svg:height="0.073cm" svg:x="15.044cm" svg:y="15.625cm" svg:viewBox="0 0 48 74" draw:points="0,10 5,5 16,0 32,0 43,5 48,16 48,74">
          <text:p/>
        </draw:polyline>
        <draw:line draw:style-name="gr14" draw:text-style-name="P1" draw:layer="layout" svg:x1="15.039cm" svg:y1="15.334cm" svg:x2="15.097cm" svg:y2="15.285cm">
          <text:p/>
        </draw:line>
        <draw:line draw:style-name="gr14" draw:text-style-name="P1" draw:layer="layout" svg:x1="15.106cm" svg:y1="15.424cm" svg:x2="15.144cm" svg:y2="15.347cm">
          <text:p/>
        </draw:line>
        <draw:line draw:style-name="gr14" draw:text-style-name="P1" draw:layer="layout" svg:x1="15.038cm" svg:y1="15.442cm" svg:x2="15.125cm" svg:y2="15.338cm">
          <text:p/>
        </draw:line>
        <draw:line draw:style-name="gr8" draw:text-style-name="P1" draw:layer="layout" svg:x1="14.874cm" svg:y1="15.271cm" svg:x2="14.982cm" svg:y2="15.291cm">
          <text:p/>
        </draw:line>
        <draw:line draw:style-name="gr13" draw:text-style-name="P1" draw:layer="layout" svg:x1="14.888cm" svg:y1="15.26cm" svg:x2="14.984cm" svg:y2="15.282cm">
          <text:p/>
        </draw:line>
        <draw:line draw:style-name="gr7" draw:text-style-name="P1" draw:layer="layout" svg:x1="14.804cm" svg:y1="15.434cm" svg:x2="14.804cm" svg:y2="15.282cm">
          <text:p/>
        </draw:line>
        <draw:line draw:style-name="gr14" draw:text-style-name="P1" draw:layer="layout" svg:x1="15.064cm" svg:y1="15.096cm" svg:x2="15.111cm" svg:y2="15.126cm">
          <text:p/>
        </draw:line>
        <draw:line draw:style-name="gr14" draw:text-style-name="P1" draw:layer="layout" svg:x1="15.047cm" svg:y1="15.144cm" svg:x2="15.092cm" svg:y2="15.161cm">
          <text:p/>
        </draw:line>
        <draw:line draw:style-name="gr14" draw:text-style-name="P1" draw:layer="layout" svg:x1="15.033cm" svg:y1="14.991cm" svg:x2="15.14cm" svg:y2="15.103cm">
          <text:p/>
        </draw:line>
        <draw:line draw:style-name="gr8" draw:text-style-name="P1" draw:layer="layout" svg:x1="14.953cm" svg:y1="14.98cm" svg:x2="15.021cm" svg:y2="14.908cm">
          <text:p/>
        </draw:line>
        <draw:line draw:style-name="gr15" draw:text-style-name="P1" draw:layer="layout" svg:x1="14.969cm" svg:y1="14.981cm" svg:x2="15.02cm" svg:y2="14.926cm">
          <text:p/>
        </draw:line>
        <draw:line draw:style-name="gr13" draw:text-style-name="P1" draw:layer="layout" svg:x1="14.97cm" svg:y1="14.982cm" svg:x2="15.027cm" svg:y2="15.068cm">
          <text:p/>
        </draw:line>
        <draw:line draw:style-name="gr7" draw:text-style-name="P1" draw:layer="layout" svg:x1="12.146cm" svg:y1="15.355cm" svg:x2="12.044cm" svg:y2="15.355cm">
          <text:p/>
        </draw:line>
        <draw:line draw:style-name="gr7" draw:text-style-name="P1" draw:layer="layout" svg:x1="12.146cm" svg:y1="15.559cm" svg:x2="12.044cm" svg:y2="15.559cm">
          <text:p/>
        </draw:line>
        <draw:line draw:style-name="gr7" draw:text-style-name="P1" draw:layer="layout" svg:x1="12.013cm" svg:y1="15.711cm" svg:x2="11.969cm" svg:y2="15.65cm">
          <text:p/>
        </draw:line>
        <draw:polyline draw:style-name="gr7" draw:text-style-name="P1" draw:layer="layout" svg:width="0.073cm" svg:height="0.127cm" svg:x="11.939cm" svg:y="15.583cm" svg:viewBox="0 0 74 128" draw:points="0,128 0,0 48,0 61,6 68,12 74,24 74,42 68,54 61,61 48,67 0,67">
          <text:p/>
        </draw:polyline>
        <draw:line draw:style-name="gr7" draw:text-style-name="P1" draw:layer="layout" svg:x1="12.133cm" svg:y1="15.71cm" svg:x2="12.06cm" svg:y2="15.71cm">
          <text:p/>
        </draw:line>
        <draw:polyline draw:style-name="gr7" draw:text-style-name="P1" draw:layer="layout" svg:width="0.036cm" svg:height="0.127cm" svg:x="12.06cm" svg:y="15.583cm" svg:viewBox="0 0 37 128" draw:points="37,128 37,0 24,19 12,31 0,36">
          <text:p/>
        </draw:polyline>
        <draw:polyline draw:style-name="gr7" draw:text-style-name="P1" draw:layer="layout" svg:width="0.072cm" svg:height="0.127cm" svg:x="12.181cm" svg:y="15.583cm" svg:viewBox="0 0 73 128" draw:points="61,0 37,0 25,6 18,12 6,31 0,54 0,104 6,116 12,122 25,128 50,128 61,122 68,116 73,104 73,73 68,61 61,54 50,49 25,49 12,54 6,61 0,73">
          <text:p/>
        </draw:polyline>
        <draw:line draw:style-name="gr7" draw:text-style-name="P1" draw:layer="layout" svg:x1="12.146cm" svg:y1="15.317cm" svg:x2="12.044cm" svg:y2="15.317cm">
          <text:p/>
        </draw:line>
        <draw:line draw:style-name="gr7" draw:text-style-name="P1" draw:layer="layout" svg:x1="12.146cm" svg:y1="15.114cm" svg:x2="12.044cm" svg:y2="15.114cm">
          <text:p/>
        </draw:line>
        <draw:line draw:style-name="gr7" draw:text-style-name="P1" draw:layer="layout" svg:x1="12.01cm" svg:y1="15.079cm" svg:x2="11.967cm" svg:y2="15.017cm">
          <text:p/>
        </draw:line>
        <draw:polyline draw:style-name="gr7" draw:text-style-name="P1" draw:layer="layout" svg:width="0.073cm" svg:height="0.127cm" svg:x="11.936cm" svg:y="14.951cm" svg:viewBox="0 0 74 128" draw:points="0,128 0,0 49,0 62,6 68,12 74,24 74,42 68,54 62,60 49,66 0,66">
          <text:p/>
        </draw:polyline>
        <draw:line draw:style-name="gr7" draw:text-style-name="P1" draw:layer="layout" svg:x1="12.13cm" svg:y1="15.078cm" svg:x2="12.058cm" svg:y2="15.078cm">
          <text:p/>
        </draw:line>
        <draw:polyline draw:style-name="gr7" draw:text-style-name="P1" draw:layer="layout" svg:width="0.036cm" svg:height="0.127cm" svg:x="12.058cm" svg:y="14.951cm" svg:viewBox="0 0 37 128" draw:points="37,128 37,0 23,18 12,30 0,36">
          <text:p/>
        </draw:polyline>
        <draw:polyline draw:style-name="gr7" draw:text-style-name="P1" draw:layer="layout" svg:width="0.073cm" svg:height="0.127cm" svg:x="12.178cm" svg:y="14.951cm" svg:viewBox="0 0 74 128" draw:points="68,0 7,0 0,60 7,54 19,48 50,48 62,54 68,60 74,72 74,103 68,115 62,122 50,128 19,128 7,122 0,115">
          <text:p/>
        </draw:polyline>
        <draw:line draw:style-name="gr7" draw:text-style-name="P1" draw:layer="layout" svg:x1="12.352cm" svg:y1="14.952cm" svg:x2="12.454cm" svg:y2="14.952cm">
          <text:p/>
        </draw:line>
        <draw:line draw:style-name="gr7" draw:text-style-name="P1" draw:layer="layout" svg:x1="12.352cm" svg:y1="14.748cm" svg:x2="12.454cm" svg:y2="14.748cm">
          <text:p/>
        </draw:line>
        <draw:polyline draw:style-name="gr7" draw:text-style-name="P1" draw:layer="layout" svg:width="0.078cm" svg:height="0.127cm" svg:x="12.301cm" svg:y="14.999cm" svg:viewBox="0 0 79 128" draw:points="79,116 74,122 54,128 42,128 24,122 12,110 6,98 0,74 0,54 6,30 12,18 24,6 42,0 54,0 74,6 79,12">
          <text:p/>
        </draw:polyline>
        <draw:polyline draw:style-name="gr7" draw:text-style-name="P1" draw:layer="layout" svg:width="0.078cm" svg:height="0.127cm" svg:x="12.422cm" svg:y="14.999cm" svg:viewBox="0 0 79 128" draw:points="6,12 12,6 25,0 55,0 67,6 73,12 79,24 79,36 73,54 0,128 79,128">
          <text:p/>
        </draw:polyline>
        <draw:line draw:style-name="gr16" draw:text-style-name="P1" draw:layer="layout" svg:x1="15.198cm" svg:y1="15.703cm" svg:x2="15.198cm" svg:y2="15.603cm">
          <text:p/>
        </draw:line>
        <draw:polyline draw:style-name="gr16" draw:text-style-name="P1" draw:layer="layout" svg:width="0.043cm" svg:height="0.067cm" svg:x="15.198cm" svg:y="15.636cm" svg:viewBox="0 0 44 68" draw:points="44,68 44,15 39,5 29,0 14,0 4,5 0,10">
          <text:p/>
        </draw:polyline>
        <draw:polyline draw:style-name="gr16" draw:text-style-name="P1" draw:layer="layout" svg:width="0.043cm" svg:height="0.067cm" svg:x="15.288cm" svg:y="15.636cm" svg:viewBox="0 0 44 68" draw:points="44,68 44,15 39,5 30,0 10,0 0,5">
          <text:p/>
        </draw:polyline>
        <draw:polyline draw:style-name="gr16" draw:text-style-name="P1" draw:layer="layout" svg:width="0.048cm" svg:height="0.043cm" svg:x="15.283cm" svg:y="15.66cm" svg:viewBox="0 0 49 44" draw:points="49,39 39,44 15,44 5,39 0,30 0,19 5,10 15,5 39,5 49,0">
          <text:p/>
        </draw:polyline>
        <draw:line draw:style-name="gr16" draw:text-style-name="P1" draw:layer="layout" svg:x1="15.379cm" svg:y1="15.703cm" svg:x2="15.379cm" svg:y2="15.636cm">
          <text:p/>
        </draw:line>
        <draw:polyline draw:style-name="gr16" draw:text-style-name="P1" draw:layer="layout" svg:width="0.028cm" svg:height="0.019cm" svg:x="15.379cm" svg:y="15.636cm" svg:viewBox="0 0 29 20" draw:points="0,20 4,10 10,5 20,0 29,0">
          <text:p/>
        </draw:polyline>
        <draw:line draw:style-name="gr16" draw:text-style-name="P1" draw:layer="layout" svg:x1="15.483cm" svg:y1="15.703cm" svg:x2="15.483cm" svg:y2="15.603cm">
          <text:p/>
        </draw:line>
        <draw:polyline draw:style-name="gr16" draw:text-style-name="P1" draw:layer="layout" svg:width="0.047cm" svg:height="0.067cm" svg:x="15.436cm" svg:y="15.636cm" svg:viewBox="0 0 48 68" draw:points="48,63 39,68 20,68 10,63 6,59 0,49 0,19 6,10 10,5 20,0 39,0 48,5">
          <text:p/>
        </draw:polyline>
        <draw:polyline draw:style-name="gr16" draw:text-style-name="P1" draw:layer="layout" svg:width="0.076cm" svg:height="0.067cm" svg:x="15.522cm" svg:y="15.636cm" svg:viewBox="0 0 77 68" draw:points="0,0 19,68 39,19 58,68 77,0">
          <text:p/>
        </draw:polyline>
        <draw:polyline draw:style-name="gr16" draw:text-style-name="P1" draw:layer="layout" svg:width="0.043cm" svg:height="0.067cm" svg:x="15.636cm" svg:y="15.636cm" svg:viewBox="0 0 44 68" draw:points="44,68 44,15 39,5 29,0 9,0 0,5">
          <text:p/>
        </draw:polyline>
        <draw:polyline draw:style-name="gr16" draw:text-style-name="P1" draw:layer="layout" svg:width="0.048cm" svg:height="0.043cm" svg:x="15.631cm" svg:y="15.66cm" svg:viewBox="0 0 49 44" draw:points="49,39 38,44 14,44 5,39 0,30 0,19 5,10 14,5 38,5 49,0">
          <text:p/>
        </draw:polyline>
        <draw:line draw:style-name="gr16" draw:text-style-name="P1" draw:layer="layout" svg:x1="15.726cm" svg:y1="15.703cm" svg:x2="15.726cm" svg:y2="15.636cm">
          <text:p/>
        </draw:line>
        <draw:polyline draw:style-name="gr16" draw:text-style-name="P1" draw:layer="layout" svg:width="0.029cm" svg:height="0.019cm" svg:x="15.726cm" svg:y="15.636cm" svg:viewBox="0 0 30 20" draw:points="0,20 5,10 10,5 19,0 30,0">
          <text:p/>
        </draw:polyline>
        <draw:polyline draw:style-name="gr16" draw:text-style-name="P1" draw:layer="layout" svg:width="0.047cm" svg:height="0.067cm" svg:x="15.784cm" svg:y="15.636cm" svg:viewBox="0 0 48 68" draw:points="43,63 34,68 14,68 4,63 0,54 0,15 4,5 14,0 34,0 43,5 48,15 48,24 0,34">
          <text:p/>
        </draw:polyline>
        <draw:line draw:style-name="gr8" draw:text-style-name="P1" draw:layer="layout" svg:x1="15.434cm" svg:y1="15.465cm" svg:x2="15.38cm" svg:y2="15.499cm">
          <text:p/>
        </draw:line>
        <draw:line draw:style-name="gr8" draw:text-style-name="P1" draw:layer="layout" svg:x1="15.415cm" svg:y1="15.468cm" svg:x2="15.503cm" svg:y2="15.531cm">
          <text:p/>
        </draw:line>
        <draw:line draw:style-name="gr8" draw:text-style-name="P1" draw:layer="layout" svg:x1="15.504cm" svg:y1="15.53cm" svg:x2="15.573cm" svg:y2="15.461cm">
          <text:p/>
        </draw:line>
        <draw:line draw:style-name="gr13" draw:text-style-name="P1" draw:layer="layout" svg:x1="15.502cm" svg:y1="15.515cm" svg:x2="15.559cm" svg:y2="15.46cm">
          <text:p/>
        </draw:line>
        <draw:line draw:style-name="gr13" draw:text-style-name="P1" draw:layer="layout" svg:x1="15.502cm" svg:y1="15.516cm" svg:x2="15.418cm" svg:y2="15.459cm">
          <text:p/>
        </draw:line>
        <draw:line draw:style-name="gr14" draw:text-style-name="P1" draw:layer="layout" svg:x1="15.377cm" svg:y1="15.338cm" svg:x2="15.411cm" svg:y2="15.412cm">
          <text:p/>
        </draw:line>
        <draw:line draw:style-name="gr8" draw:text-style-name="P1" draw:layer="layout" svg:x1="15.326cm" svg:y1="15.357cm" svg:x2="15.313cm" svg:y2="15.328cm">
          <text:p/>
        </draw:line>
        <draw:line draw:style-name="gr8" draw:text-style-name="P1" draw:layer="layout" svg:x1="15.339cm" svg:y1="15.311cm" svg:x2="15.313cm" svg:y2="15.328cm">
          <text:p/>
        </draw:line>
        <draw:line draw:style-name="gr8" draw:text-style-name="P1" draw:layer="layout" svg:x1="15.189cm" svg:y1="15.311cm" svg:x2="15.212cm" svg:y2="15.329cm">
          <text:p/>
        </draw:line>
        <draw:line draw:style-name="gr8" draw:text-style-name="P1" draw:layer="layout" svg:x1="15.345cm" svg:y1="15.337cm" svg:x2="15.364cm" svg:y2="15.324cm">
          <text:p/>
        </draw:line>
        <draw:line draw:style-name="gr14" draw:text-style-name="P1" draw:layer="layout" svg:x1="15.377cm" svg:y1="15.347cm" svg:x2="15.496cm" svg:y2="15.449cm">
          <text:p/>
        </draw:line>
        <draw:line draw:style-name="gr8" draw:text-style-name="P1" draw:layer="layout" svg:x1="15.341cm" svg:y1="15.33cm" svg:x2="15.395cm" svg:y2="15.47cm">
          <text:p/>
        </draw:line>
        <draw:line draw:style-name="gr8" draw:text-style-name="P1" draw:layer="layout" svg:x1="15.381cm" svg:y1="15.499cm" svg:x2="15.342cm" svg:y2="15.4cm">
          <text:p/>
        </draw:line>
        <draw:line draw:style-name="gr8" draw:text-style-name="P1" draw:layer="layout" svg:x1="15.502cm" svg:y1="15.5cm" svg:x2="15.419cm" svg:y2="15.446cm">
          <text:p/>
        </draw:line>
        <draw:line draw:style-name="gr8" draw:text-style-name="P1" draw:layer="layout" svg:x1="15.544cm" svg:y1="15.452cm" svg:x2="15.495cm" svg:y2="15.506cm">
          <text:p/>
        </draw:line>
        <draw:line draw:style-name="gr13" draw:text-style-name="P1" draw:layer="layout" svg:x1="15.496cm" svg:y1="15.37cm" svg:x2="15.559cm" svg:y2="15.46cm">
          <text:p/>
        </draw:line>
        <draw:line draw:style-name="gr13" draw:text-style-name="P1" draw:layer="layout" svg:x1="15.385cm" svg:y1="15.478cm" svg:x2="15.326cm" svg:y2="15.333cm">
          <text:p/>
        </draw:line>
        <draw:line draw:style-name="gr13" draw:text-style-name="P1" draw:layer="layout" svg:x1="15.419cm" svg:y1="15.459cm" svg:x2="15.384cm" svg:y2="15.478cm">
          <text:p/>
        </draw:line>
        <draw:line draw:style-name="gr8" draw:text-style-name="P1" draw:layer="layout" svg:x1="15.547cm" svg:y1="15.289cm" svg:x2="15.508cm" svg:y2="15.388cm">
          <text:p/>
        </draw:line>
        <draw:line draw:style-name="gr8" draw:text-style-name="P1" draw:layer="layout" svg:x1="15.536cm" svg:y1="15.293cm" svg:x2="15.649cm" svg:y2="15.271cm">
          <text:p/>
        </draw:line>
        <draw:line draw:style-name="gr8" draw:text-style-name="P1" draw:layer="layout" svg:x1="15.643cm" svg:y1="15.248cm" svg:x2="15.531cm" svg:y2="15.271cm">
          <text:p/>
        </draw:line>
        <draw:line draw:style-name="gr13" draw:text-style-name="P1" draw:layer="layout" svg:x1="15.538cm" svg:y1="15.279cm" svg:x2="15.496cm" svg:y2="15.371cm">
          <text:p/>
        </draw:line>
        <draw:line draw:style-name="gr13" draw:text-style-name="P1" draw:layer="layout" svg:x1="15.639cm" svg:y1="15.262cm" svg:x2="15.537cm" svg:y2="15.28cm">
          <text:p/>
        </draw:line>
        <draw:line draw:style-name="gr7" draw:text-style-name="P1" draw:layer="layout" svg:x1="15.718cm" svg:y1="15.434cm" svg:x2="15.718cm" svg:y2="15.282cm">
          <text:p/>
        </draw:line>
        <draw:line draw:style-name="gr8" draw:text-style-name="P1" draw:layer="layout" svg:x1="15.65cm" svg:y1="15.173cm" svg:x2="15.65cm" svg:y2="15.269cm">
          <text:p/>
        </draw:line>
        <draw:line draw:style-name="gr8" draw:text-style-name="P1" draw:layer="layout" svg:x1="15.511cm" svg:y1="15.07cm" svg:x2="15.548cm" svg:y2="15.158cm">
          <text:p/>
        </draw:line>
        <draw:line draw:style-name="gr8" draw:text-style-name="P1" draw:layer="layout" svg:x1="15.573cm" svg:y1="14.982cm" svg:x2="15.502cm" svg:y2="15.082cm">
          <text:p/>
        </draw:line>
        <draw:line draw:style-name="gr13" draw:text-style-name="P1" draw:layer="layout" svg:x1="15.638cm" svg:y1="15.179cm" svg:x2="15.638cm" svg:y2="15.262cm">
          <text:p/>
        </draw:line>
        <draw:line draw:style-name="gr13" draw:text-style-name="P1" draw:layer="layout" svg:x1="15.53cm" svg:y1="15.155cm" svg:x2="15.639cm" svg:y2="15.18cm">
          <text:p/>
        </draw:line>
        <draw:line draw:style-name="gr13" draw:text-style-name="P1" draw:layer="layout" svg:x1="15.496cm" svg:y1="15.062cm" svg:x2="15.531cm" svg:y2="15.156cm">
          <text:p/>
        </draw:line>
        <draw:line draw:style-name="gr8" draw:text-style-name="P1" draw:layer="layout" svg:x1="15.152cm" svg:y1="15.299cm" svg:x2="15.179cm" svg:y2="15.334cm">
          <text:p/>
        </draw:line>
        <draw:line draw:style-name="gr8" draw:text-style-name="P1" draw:layer="layout" svg:x1="15.116cm" svg:y1="15.192cm" svg:x2="15.13cm" svg:y2="15.275cm">
          <text:p/>
        </draw:line>
        <draw:line draw:style-name="gr8" draw:text-style-name="P1" draw:layer="layout" svg:x1="15.159cm" svg:y1="15.118cm" svg:x2="15.116cm" svg:y2="15.192cm">
          <text:p/>
        </draw:line>
        <draw:path draw:style-name="gr13" draw:text-style-name="P1" draw:layer="layout" svg:width="0.042cm" svg:height="0.185cm" svg:x="15.136cm" svg:y="15.131cm" svg:viewBox="0 0 43 186" svg:d="M43 186c-25-23-41-57-43-92-1-35 12-69 36-94">
          <text:p/>
        </draw:path>
        <draw:path draw:style-name="gr13" draw:text-style-name="P1" draw:layer="layout" svg:width="0.193cm" svg:height="0.05cm" svg:x="15.173cm" svg:y="15.098cm" svg:viewBox="0 0 194 51" svg:d="M0 31c59-48 146-40 194 20">
          <text:p/>
        </draw:path>
        <draw:path draw:style-name="gr13" draw:text-style-name="P1" draw:layer="layout" svg:width="0.059cm" svg:height="0.186cm" svg:x="15.328cm" svg:y="15.147cm" svg:viewBox="0 0 60 187" svg:d="M37 0c42 62 25 146-37 187">
          <text:p/>
        </draw:path>
        <draw:line draw:style-name="gr14" draw:text-style-name="P1" draw:layer="layout" svg:x1="15.015cm" svg:y1="15.27cm" svg:x2="15.086cm" svg:y2="15.256cm">
          <text:p/>
        </draw:line>
        <draw:line draw:style-name="gr14" draw:text-style-name="P1" draw:layer="layout" svg:x1="14.935cm" svg:y1="15.221cm" svg:x2="15.077cm" svg:y2="15.214cm">
          <text:p/>
        </draw:line>
        <draw:line draw:style-name="gr8" draw:text-style-name="P1" draw:layer="layout" svg:x1="15.129cm" svg:y1="15.277cm" svg:x2="15.14cm" svg:y2="15.295cm">
          <text:p/>
        </draw:line>
        <draw:line draw:style-name="gr8" draw:text-style-name="P1" draw:layer="layout" svg:x1="15.129cm" svg:y1="15.277cm" svg:x2="15.14cm" svg:y2="15.295cm">
          <text:p/>
        </draw:line>
        <draw:line draw:style-name="gr8" draw:text-style-name="P1" draw:layer="layout" svg:x1="14.904cm" svg:y1="15.19cm" svg:x2="14.904cm" svg:y2="15.255cm">
          <text:p/>
        </draw:line>
        <draw:line draw:style-name="gr15" draw:text-style-name="P1" draw:layer="layout" svg:x1="14.889cm" svg:y1="15.182cm" svg:x2="14.889cm" svg:y2="15.261cm">
          <text:p/>
        </draw:line>
        <draw:line draw:style-name="gr8" draw:text-style-name="P1" draw:layer="layout" svg:x1="15.14cm" svg:y1="15.297cm" svg:x2="15.172cm" svg:y2="15.325cm">
          <text:p/>
        </draw:line>
        <draw:line draw:style-name="gr8" draw:text-style-name="P1" draw:layer="layout" svg:x1="15.108cm" svg:y1="15.475cm" svg:x2="15.143cm" svg:y2="15.498cm">
          <text:p/>
        </draw:line>
        <draw:line draw:style-name="gr8" draw:text-style-name="P1" draw:layer="layout" svg:x1="15.146cm" svg:y1="15.496cm" svg:x2="15.212cm" svg:y2="15.328cm">
          <text:p/>
        </draw:line>
        <draw:line draw:style-name="gr13" draw:text-style-name="P1" draw:layer="layout" svg:x1="14.986cm" svg:y1="15.283cm" svg:x2="15.022cm" svg:y2="15.373cm">
          <text:p/>
        </draw:line>
        <draw:line draw:style-name="gr13" draw:text-style-name="P1" draw:layer="layout" svg:x1="15.104cm" svg:y1="15.459cm" svg:x2="15.136cm" svg:y2="15.48cm">
          <text:p/>
        </draw:line>
        <draw:line draw:style-name="gr17" draw:text-style-name="P1" draw:layer="layout" svg:x1="15.138cm" svg:y1="15.478cm" svg:x2="15.194cm" svg:y2="15.335cm">
          <text:p/>
        </draw:line>
        <draw:line draw:style-name="gr14" draw:text-style-name="P1" draw:layer="layout" svg:x1="15.164cm" svg:y1="15.018cm" svg:x2="15.183cm" svg:y2="15.055cm">
          <text:p/>
        </draw:line>
        <draw:line draw:style-name="gr8" draw:text-style-name="P1" draw:layer="layout" svg:x1="15.043cm" svg:y1="15.069cm" svg:x2="15.003cm" svg:y2="15.17cm">
          <text:p/>
        </draw:line>
        <draw:line draw:style-name="gr8" draw:text-style-name="P1" draw:layer="layout" svg:x1="14.955cm" svg:y1="14.983cm" svg:x2="15.015cm" svg:y2="15.069cm">
          <text:p/>
        </draw:line>
        <draw:line draw:style-name="gr8" draw:text-style-name="P1" draw:layer="layout" svg:x1="14.981cm" svg:y1="15.152cm" svg:x2="15.015cm" svg:y2="15.068cm">
          <text:p/>
        </draw:line>
        <draw:line draw:style-name="gr13" draw:text-style-name="P1" draw:layer="layout" svg:x1="14.993cm" svg:y1="15.16cm" svg:x2="15.028cm" svg:y2="15.072cm">
          <text:p/>
        </draw:line>
        <draw:line draw:style-name="gr8" draw:text-style-name="P1" draw:layer="layout" svg:x1="14.95cm" svg:y1="15.462cm" svg:x2="15.011cm" svg:y2="15.375cm">
          <text:p/>
        </draw:line>
        <draw:line draw:style-name="gr8" draw:text-style-name="P1" draw:layer="layout" svg:x1="15.024cm" svg:y1="15.532cm" svg:x2="14.951cm" svg:y2="15.462cm">
          <text:p/>
        </draw:line>
        <draw:line draw:style-name="gr8" draw:text-style-name="P1" draw:layer="layout" svg:x1="15.108cm" svg:y1="15.474cm" svg:x2="15.024cm" svg:y2="15.531cm">
          <text:p/>
        </draw:line>
        <draw:line draw:style-name="gr13" draw:text-style-name="P1" draw:layer="layout" svg:x1="14.969cm" svg:y1="15.461cm" svg:x2="15.022cm" svg:y2="15.377cm">
          <text:p/>
        </draw:line>
        <draw:line draw:style-name="gr15" draw:text-style-name="P1" draw:layer="layout" svg:x1="14.967cm" svg:y1="15.46cm" svg:x2="15.024cm" svg:y2="15.515cm">
          <text:p/>
        </draw:line>
        <draw:line draw:style-name="gr4" draw:text-style-name="P1" draw:layer="layout" svg:x1="15.025cm" svg:y1="15.515cm" svg:x2="15.103cm" svg:y2="15.46cm">
          <text:p/>
        </draw:line>
        <draw:polyline draw:style-name="gr8" draw:text-style-name="P1" draw:layer="layout" svg:width="0.047cm" svg:height="0.1cm" svg:x="15.844cm" svg:y="14.29cm" svg:viewBox="0 0 48 101" draw:points="48,101 0,101 0,0">
          <text:p/>
        </draw:polyline>
        <draw:line draw:style-name="gr8" draw:text-style-name="P1" draw:layer="layout" svg:x1="15.925cm" svg:y1="14.337cm" svg:x2="15.958cm" svg:y2="14.337cm">
          <text:p/>
        </draw:line>
        <draw:polyline draw:style-name="gr8" draw:text-style-name="P1" draw:layer="layout" svg:width="0.047cm" svg:height="0.1cm" svg:x="15.925cm" svg:y="14.29cm" svg:viewBox="0 0 48 101" draw:points="48,101 0,101 0,0 48,0">
          <text:p/>
        </draw:polyline>
        <draw:polygon draw:style-name="gr8" draw:text-style-name="P1" draw:layer="layout" svg:width="0.057cm" svg:height="0.1cm" svg:x="16.015cm" svg:y="14.29cm" svg:viewBox="0 0 58 101" draw:points="0,101 0,0 24,0 39,4 49,14 54,23 58,42 58,57 54,77 49,86 39,96 24,101">
          <text:p/>
        </draw:polygon>
        <draw:line draw:style-name="gr8" draw:text-style-name="P1" draw:layer="layout" svg:x1="16.168cm" svg:y1="14.39cm" svg:x2="16.111cm" svg:y2="14.39cm">
          <text:p/>
        </draw:line>
        <draw:polyline draw:style-name="gr8" draw:text-style-name="P1" draw:layer="layout" svg:width="0.028cm" svg:height="0.1cm" svg:x="16.111cm" svg:y="14.29cm" svg:viewBox="0 0 29 101" draw:points="29,101 29,0 20,14 10,23 0,28">
          <text:p/>
        </draw:polyline>
        <draw:polyline draw:style-name="gr8" draw:text-style-name="P1" draw:layer="layout" svg:width="0.009cm" svg:height="0.01cm" svg:x="16.206cm" svg:y="14.38cm" svg:viewBox="0 0 10 11" draw:points="4,0 10,5 4,11 0,5 4,0 4,11">
          <text:p/>
        </draw:polyline>
        <draw:polyline draw:style-name="gr8" draw:text-style-name="P1" draw:layer="layout" svg:width="0.01cm" svg:height="0.01cm" svg:x="16.253cm" svg:y="14.38cm" svg:viewBox="0 0 11 11" draw:points="5,0 11,5 5,11 0,5 5,0 5,11">
          <text:p/>
        </draw:polyline>
        <draw:polyline draw:style-name="gr8" draw:text-style-name="P1" draw:layer="layout" svg:width="0.047cm" svg:height="0.1cm" svg:x="16.306cm" svg:y="14.29cm" svg:viewBox="0 0 48 101" draw:points="48,101 0,101 0,0">
          <text:p/>
        </draw:polyline>
        <draw:line draw:style-name="gr8" draw:text-style-name="P1" draw:layer="layout" svg:x1="16.387cm" svg:y1="14.337cm" svg:x2="16.42cm" svg:y2="14.337cm">
          <text:p/>
        </draw:line>
        <draw:polyline draw:style-name="gr8" draw:text-style-name="P1" draw:layer="layout" svg:width="0.047cm" svg:height="0.1cm" svg:x="16.387cm" svg:y="14.29cm" svg:viewBox="0 0 48 101" draw:points="48,101 0,101 0,0 48,0">
          <text:p/>
        </draw:polyline>
        <draw:polygon draw:style-name="gr8" draw:text-style-name="P1" draw:layer="layout" svg:width="0.057cm" svg:height="0.1cm" svg:x="16.477cm" svg:y="14.29cm" svg:viewBox="0 0 58 101" draw:points="0,101 0,0 24,0 39,4 48,14 53,23 58,42 58,57 53,77 48,86 39,96 24,101">
          <text:p/>
        </draw:polygon>
        <draw:line draw:style-name="gr8" draw:text-style-name="P1" draw:layer="layout" svg:x1="16.629cm" svg:y1="14.39cm" svg:x2="16.572cm" svg:y2="14.39cm">
          <text:p/>
        </draw:line>
        <draw:polyline draw:style-name="gr8" draw:text-style-name="P1" draw:layer="layout" svg:width="0.028cm" svg:height="0.1cm" svg:x="16.572cm" svg:y="14.29cm" svg:viewBox="0 0 29 101" draw:points="29,101 29,0 20,14 9,23 0,28">
          <text:p/>
        </draw:polyline>
        <draw:polygon draw:style-name="gr8" draw:text-style-name="P1" draw:layer="layout" svg:width="0.057cm" svg:height="0.1cm" svg:x="16.667cm" svg:y="14.29cm" svg:viewBox="0 0 58 101" draw:points="25,0 34,0 44,4 49,9 54,19 58,38 58,62 54,82 49,91 44,96 34,101 25,101 15,96 11,91 5,82 0,62 0,38 5,19 11,9 15,4">
          <text:p/>
        </draw:polygon>
        <draw:line draw:style-name="gr8" draw:text-style-name="P1" draw:layer="layout" svg:x1="16.843cm" svg:y1="14.39cm" svg:x2="16.843cm" svg:y2="14.323cm">
          <text:p/>
        </draw:line>
        <draw:polyline draw:style-name="gr8" draw:text-style-name="P1" draw:layer="layout" svg:width="0.043cm" svg:height="0.067cm" svg:x="16.843cm" svg:y="14.323cm" svg:viewBox="0 0 44 68" draw:points="0,9 5,5 15,0 30,0 40,5 44,14 44,68">
          <text:p/>
        </draw:polyline>
        <draw:polyline draw:style-name="gr8" draw:text-style-name="P1" draw:layer="layout" svg:width="0.043cm" svg:height="0.067cm" svg:x="16.886cm" svg:y="14.323cm" svg:viewBox="0 0 44 68" draw:points="0,14 5,5 15,0 30,0 39,5 44,14 44,68">
          <text:p/>
        </draw:polyline>
        <draw:polygon draw:style-name="gr8" draw:text-style-name="P1" draw:layer="layout" svg:width="0.052cm" svg:height="0.067cm" svg:x="16.972cm" svg:y="14.323cm" svg:viewBox="0 0 53 68" draw:points="20,68 10,63 5,58 0,49 0,19 5,9 10,5 20,0 34,0 44,5 49,9 53,19 53,49 49,58 44,63 34,68">
          <text:p/>
        </draw:polygon>
        <draw:line draw:style-name="gr8" draw:text-style-name="P1" draw:layer="layout" svg:x1="17.11cm" svg:y1="14.323cm" svg:x2="17.11cm" svg:y2="14.39cm">
          <text:p/>
        </draw:line>
        <draw:polyline draw:style-name="gr8" draw:text-style-name="P1" draw:layer="layout" svg:width="0.043cm" svg:height="0.067cm" svg:x="17.067cm" svg:y="14.323cm" svg:viewBox="0 0 44 68" draw:points="0,0 0,53 5,63 16,68 30,68 39,63 44,58">
          <text:p/>
        </draw:polyline>
        <draw:line draw:style-name="gr8" draw:text-style-name="P1" draw:layer="layout" svg:x1="17.158cm" svg:y1="14.323cm" svg:x2="17.158cm" svg:y2="14.39cm">
          <text:p/>
        </draw:line>
        <draw:polyline draw:style-name="gr8" draw:text-style-name="P1" draw:layer="layout" svg:width="0.043cm" svg:height="0.067cm" svg:x="17.158cm" svg:y="14.323cm" svg:viewBox="0 0 44 68" draw:points="0,9 5,5 14,0 28,0 38,5 44,14 44,68">
          <text:p/>
        </draw:polyline>
        <draw:line draw:style-name="gr8" draw:text-style-name="P1" draw:layer="layout" svg:x1="17.234cm" svg:y1="14.323cm" svg:x2="17.272cm" svg:y2="14.323cm">
          <text:p/>
        </draw:line>
        <draw:polyline draw:style-name="gr8" draw:text-style-name="P1" draw:layer="layout" svg:width="0.024cm" svg:height="0.1cm" svg:x="17.248cm" svg:y="14.29cm" svg:viewBox="0 0 25 101" draw:points="0,0 0,86 5,96 15,101 25,101">
          <text:p/>
        </draw:polyline>
        <draw:polyline draw:style-name="gr8" draw:text-style-name="P1" draw:layer="layout" svg:width="0.047cm" svg:height="0.067cm" svg:x="17.301cm" svg:y="14.323cm" svg:viewBox="0 0 48 68" draw:points="44,63 34,68 14,68 4,63 0,53 0,14 4,5 14,0 34,0 44,5 48,14 48,24 0,34">
          <text:p/>
        </draw:polyline>
        <draw:line draw:style-name="gr8" draw:text-style-name="P1" draw:layer="layout" svg:x1="17.434cm" svg:y1="14.39cm" svg:x2="17.434cm" svg:y2="14.29cm">
          <text:p/>
        </draw:line>
        <draw:polyline draw:style-name="gr8" draw:text-style-name="P1" draw:layer="layout" svg:width="0.048cm" svg:height="0.067cm" svg:x="17.386cm" svg:y="14.323cm" svg:viewBox="0 0 49 68" draw:points="49,63 39,68 19,68 10,63 5,58 0,49 0,19 5,9 10,5 19,0 39,0 49,5">
          <text:p/>
        </draw:polyline>
        <draw:line draw:style-name="gr8" draw:text-style-name="P1" draw:layer="layout" svg:x1="17.543cm" svg:y1="14.323cm" svg:x2="17.582cm" svg:y2="14.323cm">
          <text:p/>
        </draw:line>
        <draw:polyline draw:style-name="gr8" draw:text-style-name="P1" draw:layer="layout" svg:width="0.024cm" svg:height="0.1cm" svg:x="17.558cm" svg:y="14.29cm" svg:viewBox="0 0 25 101" draw:points="0,0 0,86 6,96 15,101 25,101">
          <text:p/>
        </draw:polyline>
        <draw:polygon draw:style-name="gr8" draw:text-style-name="P1" draw:layer="layout" svg:width="0.053cm" svg:height="0.067cm" svg:x="17.61cm" svg:y="14.323cm" svg:viewBox="0 0 54 68" draw:points="19,68 10,63 5,58 0,49 0,19 5,9 10,5 19,0 34,0 43,5 49,9 54,19 54,49 49,58 43,63 34,68">
          <text:p/>
        </draw:polygon>
        <draw:line draw:style-name="gr8" draw:text-style-name="P1" draw:layer="layout" svg:x1="17.767cm" svg:y1="14.323cm" svg:x2="17.805cm" svg:y2="14.323cm">
          <text:p/>
        </draw:line>
        <draw:polyline draw:style-name="gr8" draw:text-style-name="P1" draw:layer="layout" svg:width="0.023cm" svg:height="0.1cm" svg:x="17.782cm" svg:y="14.29cm" svg:viewBox="0 0 24 101" draw:points="0,0 0,86 4,96 15,101 24,101">
          <text:p/>
        </draw:polyline>
        <draw:line draw:style-name="gr8" draw:text-style-name="P1" draw:layer="layout" svg:x1="17.839cm" svg:y1="14.39cm" svg:x2="17.839cm" svg:y2="14.29cm">
          <text:p/>
        </draw:line>
        <draw:polyline draw:style-name="gr8" draw:text-style-name="P1" draw:layer="layout" svg:width="0.043cm" svg:height="0.067cm" svg:x="17.839cm" svg:y="14.323cm" svg:viewBox="0 0 44 68" draw:points="44,68 44,14 39,5 28,0 14,0 5,5 0,9">
          <text:p/>
        </draw:polyline>
        <draw:polyline draw:style-name="gr8" draw:text-style-name="P1" draw:layer="layout" svg:width="0.048cm" svg:height="0.067cm" svg:x="17.924cm" svg:y="14.323cm" svg:viewBox="0 0 49 68" draw:points="44,63 35,68 16,68 5,63 0,53 0,14 5,5 16,0 35,0 44,5 49,14 49,24 0,34">
          <text:p/>
        </draw:polyline>
        <draw:line draw:style-name="gr8" draw:text-style-name="P1" draw:layer="layout" svg:x1="18.091cm" svg:y1="14.39cm" svg:x2="18.091cm" svg:y2="14.29cm">
          <text:p/>
        </draw:line>
        <draw:polyline draw:style-name="gr8" draw:text-style-name="P1" draw:layer="layout" svg:width="0.048cm" svg:height="0.067cm" svg:x="18.091cm" svg:y="14.323cm" svg:viewBox="0 0 49 68" draw:points="0,5 10,0 30,0 39,5 44,9 49,19 49,49 44,58 39,63 30,68 10,68 0,63">
          <text:p/>
        </draw:polyline>
        <draw:polyline draw:style-name="gr8" draw:text-style-name="P1" draw:layer="layout" svg:width="0.042cm" svg:height="0.067cm" svg:x="18.182cm" svg:y="14.323cm" svg:viewBox="0 0 43 68" draw:points="43,68 43,14 39,5 29,0 9,0 0,5">
          <text:p/>
        </draw:polyline>
        <draw:polyline draw:style-name="gr8" draw:text-style-name="P1" draw:layer="layout" svg:width="0.047cm" svg:height="0.043cm" svg:x="18.177cm" svg:y="14.347cm" svg:viewBox="0 0 48 44" draw:points="48,38 39,44 14,44 5,38 0,28 0,19 5,9 14,4 39,4 48,0">
          <text:p/>
        </draw:polyline>
        <draw:polyline draw:style-name="gr8" draw:text-style-name="P1" draw:layer="layout" svg:width="0.048cm" svg:height="0.067cm" svg:x="18.267cm" svg:y="14.323cm" svg:viewBox="0 0 49 68" draw:points="49,63 38,68 19,68 10,63 5,58 0,49 0,19 5,9 10,5 19,0 38,0 49,5">
          <text:p/>
        </draw:polyline>
        <draw:line draw:style-name="gr8" draw:text-style-name="P1" draw:layer="layout" svg:x1="18.358cm" svg:y1="14.39cm" svg:x2="18.358cm" svg:y2="14.29cm">
          <text:p/>
        </draw:line>
        <draw:line draw:style-name="gr8" draw:text-style-name="P1" draw:layer="layout" svg:x1="18.367cm" svg:y1="14.351cm" svg:x2="18.397cm" svg:y2="14.391cm">
          <text:p/>
        </draw:line>
        <draw:line draw:style-name="gr8" draw:text-style-name="P1" draw:layer="layout" svg:x1="18.397cm" svg:y1="14.323cm" svg:x2="18.358cm" svg:y2="14.362cm">
          <text:p/>
        </draw:line>
        <draw:polyline draw:style-name="gr8" draw:text-style-name="P1" draw:layer="layout" svg:width="0.043cm" svg:height="0.067cm" svg:x="18.51cm" svg:y="14.323cm" svg:viewBox="0 0 44 68" draw:points="0,63 10,68 29,68 39,63 44,53 44,49 39,39 29,34 15,34 5,28 0,19 0,14 5,5 15,0 29,0 39,5">
          <text:p/>
        </draw:polyline>
        <draw:line draw:style-name="gr8" draw:text-style-name="P1" draw:layer="layout" svg:x1="18.596cm" svg:y1="14.39cm" svg:x2="18.596cm" svg:y2="14.323cm">
          <text:p/>
        </draw:line>
        <draw:polyline draw:style-name="gr8" draw:text-style-name="P1" draw:layer="layout" svg:width="0.01cm" svg:height="0.009cm" svg:x="18.591cm" svg:y="14.29cm" svg:viewBox="0 0 11 10" draw:points="5,0 0,4 5,10 11,4 5,0 5,10">
          <text:p/>
        </draw:polyline>
        <draw:line draw:style-name="gr8" draw:text-style-name="P1" draw:layer="layout" svg:x1="18.687cm" svg:y1="14.39cm" svg:x2="18.687cm" svg:y2="14.29cm">
          <text:p/>
        </draw:line>
        <draw:polyline draw:style-name="gr8" draw:text-style-name="P1" draw:layer="layout" svg:width="0.048cm" svg:height="0.067cm" svg:x="18.639cm" svg:y="14.323cm" svg:viewBox="0 0 49 68" draw:points="49,63 38,68 19,68 9,63 5,58 0,49 0,19 5,9 9,5 19,0 38,0 49,5">
          <text:p/>
        </draw:polyline>
        <draw:polyline draw:style-name="gr8" draw:text-style-name="P1" draw:layer="layout" svg:width="0.049cm" svg:height="0.067cm" svg:x="18.729cm" svg:y="14.323cm" svg:viewBox="0 0 50 68" draw:points="44,63 35,68 16,68 6,63 0,53 0,14 6,5 16,0 35,0 44,5 50,14 50,24 0,34">
          <text:p/>
        </draw:polyline>
        <draw:polyline draw:style-name="gr7" draw:text-style-name="P1" draw:layer="layout" svg:width="0.086cm" svg:height="0.17cm" svg:x="15.17cm" svg:y="14.129cm" svg:viewBox="0 0 87 171" draw:points="0,171 0,0 58,0 73,8 80,16 87,33 87,57 80,73 73,81 58,89 0,89">
          <text:p/>
        </draw:polyline>
        <draw:line draw:style-name="gr7" draw:text-style-name="P1" draw:layer="layout" svg:x1="15.321cm" svg:y1="14.299cm" svg:x2="15.321cm" svg:y2="14.129cm">
          <text:p/>
        </draw:line>
        <draw:polyline draw:style-name="gr7" draw:text-style-name="P1" draw:layer="layout" svg:width="0.071cm" svg:height="0.113cm" svg:x="15.321cm" svg:y="14.186cm" svg:viewBox="0 0 72 114" draw:points="0,8 14,0 42,0 58,8 64,16 72,32 72,81 64,97 58,105 42,114 14,114 0,105">
          <text:p/>
        </draw:polyline>
        <draw:line draw:style-name="gr11" draw:text-style-name="P1" draw:layer="layout" svg:x1="15.15cm" svg:y1="14.108cm" svg:x2="15.394cm" svg:y2="14.351cm">
          <text:p/>
        </draw:line>
        <draw:polyline draw:style-name="gr7" draw:text-style-name="P1" draw:layer="layout" svg:width="0.073cm" svg:height="0.127cm" svg:x="17.437cm" svg:y="14.496cm" svg:viewBox="0 0 74 128" draw:points="0,0 0,104 7,116 12,122 25,128 50,128 61,122 68,116 74,104 74,0">
          <text:p/>
        </draw:polyline>
        <draw:line draw:style-name="gr7" draw:text-style-name="P1" draw:layer="layout" svg:x1="17.637cm" svg:y1="14.623cm" svg:x2="17.564cm" svg:y2="14.623cm">
          <text:p/>
        </draw:line>
        <draw:polyline draw:style-name="gr7" draw:text-style-name="P1" draw:layer="layout" svg:width="0.037cm" svg:height="0.127cm" svg:x="17.564cm" svg:y="14.496cm" svg:viewBox="0 0 38 128" draw:points="38,128 38,0 26,18 12,30 0,37">
          <text:p/>
        </draw:polyline>
        <draw:line draw:style-name="gr14" draw:text-style-name="P1" draw:layer="layout" svg:x1="15.388cm" svg:y1="15.333cm" svg:x2="15.451cm" svg:y2="15.367cm">
          <text:p/>
        </draw:line>
        <draw:line draw:style-name="gr14" draw:text-style-name="P1" draw:layer="layout" svg:x1="15.42cm" svg:y1="15.291cm" svg:x2="15.482cm" svg:y2="15.303cm">
          <text:p/>
        </draw:line>
        <draw:line draw:style-name="gr8" draw:text-style-name="P1" draw:layer="layout" svg:x1="15.402cm" svg:y1="15.203cm" svg:x2="15.378cm" svg:y2="15.135cm">
          <text:p/>
        </draw:line>
        <draw:line draw:style-name="gr8" draw:text-style-name="P1" draw:layer="layout" svg:x1="15.4cm" svg:y1="15.253cm" svg:x2="15.4cm" svg:y2="15.201cm">
          <text:p/>
        </draw:line>
        <draw:line draw:style-name="gr8" draw:text-style-name="P1" draw:layer="layout" svg:x1="15.363cm" svg:y1="15.325cm" svg:x2="15.401cm" svg:y2="15.253cm">
          <text:p/>
        </draw:line>
        <draw:line draw:style-name="gr8" draw:text-style-name="P1" draw:layer="layout" svg:x1="15.502cm" svg:y1="14.912cm" svg:x2="15.573cm" svg:y2="14.982cm">
          <text:p/>
        </draw:line>
        <draw:line draw:style-name="gr8" draw:text-style-name="P1" draw:layer="layout" svg:x1="15.401cm" svg:y1="14.981cm" svg:x2="15.503cm" svg:y2="14.912cm">
          <text:p/>
        </draw:line>
        <draw:line draw:style-name="gr13" draw:text-style-name="P1" draw:layer="layout" svg:x1="15.559cm" svg:y1="14.983cm" svg:x2="15.496cm" svg:y2="15.063cm">
          <text:p/>
        </draw:line>
        <draw:line draw:style-name="gr13" draw:text-style-name="P1" draw:layer="layout" svg:x1="15.502cm" svg:y1="14.928cm" svg:x2="15.559cm" svg:y2="14.984cm">
          <text:p/>
        </draw:line>
        <draw:line draw:style-name="gr13" draw:text-style-name="P1" draw:layer="layout" svg:x1="15.412cm" svg:y1="14.992cm" svg:x2="15.503cm" svg:y2="14.928cm">
          <text:p/>
        </draw:line>
        <draw:path draw:style-name="gr11" draw:text-style-name="P1" draw:layer="layout" svg:width="0.061cm" svg:height="0.06cm" svg:x="17.716cm" svg:y="15.554cm" svg:viewBox="0 0 62 61" svg:d="M62 31c0 17-13 30-30 30s-32-13-32-30c0-18 15-31 32-31s30 13 30 31z">
          <text:p/>
        </draw:path>
        <draw:line draw:style-name="gr7" draw:text-style-name="P1" draw:layer="layout" svg:x1="17.707cm" svg:y1="15.529cm" svg:x2="17.687cm" svg:y2="15.55cm">
          <text:p/>
        </draw:line>
        <draw:line draw:style-name="gr7" draw:text-style-name="P1" draw:layer="layout" svg:x1="17.687cm" svg:y1="15.549cm" svg:x2="17.387cm" svg:y2="15.549cm">
          <text:p/>
        </draw:line>
        <draw:path draw:style-name="gr11" draw:text-style-name="P1" draw:layer="layout" svg:width="0.061cm" svg:height="0.061cm" svg:x="17.606cm" svg:y="15.444cm" svg:viewBox="0 0 62 62" svg:d="M62 31c0 17-14 31-30 31-17 0-32-14-32-31 0-16 15-31 32-31 16 0 30 15 30 31z">
          <text:p/>
        </draw:path>
        <draw:line draw:style-name="gr10" draw:text-style-name="P1" draw:layer="layout" svg:x1="17.639cm" svg:y1="15.231cm" svg:x2="17.639cm" svg:y2="15.267cm">
          <text:p/>
        </draw:line>
        <draw:polyline draw:style-name="gr10" draw:text-style-name="P1" draw:layer="layout" svg:width="0.064cm" svg:height="0.019cm" svg:x="17.575cm" svg:y="15.248cm" svg:viewBox="0 0 65 20" draw:points="65,0 0,0 9,8 16,14 19,20">
          <text:p/>
        </draw:polyline>
        <draw:polyline draw:style-name="gr10" draw:text-style-name="P1" draw:layer="layout" svg:width="0.064cm" svg:height="0.036cm" svg:x="17.575cm" svg:y="15.17cm" svg:viewBox="0 0 65 37" draw:points="0,4 0,35 30,37 28,35 25,28 25,13 28,7 30,4 38,0 53,0 59,4 62,7 65,13 65,28 62,35 59,37">
          <text:p/>
        </draw:polyline>
        <draw:polygon draw:style-name="gr10" draw:text-style-name="P1" draw:layer="layout" svg:width="0.064cm" svg:height="0.036cm" svg:x="17.575cm" svg:y="15.11cm" svg:viewBox="0 0 65 37" draw:points="0,21 0,15 3,9 7,6 12,2 25,0 41,0 53,2 59,6 62,9 65,15 65,21 62,27 59,31 53,34 41,37 25,37 12,34 7,31 3,27">
          <text:p/>
        </draw:polygon>
        <draw:line draw:style-name="gr10" draw:text-style-name="P1" draw:layer="layout" svg:x1="17.639cm" svg:y1="15.082cm" svg:x2="17.596cm" svg:y2="15.082cm">
          <text:p/>
        </draw:line>
        <draw:polyline draw:style-name="gr10" draw:text-style-name="P1" draw:layer="layout" svg:width="0.043cm" svg:height="0.027cm" svg:x="17.596cm" svg:y="15.055cm" svg:viewBox="0 0 44 28" draw:points="7,28 4,24 0,18 0,9 4,3 9,0 44,0">
          <text:p/>
        </draw:polyline>
        <draw:polyline draw:style-name="gr10" draw:text-style-name="P1" draw:layer="layout" svg:width="0.043cm" svg:height="0.027cm" svg:x="17.596cm" svg:y="15.028cm" svg:viewBox="0 0 44 28" draw:points="9,28 4,24 0,18 0,9 4,3 9,0 44,0">
          <text:p/>
        </draw:polyline>
        <draw:line draw:style-name="gr10" draw:text-style-name="P1" draw:layer="layout" svg:x1="17.639cm" svg:y1="14.998cm" svg:x2="17.596cm" svg:y2="14.998cm">
          <text:p/>
        </draw:line>
        <draw:polyline draw:style-name="gr10" draw:text-style-name="P1" draw:layer="layout" svg:width="0.007cm" svg:height="0.007cm" svg:x="17.575cm" svg:y="14.994cm" svg:viewBox="0 0 8 8" draw:points="0,5 4,8 8,5 4,0 0,5 8,5">
          <text:p/>
        </draw:polyline>
        <draw:polyline draw:style-name="gr10" draw:text-style-name="P1" draw:layer="layout" svg:width="0.064cm" svg:height="0.008cm" svg:x="17.575cm" svg:y="14.959cm" svg:viewBox="0 0 65 9" draw:points="65,0 62,6 56,9 0,9">
          <text:p/>
        </draw:polyline>
        <draw:line draw:style-name="gr7" draw:text-style-name="P1" draw:layer="layout" svg:x1="17.706cm" svg:y1="14.679cm" svg:x2="17.706cm" svg:y2="15.529cm">
          <text:p/>
        </draw:line>
        <draw:line draw:style-name="gr7" draw:text-style-name="P1" draw:layer="layout" svg:x1="17.387cm" svg:y1="15.549cm" svg:x2="17.387cm" svg:y2="14.679cm">
          <text:p/>
        </draw:line>
        <draw:polyline draw:style-name="gr9" draw:text-style-name="P1" draw:layer="layout" svg:width="0.076cm" svg:height="0.044cm" svg:x="17.454cm" svg:y="15.308cm" svg:viewBox="0 0 77 45" draw:points="73,45 77,34 77,15 73,8 70,4 62,0 55,0 47,4 43,8 40,15 37,30 33,38 29,41 22,45 15,45 7,41 4,38 0,30 0,11 4,0">
          <text:p/>
        </draw:polyline>
        <draw:polygon draw:style-name="gr9" draw:text-style-name="P1" draw:layer="layout" svg:width="0.076cm" svg:height="0.051cm" svg:x="17.454cm" svg:y="15.228cm" svg:viewBox="0 0 77 52" draw:points="0,33 0,18 4,12 11,4 25,0 51,0 67,4 73,12 77,18 77,33 73,41 67,48 51,52 25,52 11,48 4,41">
          <text:p/>
        </draw:polygon>
        <draw:line draw:style-name="gr9" draw:text-style-name="P1" draw:layer="layout" svg:x1="17.53cm" svg:y1="15.196cm" svg:x2="17.454cm" svg:y2="15.196cm">
          <text:p/>
        </draw:line>
        <draw:polyline draw:style-name="gr9" draw:text-style-name="P1" draw:layer="layout" svg:width="0.076cm" svg:height="0.047cm" svg:x="17.454cm" svg:y="15.116cm" svg:viewBox="0 0 77 48" draw:points="70,0 73,3 77,14 77,22 73,33 67,40 58,45 43,48 33,48 18,45 11,40 4,33 0,22 0,14 4,3 7,0">
          <text:p/>
        </draw:polyline>
        <draw:line draw:style-name="gr9" draw:text-style-name="P1" draw:layer="layout" svg:x1="17.501cm" svg:y1="15.083cm" svg:x2="17.501cm" svg:y2="15.025cm">
          <text:p/>
        </draw:line>
        <draw:line draw:style-name="gr9" draw:text-style-name="P1" draw:layer="layout" svg:x1="17.53cm" svg:y1="14.949cm" svg:x2="17.53cm" svg:y2="14.992cm">
          <text:p/>
        </draw:line>
        <draw:polyline draw:style-name="gr9" draw:text-style-name="P1" draw:layer="layout" svg:width="0.076cm" svg:height="0.021cm" svg:x="17.454cm" svg:y="14.971cm" svg:viewBox="0 0 77 22" draw:points="77,0 0,0 11,7 18,16 22,22">
          <text:p/>
        </draw:polyline>
        <draw:line draw:style-name="gr9" draw:text-style-name="P1" draw:layer="layout" svg:x1="17.479cm" svg:y1="14.884cm" svg:x2="17.53cm" svg:y2="14.884cm">
          <text:p/>
        </draw:line>
        <draw:polyline draw:style-name="gr9" draw:text-style-name="P1" draw:layer="layout" svg:width="0.055cm" svg:height="0.047cm" svg:x="17.45cm" svg:y="14.873cm" svg:viewBox="0 0 56 48" draw:points="0,30 56,48 56,0">
          <text:p/>
        </draw:polyline>
        <draw:line draw:style-name="gr7" draw:text-style-name="P1" draw:layer="layout" svg:x1="17.387cm" svg:y1="14.679cm" svg:x2="17.706cm" svg:y2="14.679cm">
          <text:p/>
        </draw:line>
        <draw:line draw:style-name="gr7" draw:text-style-name="P1" draw:layer="layout" svg:x1="16.861cm" svg:y1="15.434cm" svg:x2="16.861cm" svg:y2="15.282cm">
          <text:p/>
        </draw:line>
        <draw:line draw:style-name="gr7" draw:text-style-name="P1" draw:layer="layout" svg:x1="17.09cm" svg:y1="15.434cm" svg:x2="17.09cm" svg:y2="15.282cm">
          <text:p/>
        </draw:line>
        <draw:line draw:style-name="gr7" draw:text-style-name="P1" draw:layer="layout" svg:x1="16.8cm" svg:y1="15.379cm" svg:x2="16.739cm" svg:y2="15.423cm">
          <text:p/>
        </draw:line>
        <draw:polyline draw:style-name="gr7" draw:text-style-name="P1" draw:layer="layout" svg:width="0.127cm" svg:height="0.073cm" svg:x="16.672cm" svg:y="15.379cm" svg:viewBox="0 0 128 74" draw:points="128,74 0,74 0,24 6,12 12,6 25,0 43,0 55,6 61,12 68,24 68,74">
          <text:p/>
        </draw:polyline>
        <draw:polyline draw:style-name="gr7" draw:text-style-name="P1" draw:layer="layout" svg:width="0.127cm" svg:height="0.079cm" svg:x="16.672cm" svg:y="15.258cm" svg:viewBox="0 0 128 80" draw:points="0,80 0,0 49,42 49,24 55,12 61,6 73,0 104,0 116,6 122,12 128,24 128,61 122,74 116,80">
          <text:p/>
        </draw:polyline>
        <draw:line draw:style-name="gr7" draw:text-style-name="P1" draw:layer="layout" svg:x1="19.147cm" svg:y1="15.434cm" svg:x2="19.147cm" svg:y2="15.282cm">
          <text:p/>
        </draw:line>
        <draw:line draw:style-name="gr7" draw:text-style-name="P1" draw:layer="layout" svg:x1="19.375cm" svg:y1="15.434cm" svg:x2="19.375cm" svg:y2="15.282cm">
          <text:p/>
        </draw:line>
        <draw:line draw:style-name="gr7" draw:text-style-name="P1" draw:layer="layout" svg:x1="19.548cm" svg:y1="15.377cm" svg:x2="19.487cm" svg:y2="15.42cm">
          <text:p/>
        </draw:line>
        <draw:polyline draw:style-name="gr7" draw:text-style-name="P1" draw:layer="layout" svg:width="0.127cm" svg:height="0.072cm" svg:x="19.42cm" svg:y="15.377cm" svg:viewBox="0 0 128 73" draw:points="128,73 0,73 0,24 6,12 12,6 24,0 43,0 55,6 62,12 68,24 68,73">
          <text:p/>
        </draw:polyline>
        <draw:polyline draw:style-name="gr7" draw:text-style-name="P1" draw:layer="layout" svg:width="0.127cm" svg:height="0.072cm" svg:x="19.42cm" svg:y="15.256cm" svg:viewBox="0 0 128 73" draw:points="0,6 0,67 62,73 55,67 50,55 50,24 55,12 62,6 74,0 104,0 116,6 122,12 128,24 128,55 122,67 116,73">
          <text:p/>
        </draw:polyline>
        <draw:line draw:style-name="gr7" draw:text-style-name="P1" draw:layer="layout" svg:x1="18.004cm" svg:y1="15.434cm" svg:x2="18.004cm" svg:y2="15.282cm">
          <text:p/>
        </draw:line>
        <draw:line draw:style-name="gr7" draw:text-style-name="P1" draw:layer="layout" svg:x1="18.232cm" svg:y1="15.434cm" svg:x2="18.232cm" svg:y2="15.282cm">
          <text:p/>
        </draw:line>
        <draw:line draw:style-name="gr7" draw:text-style-name="P1" draw:layer="layout" svg:x1="18.416cm" svg:y1="15.379cm" svg:x2="18.354cm" svg:y2="15.423cm">
          <text:p/>
        </draw:line>
        <draw:polyline draw:style-name="gr7" draw:text-style-name="P1" draw:layer="layout" svg:width="0.128cm" svg:height="0.073cm" svg:x="18.287cm" svg:y="15.379cm" svg:viewBox="0 0 129 74" draw:points="129,74 0,74 0,24 6,12 13,6 24,0 43,0 55,6 61,12 68,24 68,74">
          <text:p/>
        </draw:polyline>
        <draw:line draw:style-name="gr7" draw:text-style-name="P1" draw:layer="layout" svg:x1="18.33cm" svg:y1="15.27cm" svg:x2="18.415cm" svg:y2="15.27cm">
          <text:p/>
        </draw:line>
        <draw:polyline draw:style-name="gr7" draw:text-style-name="P1" draw:layer="layout" svg:width="0.091cm" svg:height="0.079cm" svg:x="18.281cm" svg:y="15.252cm" svg:viewBox="0 0 92 80" draw:points="0,48 92,80 92,0">
          <text:p/>
        </draw:polyline>
        <draw:line draw:style-name="gr14" draw:text-style-name="P1" draw:layer="layout" svg:x1="15.505cm" svg:y1="15.175cm" svg:x2="15.432cm" svg:y2="15.191cm">
          <text:p/>
        </draw:line>
        <draw:line draw:style-name="gr14" draw:text-style-name="P1" draw:layer="layout" svg:x1="15.481cm" svg:y1="15.106cm" svg:x2="15.414cm" svg:y2="15.144cm">
          <text:p/>
        </draw:line>
        <draw:line draw:style-name="gr14" draw:text-style-name="P1" draw:layer="layout" svg:x1="15.586cm" svg:y1="15.218cm" svg:x2="15.439cm" svg:y2="15.227cm">
          <text:p/>
        </draw:line>
        <draw:line draw:style-name="gr7" draw:text-style-name="P1" draw:layer="layout" svg:x1="15.946cm" svg:y1="15.434cm" svg:x2="15.946cm" svg:y2="15.282cm">
          <text:p/>
        </draw:line>
        <draw:line draw:style-name="gr7" draw:text-style-name="P1" draw:layer="layout" svg:x1="16.122cm" svg:y1="15.382cm" svg:x2="16.06cm" svg:y2="15.425cm">
          <text:p/>
        </draw:line>
        <draw:polyline draw:style-name="gr7" draw:text-style-name="P1" draw:layer="layout" svg:width="0.127cm" svg:height="0.072cm" svg:x="15.994cm" svg:y="15.382cm" svg:viewBox="0 0 128 73" draw:points="128,73 0,73 0,24 6,12 12,6 24,0 42,0 54,6 60,12 66,24 66,73">
          <text:p/>
        </draw:polyline>
        <draw:polyline draw:style-name="gr7" draw:text-style-name="P1" draw:layer="layout" svg:width="0.127cm" svg:height="0.079cm" svg:x="15.994cm" svg:y="15.261cm" svg:viewBox="0 0 128 80" draw:points="12,73 6,67 0,54 0,24 6,12 12,6 24,0 36,0 54,6 128,80 128,0">
          <text:p/>
        </draw:polyline>
        <draw:polygon draw:style-name="gr18" draw:text-style-name="P2" draw:layer="layout" svg:width="0.163cm" svg:height="0.164cm" svg:x="7.75cm" svg:y="14.768cm" svg:viewBox="0 0 164 165" draw:points="164,73 159,55 151,39 140,24 126,13 110,5 91,0 73,0 55,5 38,12 24,24 12,38 4,54 0,72 0,90 3,108 11,124 22,139 36,151 53,160 71,164 89,165 108,161 124,153 139,141 150,128 159,111 163,94">
          <text:p/>
        </draw:polygon>
        <draw:polygon draw:style-name="gr18" draw:text-style-name="P2" draw:layer="layout" svg:width="0.163cm" svg:height="0.163cm" svg:x="6.226cm" svg:y="14.642cm" svg:viewBox="0 0 164 164" draw:points="164,72 159,54 152,38 140,23 126,12 110,4 92,0 74,0 56,4 38,11 24,23 12,37 4,53 0,71 0,89 3,107 11,124 22,139 36,150 54,159 72,163 90,164 108,160 124,152 139,141 150,127 158,111 163,93">
          <text:p/>
        </draw:polygon>
        <draw:polygon draw:style-name="gr18" draw:text-style-name="P2" draw:layer="layout" svg:width="0.163cm" svg:height="0.163cm" svg:x="6.226cm" svg:y="14.896cm" svg:viewBox="0 0 164 164" draw:points="160,0 162,1 163,3 164,5 164,158 163,160 162,162 160,163 158,164 5,164 3,163 1,162 0,160 0,158 0,5 0,3 1,1 3,0 5,0 158,0">
          <text:p/>
        </draw:polygon>
        <draw:polygon draw:style-name="gr18" draw:text-style-name="P2" draw:layer="layout" svg:width="0.188cm" svg:height="0.163cm" svg:x="6.213cm" svg:y="15.137cm" svg:viewBox="0 0 189 164" draw:points="186,0 188,1 189,3 189,5 189,158 189,161 188,162 186,163 184,164 5,164 3,163 2,162 1,161 0,158 0,5 1,3 2,1 3,0 5,0 184,0">
          <text:p/>
        </draw:polygon>
        <draw:polygon draw:style-name="gr18" draw:text-style-name="P2" draw:layer="layout" svg:width="0.34cm" svg:height="0.34cm" svg:x="7.026cm" svg:y="15.188cm" svg:viewBox="0 0 341 341" draw:points="341,157 337,131 330,107 318,84 303,63 286,43 264,28 242,15 217,6 192,1 166,0 141,2 116,9 92,19 70,32 50,49 33,68 19,91 9,114 2,139 0,165 1,191 6,216 15,240 27,263 43,285 62,303 83,318 106,329 130,337 156,341 182,341 208,338 233,330 256,319 277,304 297,286 313,265 326,242 335,218 340,193">
          <text:p/>
        </draw:polygon>
        <draw:polygon draw:style-name="gr18" draw:text-style-name="P2" draw:layer="layout" svg:width="0.34cm" svg:height="0.34cm" svg:x="7.026cm" svg:y="14.172cm" svg:viewBox="0 0 341 341" draw:points="341,157 337,131 330,107 318,84 303,63 286,44 264,28 242,15 217,6 192,1 166,0 141,2 116,9 92,19 70,32 50,49 33,68 19,91 9,114 2,139 0,165 1,191 6,216 15,240 27,263 43,285 62,303 83,318 106,329 130,337 156,341 182,341 208,338 233,330 256,319 277,304 297,286 313,265 326,242 335,218 340,193">
          <text:p/>
        </draw:polygon>
        <draw:polygon draw:style-name="gr18" draw:text-style-name="P2" draw:layer="layout" svg:width="0.163cm" svg:height="0.163cm" svg:x="1.654cm" svg:y="14.642cm" svg:viewBox="0 0 164 164" draw:points="164,72 159,54 151,38 140,23 126,12 110,4 92,0 74,0 55,4 38,11 24,23 12,37 4,53 0,71 0,89 3,107 11,124 22,139 36,150 53,159 72,163 90,164 108,160 124,152 139,141 150,127 158,111 163,93">
          <text:p/>
        </draw:polygon>
        <draw:polygon draw:style-name="gr18" draw:text-style-name="P2" draw:layer="layout" svg:width="0.163cm" svg:height="0.163cm" svg:x="1.654cm" svg:y="14.896cm" svg:viewBox="0 0 164 164" draw:points="161,0 162,1 163,3 164,5 164,158 163,160 162,162 161,163 158,164 5,164 3,163 1,162 0,160 0,158 0,5 0,3 1,1 3,0 5,0 158,0">
          <text:p/>
        </draw:polygon>
        <draw:polygon draw:style-name="gr18" draw:text-style-name="P2" draw:layer="layout" svg:width="0.163cm" svg:height="0.163cm" svg:x="2.797cm" svg:y="14.642cm" svg:viewBox="0 0 164 164" draw:points="164,72 159,54 152,38 140,23 126,12 110,4 92,0 74,0 55,4 38,11 24,23 12,37 4,53 0,71 0,89 3,107 11,124 22,139 36,150 53,159 72,163 90,164 108,160 124,152 139,141 150,127 158,111 163,93">
          <text:p/>
        </draw:polygon>
        <draw:polygon draw:style-name="gr18" draw:text-style-name="P2" draw:layer="layout" svg:width="0.163cm" svg:height="0.163cm" svg:x="2.797cm" svg:y="14.896cm" svg:viewBox="0 0 164 164" draw:points="160,0 162,1 163,3 164,5 164,158 163,160 162,162 160,163 158,164 5,164 3,163 1,162 0,160 0,158 0,5 0,3 1,1 3,0 5,0 158,0">
          <text:p/>
        </draw:polygon>
        <draw:polygon draw:style-name="gr18" draw:text-style-name="P2" draw:layer="layout" svg:width="0.188cm" svg:height="0.163cm" svg:x="1.641cm" svg:y="15.416cm" svg:viewBox="0 0 189 164" draw:points="186,1 188,2 189,3 189,6 189,159 189,161 188,163 186,164 184,164 5,164 3,164 2,163 1,161 0,159 0,6 1,3 2,2 3,1 5,0 184,0">
          <text:p/>
        </draw:polygon>
        <draw:polygon draw:style-name="gr18" draw:text-style-name="P2" draw:layer="layout" svg:width="0.188cm" svg:height="0.163cm" svg:x="1.641cm" svg:y="15.137cm" svg:viewBox="0 0 189 164" draw:points="186,0 188,1 189,3 189,5 189,158 189,161 188,162 186,163 184,164 5,164 3,163 2,162 1,161 0,158 0,5 1,3 2,1 3,0 5,0 184,0">
          <text:p/>
        </draw:polygon>
        <draw:polygon draw:style-name="gr18" draw:text-style-name="P2" draw:layer="layout" svg:width="0.163cm" svg:height="0.163cm" svg:x="3.94cm" svg:y="14.642cm" svg:viewBox="0 0 164 164" draw:points="164,72 159,54 151,38 140,23 126,12 110,4 92,0 74,0 56,4 39,11 24,23 12,37 4,53 0,71 0,89 3,107 11,124 22,139 37,150 54,159 72,163 90,164 108,160 124,152 139,141 150,127 158,111 163,93">
          <text:p/>
        </draw:polygon>
        <draw:polygon draw:style-name="gr18" draw:text-style-name="P2" draw:layer="layout" svg:width="0.163cm" svg:height="0.163cm" svg:x="3.94cm" svg:y="14.896cm" svg:viewBox="0 0 164 164" draw:points="160,0 162,1 163,3 164,5 164,158 163,160 162,162 160,163 158,164 5,164 3,163 1,162 0,160 0,158 0,5 0,3 1,1 3,0 5,0 158,0">
          <text:p/>
        </draw:polygon>
        <draw:polygon draw:style-name="gr18" draw:text-style-name="P2" draw:layer="layout" svg:width="0.16cm" svg:height="0.07cm" svg:x="3.64cm" svg:y="14.957cm" svg:viewBox="0 0 161 71" draw:points="158,0 159,2 160,3 161,5 161,66 160,68 159,70 158,71 3,71 0,68 0,3 1,2 3,0 5,0 156,0">
          <text:p/>
        </draw:polygon>
        <draw:polygon draw:style-name="gr18" draw:text-style-name="P2" draw:layer="layout" svg:width="0.16cm" svg:height="0.07cm" svg:x="3.64cm" svg:y="14.703cm" svg:viewBox="0 0 161 71" draw:points="158,0 159,2 160,3 161,5 161,66 160,68 159,70 158,71 3,71 1,70 0,68 0,3 1,2 3,0 5,0 156,0">
          <text:p/>
        </draw:polygon>
        <draw:polygon draw:style-name="gr18" draw:text-style-name="P2" draw:layer="layout" svg:width="0.16cm" svg:height="0.07cm" svg:x="3.64cm" svg:y="14.83cm" svg:viewBox="0 0 161 71" draw:points="158,0 159,1 160,3 161,5 161,66 160,68 159,70 158,71 3,71 1,70 0,68 0,3 1,1 3,0 5,0 156,0">
          <text:p/>
        </draw:polygon>
        <draw:polygon draw:style-name="gr18" draw:text-style-name="P2" draw:layer="layout" svg:width="0.16cm" svg:height="0.07cm" svg:x="3.64cm" svg:y="15.465cm" svg:viewBox="0 0 161 71" draw:points="158,0 159,1 160,3 161,5 161,66 160,68 159,70 158,71 3,71 1,70 0,68 0,3 1,1 3,0 5,0 156,0">
          <text:p/>
        </draw:polygon>
        <draw:polygon draw:style-name="gr18" draw:text-style-name="P2" draw:layer="layout" svg:width="0.16cm" svg:height="0.07cm" svg:x="3.64cm" svg:y="15.338cm" svg:viewBox="0 0 161 71" draw:points="158,0 159,2 160,3 161,5 161,66 160,68 159,70 158,71 3,71 1,70 0,68 0,3 1,2 3,0 5,0 156,0">
          <text:p/>
        </draw:polygon>
        <draw:polygon draw:style-name="gr18" draw:text-style-name="P2" draw:layer="layout" svg:width="0.161cm" svg:height="0.07cm" svg:x="3.099cm" svg:y="15.338cm" svg:viewBox="0 0 162 71" draw:points="158,0 160,2 162,3 162,68 158,71 4,71 2,70 1,68 0,66 0,5 1,3 2,2 4,0 6,0 156,0">
          <text:p/>
        </draw:polygon>
        <draw:polygon draw:style-name="gr18" draw:text-style-name="P2" draw:layer="layout" svg:width="0.161cm" svg:height="0.07cm" svg:x="3.099cm" svg:y="15.465cm" svg:viewBox="0 0 162 71" draw:points="158,0 160,1 162,3 162,68 158,71 4,71 2,70 1,68 0,66 0,5 1,3 2,1 4,0 6,0 156,0">
          <text:p/>
        </draw:polygon>
        <draw:polygon draw:style-name="gr18" draw:text-style-name="P2" draw:layer="layout" svg:width="0.188cm" svg:height="0.163cm" svg:x="2.784cm" svg:y="15.416cm" svg:viewBox="0 0 189 164" draw:points="186,1 188,2 189,3 189,6 189,159 189,161 188,163 186,164 184,164 5,164 3,164 2,163 1,161 0,159 0,6 1,3 2,2 3,1 5,0 184,0">
          <text:p/>
        </draw:polygon>
        <draw:polygon draw:style-name="gr18" draw:text-style-name="P2" draw:layer="layout" svg:width="0.188cm" svg:height="0.163cm" svg:x="2.784cm" svg:y="15.137cm" svg:viewBox="0 0 189 164" draw:points="186,0 188,1 189,3 189,5 189,158 189,161 188,162 186,163 184,164 5,164 3,163 2,162 1,161 0,158 0,5 1,3 2,1 3,0 5,0 184,0">
          <text:p/>
        </draw:polygon>
        <draw:polygon draw:style-name="gr18" draw:text-style-name="P2" draw:layer="layout" svg:width="0.161cm" svg:height="0.07cm" svg:x="3.099cm" svg:y="15.084cm" svg:viewBox="0 0 162 71" draw:points="158,0 160,3 162,4 162,68 158,71 4,71 2,70 1,68 0,66 0,6 1,4 2,3 4,0 6,0 156,0">
          <text:p/>
        </draw:polygon>
        <draw:polygon draw:style-name="gr18" draw:text-style-name="P2" draw:layer="layout" svg:width="0.161cm" svg:height="0.07cm" svg:x="3.099cm" svg:y="15.211cm" svg:viewBox="0 0 162 71" draw:points="158,0 160,1 162,3 162,68 160,70 158,71 4,71 2,70 1,68 0,66 0,5 1,3 2,1 4,0 6,0 156,0">
          <text:p/>
        </draw:polygon>
        <draw:polygon draw:style-name="gr18" draw:text-style-name="P2" draw:layer="layout" svg:width="0.161cm" svg:height="0.07cm" svg:x="3.099cm" svg:y="14.703cm" svg:viewBox="0 0 162 71" draw:points="158,0 160,2 162,3 162,68 158,71 4,71 2,70 1,68 0,66 0,5 1,3 2,2 4,0 6,0 156,0">
          <text:p/>
        </draw:polygon>
        <draw:polygon draw:style-name="gr18" draw:text-style-name="P2" draw:layer="layout" svg:width="0.161cm" svg:height="0.07cm" svg:x="3.099cm" svg:y="14.83cm" svg:viewBox="0 0 162 71" draw:points="158,0 160,1 162,3 162,68 158,71 4,71 2,70 1,68 0,66 0,5 1,3 2,1 4,0 6,0 156,0">
          <text:p/>
        </draw:polygon>
        <draw:polygon draw:style-name="gr18" draw:text-style-name="P2" draw:layer="layout" svg:width="0.161cm" svg:height="0.07cm" svg:x="3.099cm" svg:y="14.957cm" svg:viewBox="0 0 162 71" draw:points="158,0 160,2 162,3 162,68 160,70 158,71 4,71 2,70 1,68 0,66 0,5 1,3 2,2 4,0 6,0 156,0">
          <text:p/>
        </draw:polygon>
        <draw:polygon draw:style-name="gr18" draw:text-style-name="P2" draw:layer="layout" svg:width="0.163cm" svg:height="0.163cm" svg:x="5.083cm" svg:y="14.642cm" svg:viewBox="0 0 164 164" draw:points="164,72 159,54 151,38 140,23 126,12 110,4 92,0 74,0 56,4 38,11 24,23 12,37 5,53 0,71 0,89 3,107 11,124 22,139 36,150 54,159 72,163 90,164 108,160 124,152 139,141 150,127 158,111 163,93">
          <text:p/>
        </draw:polygon>
        <draw:polygon draw:style-name="gr18" draw:text-style-name="P2" draw:layer="layout" svg:width="0.163cm" svg:height="0.163cm" svg:x="5.083cm" svg:y="14.896cm" svg:viewBox="0 0 164 164" draw:points="161,0 162,1 163,3 164,5 164,158 163,160 162,162 161,163 158,164 5,164 3,163 1,162 0,160 0,158 0,5 0,3 1,1 3,0 5,0 158,0">
          <text:p/>
        </draw:polygon>
        <draw:polygon draw:style-name="gr18" draw:text-style-name="P2" draw:layer="layout" svg:width="0.188cm" svg:height="0.163cm" svg:x="6.213cm" svg:y="15.416cm" svg:viewBox="0 0 189 164" draw:points="186,1 188,2 189,3 189,6 189,159 189,161 188,163 186,164 184,164 5,164 3,164 2,163 1,161 0,159 0,6 1,3 2,2 3,1 5,0 184,0">
          <text:p/>
        </draw:polygon>
        <draw:polygon draw:style-name="gr18" draw:text-style-name="P2" draw:layer="layout" svg:width="0.188cm" svg:height="0.163cm" svg:x="5.07cm" svg:y="15.416cm" svg:viewBox="0 0 189 164" draw:points="186,1 188,2 189,3 189,6 189,159 189,161 188,163 186,164 184,164 5,164 3,164 1,163 1,161 0,159 0,6 1,3 1,2 3,1 5,0 184,0">
          <text:p/>
        </draw:polygon>
        <draw:polygon draw:style-name="gr18" draw:text-style-name="P2" draw:layer="layout" svg:width="0.188cm" svg:height="0.163cm" svg:x="5.07cm" svg:y="15.137cm" svg:viewBox="0 0 189 164" draw:points="186,0 188,1 189,3 189,5 189,158 189,161 188,162 186,163 184,164 5,164 3,163 1,162 1,161 0,158 0,5 1,3 1,1 3,0 5,0 184,0">
          <text:p/>
        </draw:polygon>
        <draw:polygon draw:style-name="gr18" draw:text-style-name="P2" draw:layer="layout" svg:width="0.16cm" svg:height="0.07cm" svg:x="3.64cm" svg:y="15.211cm" svg:viewBox="0 0 161 71" draw:points="158,0 159,1 160,3 161,5 161,66 160,68 159,70 158,71 3,71 0,68 0,3 1,1 3,0 5,0 156,0">
          <text:p/>
        </draw:polygon>
        <draw:polygon draw:style-name="gr18" draw:text-style-name="P2" draw:layer="layout" svg:width="0.16cm" svg:height="0.07cm" svg:x="3.64cm" svg:y="15.084cm" svg:viewBox="0 0 161 71" draw:points="158,0 159,3 160,4 161,6 161,66 160,68 159,70 158,71 3,71 1,70 0,68 0,4 1,3 3,0 5,0 156,0">
          <text:p/>
        </draw:polygon>
        <draw:polygon draw:style-name="gr18" draw:text-style-name="P2" draw:layer="layout" svg:width="0.188cm" svg:height="0.163cm" svg:x="3.927cm" svg:y="15.416cm" svg:viewBox="0 0 189 164" draw:points="186,1 188,2 189,3 189,6 189,159 189,161 188,163 186,164 184,164 5,164 3,164 2,163 0,161 0,159 0,6 0,3 2,2 3,1 5,0 184,0">
          <text:p/>
        </draw:polygon>
        <draw:polygon draw:style-name="gr18" draw:text-style-name="P2" draw:layer="layout" svg:width="0.188cm" svg:height="0.163cm" svg:x="3.927cm" svg:y="15.137cm" svg:viewBox="0 0 189 164" draw:points="186,0 188,1 189,3 189,5 189,158 189,161 188,162 186,163 184,164 5,164 3,163 2,162 0,161 0,158 0,5 0,3 2,1 3,0 5,0 184,0">
          <text:p/>
        </draw:polygon>
        <draw:polygon draw:style-name="gr18" draw:text-style-name="P2" draw:layer="layout" svg:width="0.1cm" svg:height="0.081cm" svg:x="12.611cm" svg:y="14.328cm" svg:viewBox="0 0 101 82" draw:points="98,1 100,2 101,4 101,78 100,80 98,81 96,82 5,82 3,81 1,80 0,78 0,4 1,2 3,1 5,0 96,0">
          <text:p/>
        </draw:polygon>
        <draw:polygon draw:style-name="gr18" draw:text-style-name="P2" draw:layer="layout" svg:width="0.1cm" svg:height="0.081cm" svg:x="12.611cm" svg:y="14.138cm" svg:viewBox="0 0 101 82" draw:points="98,1 100,2 101,3 101,79 100,80 98,81 96,82 5,82 3,81 1,80 0,79 0,3 1,2 3,1 5,0 96,0">
          <text:p/>
        </draw:polygon>
        <draw:polygon draw:style-name="gr18" draw:text-style-name="P2" draw:layer="layout" svg:width="0.163cm" svg:height="0.164cm" svg:x="13.084cm" svg:y="14.768cm" svg:viewBox="0 0 164 165" draw:points="161,1 162,2 163,4 164,6 164,159 163,161 162,163 161,164 158,165 5,165 3,164 1,163 0,161 0,159 0,6 0,4 1,2 3,1 5,0 158,0">
          <text:p/>
        </draw:polygon>
        <draw:polygon draw:style-name="gr18" draw:text-style-name="P2" draw:layer="layout" svg:width="0.461cm" svg:height="0.285cm" svg:x="12.871cm" svg:y="14.037cm" svg:viewBox="0 0 462 286" draw:points="346,2 369,8 390,18 410,31 426,47 440,66 451,88 458,110 462,134 462,157 458,180 450,202 439,223 424,241 406,257 387,269 365,279 343,285 325,286 138,286 116,284 94,278 72,268 53,255 36,238 22,220 11,199 4,177 0,154 0,130 5,107 13,85 24,63 39,45 56,29 76,17 97,7 120,1 137,0 324,0">
          <text:p/>
        </draw:polygon>
        <draw:polygon draw:style-name="gr18" draw:text-style-name="P2" draw:layer="layout" svg:width="0.461cm" svg:height="0.285cm" svg:x="12.871cm" svg:y="14.362cm" svg:viewBox="0 0 462 286" draw:points="346,2 369,8 390,18 410,32 426,49 440,67 451,88 458,110 462,133 462,157 458,180 450,202 439,223 424,241 406,257 387,269 365,279 343,285 325,286 138,286 116,284 94,278 72,268 53,255 36,239 22,220 11,199 4,177 0,154 0,130 5,107 13,85 24,64 39,46 56,29 76,17 97,7 120,1 137,0 324,0">
          <text:p/>
        </draw:polygon>
        <draw:polygon draw:style-name="gr18" draw:text-style-name="P2" draw:layer="layout" svg:width="0.115cm" svg:height="0.138cm" svg:x="12.828cm" svg:y="14.781cm" svg:viewBox="0 0 116 139" draw:points="113,1 115,2 116,3 116,6 116,134 116,136 115,137 113,138 111,139 5,139 3,138 2,137 1,136 0,134 0,6 1,3 2,2 3,1 5,0 111,0">
          <text:p/>
        </draw:polygon>
        <draw:polygon draw:style-name="gr18" draw:text-style-name="P2" draw:layer="layout" svg:width="0.34cm" svg:height="0.34cm" svg:x="13.63cm" svg:y="14.172cm" svg:viewBox="0 0 341 341" draw:points="341,157 337,131 330,107 318,84 303,63 286,44 265,28 243,15 218,6 193,1 167,0 141,2 116,9 92,19 70,32 50,49 33,68 19,91 9,114 2,139 0,165 1,191 6,216 15,240 27,263 43,285 62,303 83,318 106,329 130,337 157,341 183,341 209,338 234,330 257,319 278,304 297,286 313,265 326,242 335,218 340,193">
          <text:p/>
        </draw:polygon>
        <draw:polygon draw:style-name="gr18" draw:text-style-name="P2" draw:layer="layout" svg:width="0.34cm" svg:height="0.34cm" svg:x="13.63cm" svg:y="15.188cm" svg:viewBox="0 0 341 341" draw:points="341,157 337,131 330,107 318,84 303,63 286,43 265,28 243,15 218,6 193,1 167,0 141,2 116,9 92,19 70,32 50,49 33,68 19,91 9,114 2,139 0,165 1,191 6,216 15,240 27,263 43,285 62,303 83,318 106,329 130,337 157,341 183,341 209,338 234,330 257,319 278,304 297,286 313,265 326,242 335,218 340,193">
          <text:p/>
        </draw:polygon>
        <draw:polygon draw:style-name="gr18" draw:text-style-name="P2" draw:layer="layout" svg:width="0.138cm" svg:height="0.163cm" svg:x="11.035cm" svg:y="15.134cm" svg:viewBox="0 0 139 164" draw:points="136,1 137,2 138,3 139,5 139,159 138,161 137,163 136,164 134,164 6,164 3,164 2,163 1,161 0,159 0,5 1,3 2,2 3,1 6,0 134,0">
          <text:p/>
        </draw:polygon>
        <draw:polygon draw:style-name="gr18" draw:text-style-name="P2" draw:layer="layout" svg:width="0.137cm" svg:height="0.164cm" svg:x="11.239cm" svg:y="15.375cm" svg:viewBox="0 0 138 165" draw:points="135,1 137,2 137,4 138,6 138,159 137,161 137,163 135,164 133,165 5,165 3,164 1,163 0,161 0,159 0,6 0,4 1,2 3,1 5,0 133,0">
          <text:p/>
        </draw:polygon>
        <draw:polygon draw:style-name="gr18" draw:text-style-name="P2" draw:layer="layout" svg:width="0.138cm" svg:height="0.164cm" svg:x="11.035cm" svg:y="15.375cm" svg:viewBox="0 0 139 165" draw:points="136,1 137,2 138,4 139,6 139,159 138,161 137,163 136,164 134,165 6,165 3,164 2,163 1,161 0,159 0,6 1,4 2,2 3,1 6,0 134,0">
          <text:p/>
        </draw:polygon>
        <draw:polygon draw:style-name="gr18" draw:text-style-name="P2" draw:layer="layout" svg:width="0.163cm" svg:height="0.138cm" svg:x="10.671cm" svg:y="14.984cm" svg:viewBox="0 0 164 139" draw:points="160,1 162,2 163,4 164,6 164,134 163,136 162,137 160,139 158,139 5,139 3,139 1,137 0,136 0,134 0,6 0,4 1,2 3,1 5,0 158,0">
          <text:p/>
        </draw:polygon>
        <draw:polygon draw:style-name="gr18" draw:text-style-name="P2" draw:layer="layout" svg:width="0.163cm" svg:height="0.138cm" svg:x="10.671cm" svg:y="14.781cm" svg:viewBox="0 0 164 139" draw:points="160,1 162,2 163,3 164,6 164,134 163,136 162,137 160,138 158,139 5,139 3,138 1,137 0,136 0,134 0,6 0,3 1,2 3,1 5,0 158,0">
          <text:p/>
        </draw:polygon>
        <draw:polygon draw:style-name="gr18" draw:text-style-name="P2" draw:layer="layout" svg:width="0.138cm" svg:height="0.115cm" svg:x="10.683cm" svg:y="15.402cm" svg:viewBox="0 0 139 116" draw:points="136,1 137,1 138,3 139,5 139,111 138,113 137,115 136,116 134,116 6,116 4,116 2,115 1,113 0,111 0,5 1,3 2,1 4,1 6,0 134,0">
          <text:p/>
        </draw:polygon>
        <draw:polygon draw:style-name="gr18" draw:text-style-name="P2" draw:layer="layout" svg:width="0.138cm" svg:height="0.115cm" svg:x="10.683cm" svg:y="15.199cm" svg:viewBox="0 0 139 116" draw:points="136,0 137,1 138,3 139,5 139,111 138,113 137,115 136,116 134,116 6,116 4,116 2,115 1,113 0,111 0,5 1,3 2,1 4,0 6,0 134,0">
          <text:p/>
        </draw:polygon>
        <draw:polygon draw:style-name="gr18" draw:text-style-name="P2" draw:layer="layout" svg:width="0.138cm" svg:height="0.163cm" svg:x="11.683cm" svg:y="15.134cm" svg:viewBox="0 0 139 164" draw:points="135,1 137,2 138,3 139,5 139,159 138,161 137,163 135,164 133,164 5,164 3,164 2,163 0,161 0,159 0,5 0,3 2,2 3,1 5,0 133,0">
          <text:p/>
        </draw:polygon>
        <draw:polygon draw:style-name="gr18" draw:text-style-name="P2" draw:layer="layout" svg:width="0.138cm" svg:height="0.164cm" svg:x="11.924cm" svg:y="15.375cm" svg:viewBox="0 0 139 165" draw:points="136,1 137,2 138,4 139,6 139,159 138,161 137,163 136,164 133,165 6,165 3,164 2,163 1,161 0,159 0,6 1,4 2,2 3,1 6,0 133,0">
          <text:p/>
        </draw:polygon>
        <draw:polygon draw:style-name="gr18" draw:text-style-name="P2" draw:layer="layout" svg:width="0.138cm" svg:height="0.164cm" svg:x="12.127cm" svg:y="15.375cm" svg:viewBox="0 0 139 165" draw:points="136,1 138,2 139,4 139,6 139,159 139,161 138,163 136,164 133,165 6,165 4,164 2,163 1,161 0,159 0,6 1,4 2,2 4,1 6,0 133,0">
          <text:p/>
        </draw:polygon>
        <draw:polygon draw:style-name="gr18" draw:text-style-name="P2" draw:layer="layout" svg:width="0.138cm" svg:height="0.163cm" svg:x="11.924cm" svg:y="15.134cm" svg:viewBox="0 0 139 164" draw:points="136,1 137,2 138,3 139,5 139,159 138,161 137,163 136,164 133,164 6,164 3,164 2,163 1,161 0,159 0,5 1,3 2,2 3,1 6,0 133,0">
          <text:p/>
        </draw:polygon>
        <draw:polygon draw:style-name="gr18" draw:text-style-name="P2" draw:layer="layout" svg:width="0.138cm" svg:height="0.163cm" svg:x="12.127cm" svg:y="15.134cm" svg:viewBox="0 0 139 164" draw:points="136,1 138,2 139,3 139,5 139,159 139,161 138,163 136,164 133,164 6,164 4,164 2,163 1,161 0,159 0,5 1,3 2,2 4,1 6,0 133,0">
          <text:p/>
        </draw:polygon>
        <draw:polygon draw:style-name="gr18" draw:text-style-name="P2" draw:layer="layout" svg:width="0.115cm" svg:height="0.138cm" svg:x="11.694cm" svg:y="15.388cm" svg:viewBox="0 0 116 139" draw:points="113,1 115,2 116,3 116,5 116,133 116,136 115,137 113,138 111,139 5,139 3,138 2,137 1,136 0,133 0,5 1,3 2,2 3,1 5,0 111,0">
          <text:p/>
        </draw:polygon>
        <draw:polygon draw:style-name="gr18" draw:text-style-name="P2" draw:layer="layout" svg:width="0.115cm" svg:height="0.138cm" svg:x="11.491cm" svg:y="15.388cm" svg:viewBox="0 0 116 139" draw:points="113,1 115,2 116,3 116,5 116,133 116,136 115,137 113,138 111,139 5,139 3,138 1,137 0,136 0,133 0,5 0,3 1,2 3,1 5,0 111,0">
          <text:p/>
        </draw:polygon>
        <draw:polygon draw:style-name="gr18" draw:text-style-name="P2" draw:layer="layout" svg:width="0.137cm" svg:height="0.163cm" svg:x="11.239cm" svg:y="15.134cm" svg:viewBox="0 0 138 164" draw:points="135,1 137,2 137,3 138,5 138,159 137,161 137,163 135,164 133,164 5,164 3,164 1,163 0,161 0,159 0,5 0,3 1,2 3,1 5,0 133,0">
          <text:p/>
        </draw:polygon>
        <draw:polygon draw:style-name="gr18" draw:text-style-name="P2" draw:layer="layout" svg:width="0.137cm" svg:height="0.163cm" svg:x="11.48cm" svg:y="15.134cm" svg:viewBox="0 0 138 164" draw:points="135,1 137,2 138,3 138,5 138,159 138,161 137,163 135,164 133,164 5,164 3,164 1,163 0,161 0,159 0,5 0,3 1,2 3,1 5,0 133,0">
          <text:p/>
        </draw:polygon>
        <draw:polygon draw:style-name="gr18" draw:text-style-name="P2" draw:layer="layout" svg:width="0.31cm" svg:height="0.51cm" svg:x="10.724cm" svg:y="13.96cm" svg:viewBox="0 0 311 511" draw:points="308,0 310,1 311,3 311,508 310,510 308,511 3,511 2,510 0,508 0,3 3,0">
          <text:p/>
        </draw:polygon>
        <draw:polygon draw:style-name="gr18" draw:text-style-name="P2" draw:layer="layout" svg:width="0.21cm" svg:height="0.18cm" svg:x="11.723cm" svg:y="14.125cm" svg:viewBox="0 0 211 181" draw:points="208,0 209,1 210,3 211,5 211,176 210,178 209,180 208,181 3,181 1,180 0,178 0,3 1,1 3,0">
          <text:p/>
        </draw:polygon>
        <draw:polygon draw:style-name="gr18" draw:text-style-name="P2" draw:layer="layout" svg:width="0.21cm" svg:height="0.18cm" svg:x="11.223cm" svg:y="14.125cm" svg:viewBox="0 0 211 181" draw:points="208,0 209,1 211,3 211,178 209,180 208,181 3,181 1,180 0,178 0,176 0,5 0,3 1,1 3,0">
          <text:p/>
        </draw:polygon>
        <draw:polygon draw:style-name="gr18" draw:text-style-name="P2" draw:layer="layout" svg:width="0.1cm" svg:height="0.08cm" svg:x="12.411cm" svg:y="14.233cm" svg:viewBox="0 0 101 81" draw:points="97,1 99,2 101,4 101,78 99,80 97,81 3,81 1,80 0,78 0,77 0,5 0,4 1,2 3,1 5,0 96,0">
          <text:p/>
        </draw:polygon>
        <draw:polygon draw:style-name="gr18" draw:text-style-name="P2" draw:layer="layout" svg:width="0.115cm" svg:height="0.138cm" svg:x="12.447cm" svg:y="14.781cm" svg:viewBox="0 0 116 139" draw:points="113,1 115,2 116,3 116,6 116,134 116,136 115,137 113,138 111,139 5,139 3,138 2,137 1,136 0,134 0,6 1,3 2,2 3,1 5,0 111,0">
          <text:p/>
        </draw:polygon>
        <draw:polygon draw:style-name="gr18" draw:text-style-name="P2" draw:layer="layout" svg:width="0.115cm" svg:height="0.138cm" svg:x="12.244cm" svg:y="14.781cm" svg:viewBox="0 0 116 139" draw:points="113,1 115,2 116,3 116,6 116,134 116,136 115,137 113,138 111,139 6,139 3,138 1,137 0,136 0,134 0,6 0,3 1,2 3,1 6,0 111,0">
          <text:p/>
        </draw:polygon>
        <draw:polygon draw:style-name="gr18" draw:text-style-name="P2" draw:layer="layout" svg:width="0.115cm" svg:height="0.138cm" svg:x="12.625cm" svg:y="14.781cm" svg:viewBox="0 0 116 139" draw:points="113,1 115,2 116,3 116,6 116,134 116,136 115,137 113,138 111,139 5,139 3,138 1,137 0,136 0,134 0,6 0,3 1,2 3,1 5,0 111,0">
          <text:p/>
        </draw:polygon>
        <draw:polygon draw:style-name="gr18" draw:text-style-name="P2" draw:layer="layout" svg:width="0.16cm" svg:height="0.069cm" svg:x="9.386cm" svg:y="15.133cm" svg:viewBox="0 0 161 70" draw:points="158,0 160,1 161,3 161,67 160,69 158,70 3,70 1,69 0,67 0,66 0,4 0,3 1,1 3,0">
          <text:p/>
        </draw:polygon>
        <draw:polygon draw:style-name="gr18" draw:text-style-name="P2" draw:layer="layout" svg:width="0.16cm" svg:height="0.069cm" svg:x="9.386cm" svg:y="15.26cm" svg:viewBox="0 0 161 70" draw:points="158,0 160,1 161,3 161,67 160,69 158,70 3,70 1,69 0,67 0,66 0,4 0,3 1,1 3,0">
          <text:p/>
        </draw:polygon>
        <draw:polygon draw:style-name="gr18" draw:text-style-name="P2" draw:layer="layout" svg:width="0.16cm" svg:height="0.069cm" svg:x="9.386cm" svg:y="15.387cm" svg:viewBox="0 0 161 70" draw:points="158,0 160,1 161,3 161,67 160,69 158,70 3,70 1,69 0,67 0,66 0,4 0,3 1,1 3,0">
          <text:p/>
        </draw:polygon>
        <draw:polygon draw:style-name="gr18" draw:text-style-name="P2" draw:layer="layout" svg:width="0.16cm" svg:height="0.069cm" svg:x="9.386cm" svg:y="15.514cm" svg:viewBox="0 0 161 70" draw:points="158,0 160,1 161,3 161,67 160,69 158,70 3,70 1,69 0,67 0,66 0,4 0,3 1,1 3,0">
          <text:p/>
        </draw:polygon>
        <draw:polygon draw:style-name="gr18" draw:text-style-name="P2" draw:layer="layout" svg:width="0.163cm" svg:height="0.138cm" svg:x="8.956cm" svg:y="15.454cm" svg:viewBox="0 0 164 139" draw:points="161,1 163,2 164,4 164,6 164,134 164,136 163,137 161,138 159,139 5,139 3,138 2,137 1,136 0,134 0,6 1,4 2,2 3,1 5,0 159,0">
          <text:p/>
        </draw:polygon>
        <draw:polygon draw:style-name="gr18" draw:text-style-name="P2" draw:layer="layout" svg:width="0.16cm" svg:height="0.069cm" svg:x="9.926cm" svg:y="15.514cm" svg:viewBox="0 0 161 70" draw:points="158,0 160,1 161,3 161,4 161,66 161,67 160,69 158,70 3,70 2,69 0,67 0,3 2,1 3,0">
          <text:p/>
        </draw:polygon>
        <draw:polygon draw:style-name="gr18" draw:text-style-name="P2" draw:layer="layout" svg:width="0.16cm" svg:height="0.069cm" svg:x="9.926cm" svg:y="15.387cm" svg:viewBox="0 0 161 70" draw:points="158,0 160,1 161,3 161,4 161,66 161,67 160,69 158,70 3,70 2,69 0,67 0,3 2,1 3,0">
          <text:p/>
        </draw:polygon>
        <draw:polygon draw:style-name="gr18" draw:text-style-name="P2" draw:layer="layout" svg:width="0.16cm" svg:height="0.069cm" svg:x="9.926cm" svg:y="15.26cm" svg:viewBox="0 0 161 70" draw:points="158,0 160,1 161,3 161,4 161,66 161,67 160,69 158,70 3,70 2,69 0,67 0,3 2,1 3,0">
          <text:p/>
        </draw:polygon>
        <draw:polygon draw:style-name="gr18" draw:text-style-name="P2" draw:layer="layout" svg:width="0.16cm" svg:height="0.069cm" svg:x="9.926cm" svg:y="15.133cm" svg:viewBox="0 0 161 70" draw:points="158,0 160,1 161,3 161,4 161,66 161,67 160,69 158,70 3,70 2,69 0,67 0,3 2,1 3,0">
          <text:p/>
        </draw:polygon>
        <draw:polygon draw:style-name="gr18" draw:text-style-name="P2" draw:layer="layout" svg:width="0.16cm" svg:height="0.07cm" svg:x="9.926cm" svg:y="15.006cm" svg:viewBox="0 0 161 71" draw:points="158,0 160,1 161,4 161,5 161,66 161,67 160,69 158,71 3,71 2,69 0,67 0,4 2,1 3,0">
          <text:p/>
        </draw:polygon>
        <draw:polygon draw:style-name="gr18" draw:text-style-name="P2" draw:layer="layout" svg:width="0.189cm" svg:height="0.163cm" svg:x="10.34cm" svg:y="15.137cm" svg:viewBox="0 0 190 164" draw:points="187,0 188,1 189,3 190,5 190,158 189,161 188,162 187,163 185,164 6,164 4,163 2,162 1,161 0,158 0,5 1,3 2,1 4,0 6,0 185,0">
          <text:p/>
        </draw:polygon>
        <draw:polygon draw:style-name="gr18" draw:text-style-name="P2" draw:layer="layout" svg:width="0.189cm" svg:height="0.163cm" svg:x="10.34cm" svg:y="15.416cm" svg:viewBox="0 0 190 164" draw:points="187,1 188,2 189,3 190,6 190,159 189,161 188,163 187,164 185,164 6,164 4,164 2,163 1,161 0,159 0,6 1,3 2,2 4,1 6,0 185,0">
          <text:p/>
        </draw:polygon>
        <draw:polygon draw:style-name="gr18" draw:text-style-name="P2" draw:layer="layout" svg:width="0.16cm" svg:height="0.069cm" svg:x="9.386cm" svg:y="14.752cm" svg:viewBox="0 0 161 70" draw:points="158,0 160,1 161,3 161,67 160,69 158,70 3,70 1,69 0,67 0,66 0,4 0,3 1,1 3,0">
          <text:p/>
        </draw:polygon>
        <draw:polygon draw:style-name="gr18" draw:text-style-name="P2" draw:layer="layout" svg:width="0.16cm" svg:height="0.069cm" svg:x="9.386cm" svg:y="14.879cm" svg:viewBox="0 0 161 70" draw:points="158,0 160,1 161,3 161,67 160,69 158,70 3,70 1,69 0,67 0,66 0,4 0,3 1,1 3,0">
          <text:p/>
        </draw:polygon>
        <draw:polygon draw:style-name="gr18" draw:text-style-name="P2" draw:layer="layout" svg:width="0.16cm" svg:height="0.07cm" svg:x="9.386cm" svg:y="15.006cm" svg:viewBox="0 0 161 71" draw:points="158,0 160,1 161,4 161,67 160,69 158,71 3,71 1,69 0,67 0,66 0,5 0,4 1,1 3,0">
          <text:p/>
        </draw:polygon>
        <draw:polygon draw:style-name="gr18" draw:text-style-name="P2" draw:layer="layout" svg:width="0.21cm" svg:height="0.18cm" svg:x="9.064cm" svg:y="14.125cm" svg:viewBox="0 0 211 181" draw:points="208,0 209,1 211,3 211,178 209,180 208,181 3,181 1,180 0,178 0,176 0,5 0,3 1,1 3,0">
          <text:p/>
        </draw:polygon>
        <draw:polygon draw:style-name="gr18" draw:text-style-name="P2" draw:layer="layout" svg:width="0.21cm" svg:height="0.18cm" svg:x="9.564cm" svg:y="14.125cm" svg:viewBox="0 0 211 181" draw:points="208,0 209,1 210,3 211,5 211,176 210,178 209,180 208,181 3,181 1,180 0,178 0,3 1,1 3,0">
          <text:p/>
        </draw:polygon>
        <draw:polygon draw:style-name="gr18" draw:text-style-name="P2" draw:layer="layout" svg:width="0.163cm" svg:height="0.138cm" svg:x="8.194cm" svg:y="14.565cm" svg:viewBox="0 0 164 139" draw:points="161,1 163,2 164,4 164,6 164,134 164,136 163,137 161,138 159,139 6,139 3,138 2,137 1,136 0,134 0,6 1,4 2,2 3,1 6,0 159,0">
          <text:p/>
        </draw:polygon>
        <draw:polygon draw:style-name="gr18" draw:text-style-name="P2" draw:layer="layout" svg:width="0.163cm" svg:height="0.138cm" svg:x="8.194cm" svg:y="14.362cm" svg:viewBox="0 0 164 139" draw:points="161,1 163,2 164,3 164,5 164,133 164,136 163,137 161,138 159,139 6,139 3,138 2,137 1,136 0,133 0,5 1,3 2,2 3,1 6,0 159,0">
          <text:p/>
        </draw:polygon>
        <draw:polygon draw:style-name="gr18" draw:text-style-name="P2" draw:layer="layout" svg:width="0.163cm" svg:height="0.137cm" svg:x="8.575cm" svg:y="14.807cm" svg:viewBox="0 0 164 138" draw:points="161,0 163,1 164,3 164,5 164,133 164,135 163,137 161,138 159,138 5,138 3,138 2,137 1,135 0,133 0,5 1,3 2,1 3,0 5,0 159,0">
          <text:p/>
        </draw:polygon>
        <draw:polygon draw:style-name="gr18" draw:text-style-name="P2" draw:layer="layout" svg:width="0.163cm" svg:height="0.137cm" svg:x="8.575cm" svg:y="15.01cm" svg:viewBox="0 0 164 138" draw:points="161,0 163,1 164,3 164,5 164,133 164,135 163,137 161,138 159,138 5,138 3,138 2,137 1,135 0,133 0,5 1,3 2,1 3,0 5,0 159,0">
          <text:p/>
        </draw:polygon>
        <draw:polygon draw:style-name="gr18" draw:text-style-name="P2" draw:layer="layout" svg:width="0.163cm" svg:height="0.137cm" svg:x="8.194cm" svg:y="15.01cm" svg:viewBox="0 0 164 138" draw:points="161,0 163,1 164,3 164,5 164,133 164,135 163,137 161,138 159,138 6,138 3,138 2,137 1,135 0,133 0,5 1,3 2,1 3,0 6,0 159,0">
          <text:p/>
        </draw:polygon>
        <draw:polygon draw:style-name="gr18" draw:text-style-name="P2" draw:layer="layout" svg:width="0.163cm" svg:height="0.137cm" svg:x="8.194cm" svg:y="14.807cm" svg:viewBox="0 0 164 138" draw:points="161,0 163,1 164,3 164,5 164,133 164,135 163,137 161,138 159,138 6,138 3,138 2,137 1,135 0,133 0,5 1,3 2,1 3,0 6,0 159,0">
          <text:p/>
        </draw:polygon>
        <draw:polygon draw:style-name="gr18" draw:text-style-name="P2" draw:layer="layout" svg:width="0.163cm" svg:height="0.138cm" svg:x="8.956cm" svg:y="15.251cm" svg:viewBox="0 0 164 139" draw:points="161,1 163,2 164,3 164,5 164,133 164,136 163,137 161,138 159,139 5,139 3,138 2,137 1,136 0,133 0,5 1,3 2,2 3,1 5,0 159,0">
          <text:p/>
        </draw:polygon>
        <draw:polygon draw:style-name="gr18" draw:text-style-name="P2" draw:layer="layout" svg:width="0.163cm" svg:height="0.137cm" svg:x="8.956cm" svg:y="15.01cm" svg:viewBox="0 0 164 138" draw:points="161,0 163,1 164,3 164,5 164,133 164,135 163,137 161,138 159,138 5,138 3,138 2,137 1,135 0,133 0,5 1,3 2,1 3,0 5,0 159,0">
          <text:p/>
        </draw:polygon>
        <draw:polygon draw:style-name="gr18" draw:text-style-name="P2" draw:layer="layout" svg:width="0.163cm" svg:height="0.137cm" svg:x="8.956cm" svg:y="14.807cm" svg:viewBox="0 0 164 138" draw:points="161,0 163,1 164,3 164,5 164,133 164,135 163,137 161,138 159,138 5,138 3,138 2,137 1,135 0,133 0,5 1,3 2,1 3,0 5,0 159,0">
          <text:p/>
        </draw:polygon>
        <draw:polygon draw:style-name="gr18" draw:text-style-name="P2" draw:layer="layout" svg:width="0.163cm" svg:height="0.138cm" svg:x="8.575cm" svg:y="15.251cm" svg:viewBox="0 0 164 139" draw:points="161,1 163,2 164,3 164,5 164,133 164,136 163,137 161,138 159,139 5,139 3,138 2,137 1,136 0,133 0,5 1,3 2,2 3,1 5,0 159,0">
          <text:p/>
        </draw:polygon>
        <draw:polygon draw:style-name="gr18" draw:text-style-name="P2" draw:layer="layout" svg:width="0.163cm" svg:height="0.138cm" svg:x="8.575cm" svg:y="15.454cm" svg:viewBox="0 0 164 139" draw:points="161,1 163,2 164,4 164,6 164,134 164,136 163,137 161,138 159,139 5,139 3,138 2,137 1,136 0,134 0,6 1,4 2,2 3,1 5,0 159,0">
          <text:p/>
        </draw:polygon>
        <draw:polygon draw:style-name="gr18" draw:text-style-name="P2" draw:layer="layout" svg:width="0.163cm" svg:height="0.138cm" svg:x="8.194cm" svg:y="15.454cm" svg:viewBox="0 0 164 139" draw:points="161,1 163,2 164,4 164,6 164,134 164,136 163,137 161,138 159,139 6,139 3,138 2,137 1,136 0,134 0,6 1,4 2,2 3,1 6,0 159,0">
          <text:p/>
        </draw:polygon>
        <draw:polygon draw:style-name="gr18" draw:text-style-name="P2" draw:layer="layout" svg:width="0.163cm" svg:height="0.138cm" svg:x="8.194cm" svg:y="15.251cm" svg:viewBox="0 0 164 139" draw:points="161,1 163,2 164,3 164,5 164,133 164,136 163,137 161,138 159,139 6,139 3,138 2,137 1,136 0,133 0,5 1,3 2,2 3,1 6,0 159,0">
          <text:p/>
        </draw:polygon>
        <draw:polygon draw:style-name="gr18" draw:text-style-name="P2" draw:layer="layout" svg:width="0.16cm" svg:height="0.069cm" svg:x="9.926cm" svg:y="14.752cm" svg:viewBox="0 0 161 70" draw:points="158,0 160,1 161,3 161,4 161,66 161,67 160,69 158,70 3,70 2,69 0,67 0,3 2,1 3,0">
          <text:p/>
        </draw:polygon>
        <draw:polygon draw:style-name="gr18" draw:text-style-name="P2" draw:layer="layout" svg:width="0.16cm" svg:height="0.069cm" svg:x="9.926cm" svg:y="14.879cm" svg:viewBox="0 0 161 70" draw:points="158,0 160,1 161,3 161,4 161,66 161,67 160,69 158,70 3,70 2,69 0,67 0,3 2,1 3,0">
          <text:p/>
        </draw:polygon>
        <draw:polygon draw:style-name="gr18" draw:text-style-name="P2" draw:layer="layout" svg:width="0.31cm" svg:height="0.51cm" svg:x="9.962cm" svg:y="13.96cm" svg:viewBox="0 0 311 511" draw:points="308,0 311,3 311,508 310,510 308,511 3,511 0,508 0,3 2,1 3,0">
          <text:p/>
        </draw:polygon>
        <draw:polygon draw:style-name="gr18" draw:text-style-name="P2" draw:layer="layout" svg:width="0.31cm" svg:height="0.51cm" svg:x="10.343cm" svg:y="13.96cm" svg:viewBox="0 0 311 511" draw:points="308,0 311,3 311,508 310,510 308,511 3,511 2,510 0,508 0,3 2,1 3,0">
          <text:p/>
        </draw:polygon>
        <draw:polygon draw:style-name="gr18" draw:text-style-name="P2" draw:layer="layout" svg:width="0.163cm" svg:height="0.163cm" svg:x="15.751cm" svg:y="14.642cm" svg:viewBox="0 0 164 164" draw:points="164,72 159,54 152,38 139,23 125,12 109,4 91,0 73,0 55,4 38,11 24,23 12,37 4,53 0,71 0,89 3,107 11,124 22,139 36,150 53,159 71,163 89,164 107,160 123,152 138,141 150,127 158,111 163,93">
          <text:p/>
        </draw:polygon>
        <draw:polygon draw:style-name="gr18" draw:text-style-name="P2" draw:layer="layout" svg:width="0.163cm" svg:height="0.163cm" svg:x="15.751cm" svg:y="14.896cm" svg:viewBox="0 0 164 164" draw:points="160,0 162,1 163,3 164,5 164,158 163,160 162,162 160,163 158,164 5,164 3,163 1,162 0,160 0,158 0,5 0,3 1,1 3,0 5,0 158,0">
          <text:p/>
        </draw:polygon>
        <draw:polygon draw:style-name="gr18" draw:text-style-name="P2" draw:layer="layout" svg:width="0.163cm" svg:height="0.163cm" svg:x="16.894cm" svg:y="14.642cm" svg:viewBox="0 0 164 164" draw:points="164,72 159,54 151,38 139,23 125,12 109,4 91,0 73,0 55,4 38,11 24,23 12,37 4,53 0,71 0,89 3,107 11,124 22,139 36,150 53,159 71,163 89,164 107,160 123,152 138,141 150,127 158,111 163,93">
          <text:p/>
        </draw:polygon>
        <draw:polygon draw:style-name="gr18" draw:text-style-name="P2" draw:layer="layout" svg:width="0.188cm" svg:height="0.163cm" svg:x="15.738cm" svg:y="15.137cm" svg:viewBox="0 0 189 164" draw:points="186,0 188,1 189,3 189,5 189,158 189,161 188,162 186,163 184,164 5,164 3,163 2,162 1,161 0,158 0,5 1,3 2,1 3,0 5,0 184,0">
          <text:p/>
        </draw:polygon>
        <draw:polygon draw:style-name="gr18" draw:text-style-name="P2" draw:layer="layout" svg:width="0.163cm" svg:height="0.163cm" svg:x="16.894cm" svg:y="14.896cm" svg:viewBox="0 0 164 164" draw:points="161,0 162,1 163,3 164,5 164,158 163,160 162,162 161,163 158,164 5,164 3,163 1,162 0,160 0,158 0,5 0,3 1,1 3,0 5,0 158,0">
          <text:p/>
        </draw:polygon>
        <draw:polygon draw:style-name="gr18" draw:text-style-name="P2" draw:layer="layout" svg:width="0.161cm" svg:height="0.071cm" svg:x="17.196cm" svg:y="15.079cm" svg:viewBox="0 0 162 72" draw:points="159,0 160,2 162,3 162,68 160,70 159,71 156,72 7,72 3,71 2,70 1,68 0,66 0,5 1,3 2,2 3,0">
          <text:p/>
        </draw:polygon>
        <draw:polygon draw:style-name="gr18" draw:text-style-name="P2" draw:layer="layout" svg:width="0.161cm" svg:height="0.07cm" svg:x="17.196cm" svg:y="14.698cm" svg:viewBox="0 0 162 71" draw:points="159,0 162,3 162,68 160,70 159,71 156,71 7,71 3,71 2,70 1,68 0,66 0,5 1,3 2,2 3,0">
          <text:p/>
        </draw:polygon>
        <draw:polygon draw:style-name="gr18" draw:text-style-name="P2" draw:layer="layout" svg:width="0.161cm" svg:height="0.071cm" svg:x="17.196cm" svg:y="14.825cm" svg:viewBox="0 0 162 72" draw:points="159,0 160,2 162,3 162,68 160,70 159,71 156,72 7,72 3,71 2,70 1,68 0,66 0,5 1,3 2,2 3,0">
          <text:p/>
        </draw:polygon>
        <draw:polygon draw:style-name="gr18" draw:text-style-name="P2" draw:layer="layout" svg:width="0.161cm" svg:height="0.071cm" svg:x="17.196cm" svg:y="14.952cm" svg:viewBox="0 0 162 72" draw:points="159,0 162,3 162,68 160,70 159,71 156,72 7,72 3,71 2,70 1,68 0,66 0,5 1,3 2,2 3,0">
          <text:p/>
        </draw:polygon>
        <draw:polygon draw:style-name="gr18" draw:text-style-name="P2" draw:layer="layout" svg:width="0.163cm" svg:height="0.163cm" svg:x="18.037cm" svg:y="14.642cm" svg:viewBox="0 0 164 164" draw:points="164,72 159,54 152,38 140,23 125,12 109,4 91,0 73,0 55,4 38,11 24,23 12,37 4,53 0,71 0,89 3,107 11,124 22,139 36,150 53,159 71,163 89,164 107,160 123,152 139,141 150,127 158,111 163,93">
          <text:p/>
        </draw:polygon>
        <draw:polygon draw:style-name="gr18" draw:text-style-name="P2" draw:layer="layout" svg:width="0.163cm" svg:height="0.163cm" svg:x="18.037cm" svg:y="14.896cm" svg:viewBox="0 0 164 164" draw:points="160,0 162,1 163,3 164,5 164,158 163,160 162,162 160,163 158,164 5,164 3,163 1,162 0,160 0,158 0,5 0,3 1,1 3,0 5,0 158,0">
          <text:p/>
        </draw:polygon>
        <draw:polygon draw:style-name="gr18" draw:text-style-name="P2" draw:layer="layout" svg:width="0.163cm" svg:height="0.163cm" svg:x="19.18cm" svg:y="14.642cm" svg:viewBox="0 0 164 164" draw:points="164,72 159,54 151,38 140,23 126,12 110,4 92,0 74,0 56,4 39,11 25,23 12,37 4,53 0,71 0,89 3,107 11,124 23,139 37,150 54,159 72,163 90,164 108,160 124,152 139,141 150,127 158,111 163,93">
          <text:p/>
        </draw:polygon>
        <draw:polygon draw:style-name="gr18" draw:text-style-name="P2" draw:layer="layout" svg:width="0.163cm" svg:height="0.163cm" svg:x="19.18cm" svg:y="14.896cm" svg:viewBox="0 0 164 164" draw:points="160,0 162,1 163,3 164,5 164,158 163,160 162,162 160,163 158,164 5,164 3,163 1,162 0,160 0,158 0,5 0,3 1,1 3,0 5,0 158,0">
          <text:p/>
        </draw:polygon>
        <draw:polygon draw:style-name="gr18" draw:text-style-name="P2" draw:layer="layout" svg:width="0.188cm" svg:height="0.163cm" svg:x="19.167cm" svg:y="15.416cm" svg:viewBox="0 0 189 164" draw:points="186,1 188,2 189,3 189,6 189,159 189,161 188,163 186,164 184,164 5,164 3,164 2,163 0,161 0,159 0,6 0,3 2,2 3,1 5,0 184,0">
          <text:p/>
        </draw:polygon>
        <draw:polygon draw:style-name="gr18" draw:text-style-name="P2" draw:layer="layout" svg:width="0.188cm" svg:height="0.163cm" svg:x="19.167cm" svg:y="15.137cm" svg:viewBox="0 0 189 164" draw:points="186,0 188,1 189,3 189,5 189,158 189,161 188,162 186,163 184,164 5,164 3,163 2,162 0,161 0,158 0,5 0,3 2,1 3,0 5,0 184,0">
          <text:p/>
        </draw:polygon>
        <draw:polygon draw:style-name="gr18" draw:text-style-name="P2" draw:layer="layout" svg:width="0.188cm" svg:height="0.163cm" svg:x="18.024cm" svg:y="15.416cm" svg:viewBox="0 0 189 164" draw:points="186,1 188,2 189,3 189,6 189,159 189,161 188,163 186,164 184,164 5,164 3,164 2,163 1,161 0,159 0,6 1,3 2,2 3,1 5,0 184,0">
          <text:p/>
        </draw:polygon>
        <draw:polygon draw:style-name="gr18" draw:text-style-name="P2" draw:layer="layout" svg:width="0.188cm" svg:height="0.163cm" svg:x="18.024cm" svg:y="15.137cm" svg:viewBox="0 0 189 164" draw:points="186,0 188,1 189,3 189,5 189,158 189,161 188,162 186,163 184,164 5,164 3,163 2,162 1,161 0,158 0,5 1,3 2,1 3,0 5,0 184,0">
          <text:p/>
        </draw:polygon>
        <draw:polygon draw:style-name="gr18" draw:text-style-name="P2" draw:layer="layout" svg:width="0.16cm" svg:height="0.071cm" svg:x="17.737cm" svg:y="15.46cm" svg:viewBox="0 0 161 72" draw:points="158,0 159,2 160,3 161,5 161,66 160,68 159,70 158,71 156,72 5,72 3,71 1,70 0,68 0,3 3,0">
          <text:p/>
        </draw:polygon>
        <draw:polygon draw:style-name="gr18" draw:text-style-name="P2" draw:layer="layout" svg:width="0.16cm" svg:height="0.07cm" svg:x="17.737cm" svg:y="15.333cm" svg:viewBox="0 0 161 71" draw:points="158,0 159,2 160,3 161,5 161,66 160,68 159,70 158,71 156,71 5,71 3,71 1,70 0,68 0,3 1,2 3,0">
          <text:p/>
        </draw:polygon>
        <draw:polygon draw:style-name="gr18" draw:text-style-name="P2" draw:layer="layout" svg:width="0.16cm" svg:height="0.071cm" svg:x="17.737cm" svg:y="15.206cm" svg:viewBox="0 0 161 72" draw:points="158,0 159,2 160,3 161,5 161,66 160,68 159,70 158,71 156,72 5,72 3,71 1,70 0,68 0,3 3,0">
          <text:p/>
        </draw:polygon>
        <draw:polygon draw:style-name="gr18" draw:text-style-name="P2" draw:layer="layout" svg:width="0.16cm" svg:height="0.071cm" svg:x="17.737cm" svg:y="15.079cm" svg:viewBox="0 0 161 72" draw:points="158,0 159,2 160,3 161,5 161,66 160,68 159,70 158,71 156,72 5,72 3,71 1,70 0,68 0,3 1,2 3,0">
          <text:p/>
        </draw:polygon>
        <draw:polygon draw:style-name="gr18" draw:text-style-name="P2" draw:layer="layout" svg:width="0.16cm" svg:height="0.071cm" svg:x="17.737cm" svg:y="14.952cm" svg:viewBox="0 0 161 72" draw:points="158,0 159,2 160,3 161,5 161,66 160,68 159,70 158,71 156,72 5,72 3,71 1,70 0,68 0,3 1,2 3,0">
          <text:p/>
        </draw:polygon>
        <draw:polygon draw:style-name="gr18" draw:text-style-name="P2" draw:layer="layout" svg:width="0.16cm" svg:height="0.07cm" svg:x="17.737cm" svg:y="14.698cm" svg:viewBox="0 0 161 71" draw:points="158,0 159,2 160,3 161,5 161,66 160,68 159,70 158,71 156,71 5,71 3,71 1,70 0,68 0,3 1,2 3,0">
          <text:p/>
        </draw:polygon>
        <draw:polygon draw:style-name="gr18" draw:text-style-name="P2" draw:layer="layout" svg:width="0.16cm" svg:height="0.071cm" svg:x="17.737cm" svg:y="14.825cm" svg:viewBox="0 0 161 72" draw:points="158,0 159,2 160,3 161,5 161,66 160,68 159,70 158,71 156,72 5,72 3,71 1,70 0,68 0,3 3,0">
          <text:p/>
        </draw:polygon>
        <draw:polygon draw:style-name="gr18" draw:text-style-name="P2" draw:layer="layout" svg:width="0.161cm" svg:height="0.071cm" svg:x="17.196cm" svg:y="15.206cm" svg:viewBox="0 0 162 72" draw:points="159,0 160,2 162,3 162,68 160,70 159,71 156,72 7,72 3,71 2,70 1,68 0,66 0,5 1,3 2,2 3,0">
          <text:p/>
        </draw:polygon>
        <draw:polygon draw:style-name="gr18" draw:text-style-name="P2" draw:layer="layout" svg:width="0.161cm" svg:height="0.07cm" svg:x="17.196cm" svg:y="15.333cm" svg:viewBox="0 0 162 71" draw:points="159,0 162,3 162,68 160,70 159,71 156,71 7,71 3,71 2,70 1,68 0,66 0,5 1,3 2,2 3,0">
          <text:p/>
        </draw:polygon>
        <draw:polygon draw:style-name="gr18" draw:text-style-name="P2" draw:layer="layout" svg:width="0.161cm" svg:height="0.071cm" svg:x="17.196cm" svg:y="15.46cm" svg:viewBox="0 0 162 72" draw:points="159,0 160,2 162,3 162,68 160,70 159,71 156,72 7,72 3,71 2,70 1,68 0,66 0,5 1,3 2,2 3,0">
          <text:p/>
        </draw:polygon>
        <draw:polygon draw:style-name="gr18" draw:text-style-name="P2" draw:layer="layout" svg:width="0.188cm" svg:height="0.163cm" svg:x="16.881cm" svg:y="15.416cm" svg:viewBox="0 0 189 164" draw:points="186,1 188,2 189,3 189,6 189,159 189,161 188,163 186,164 184,164 5,164 3,164 2,163 1,161 0,159 0,6 1,3 2,2 3,1 5,0 184,0">
          <text:p/>
        </draw:polygon>
        <draw:polygon draw:style-name="gr18" draw:text-style-name="P2" draw:layer="layout" svg:width="0.188cm" svg:height="0.163cm" svg:x="16.881cm" svg:y="15.137cm" svg:viewBox="0 0 189 164" draw:points="186,0 188,1 189,3 189,5 189,158 189,161 188,162 186,163 184,164 5,164 3,163 2,162 1,161 0,158 0,5 1,3 2,1 3,0 5,0 184,0">
          <text:p/>
        </draw:polygon>
        <draw:polygon draw:style-name="gr18" draw:text-style-name="P2" draw:layer="layout" svg:width="0.163cm" svg:height="0.163cm" svg:x="14.608cm" svg:y="14.642cm" svg:viewBox="0 0 164 164" draw:points="164,72 159,54 151,38 139,23 125,12 109,4 91,0 73,0 55,4 38,11 24,23 12,37 5,53 0,71 0,89 3,107 11,124 22,139 36,150 53,159 71,163 89,164 107,160 123,152 138,141 150,127 158,111 163,93">
          <text:p/>
        </draw:polygon>
        <draw:polygon draw:style-name="gr18" draw:text-style-name="P2" draw:layer="layout" svg:width="0.163cm" svg:height="0.163cm" svg:x="14.608cm" svg:y="14.896cm" svg:viewBox="0 0 164 164" draw:points="161,0 162,1 163,3 164,5 164,158 163,160 162,162 161,163 158,164 5,164 3,163 1,162 0,160 0,158 0,5 0,3 1,1 3,0 5,0 158,0">
          <text:p/>
        </draw:polygon>
        <draw:polygon draw:style-name="gr18" draw:text-style-name="P2" draw:layer="layout" svg:width="0.188cm" svg:height="0.163cm" svg:x="15.738cm" svg:y="15.416cm" svg:viewBox="0 0 189 164" draw:points="186,1 188,2 189,3 189,6 189,159 189,161 188,163 186,164 184,164 5,164 3,164 2,163 1,161 0,159 0,6 1,3 2,2 3,1 5,0 184,0">
          <text:p/>
        </draw:polygon>
        <draw:polygon draw:style-name="gr18" draw:text-style-name="P2" draw:layer="layout" svg:width="0.188cm" svg:height="0.163cm" svg:x="14.595cm" svg:y="15.416cm" svg:viewBox="0 0 189 164" draw:points="186,1 188,2 189,3 189,6 189,159 189,161 188,163 186,164 184,164 5,164 3,164 1,163 1,161 0,159 0,6 1,3 1,2 3,1 5,0 184,0">
          <text:p/>
        </draw:polygon>
        <draw:polygon draw:style-name="gr18" draw:text-style-name="P2" draw:layer="layout" svg:width="0.188cm" svg:height="0.163cm" svg:x="14.595cm" svg:y="15.137cm" svg:viewBox="0 0 189 164" draw:points="186,0 188,1 189,3 189,5 189,158 189,161 188,162 186,163 184,164 5,164 3,163 1,162 1,161 0,158 0,5 1,3 1,1 3,0 5,0 184,0">
          <text:p/>
        </draw:polygon>
        <draw:frame draw:style-name="gr19" draw:text-style-name="P3" draw:layer="layout" svg:width="12.319cm" svg:height="1.873cm" svg:x="4.953cm" svg:y="4.985cm">
          <draw:text-box>
            <text:p>Bike-TSL-Kit assembly guide</text:p>
          </draw:text-box>
        </draw:frame>
        <draw:frame draw:style-name="gr20" draw:text-style-name="P4" draw:layer="layout" svg:width="18.161cm" svg:height="6.223cm" svg:x="2.159cm" svg:y="7.493cm">
          <draw:text-box>
            <text:p><text:span text:style-name="T1">1. Solder the integrated circuits U1, U2, U3, U4. Pay attention of PIN1 mark of U1,U3,U4.</text:span></text:p>
            <text:p><text:span text:style-name="T1">2. Solder the resistors 1206 220 ohm (mark 221): R1, R2, R3, R4, R5, R13, R14, R17, R19, R21, R23</text:span></text:p>
            <text:p><text:span text:style-name="T1">3. Solder the resistors 0805 22 k ohm (mark 223): R6, R7, R8, R9, R10, R11, R12, R15, R16, R18, R22, R22, R24</text:span></text:p>
            <text:p><text:span text:style-name="T1">4. Solder the capacitors 0805 10uF/6.3V: C1, C2, C3, C4</text:span></text:p>
            <text:p><text:span text:style-name="T1">5. Solder the diodes SMA 1N5822: D1, D2. Attention there is polarity watch the mark!</text:span></text:p>
            <text:p><text:span text:style-name="T1">6. Solder the inductor CD43 4.7uH <text:s text:c="3"/>L1 </text:span></text:p>
          </draw:text-box>
        </draw:frame>
        <draw:frame draw:style-name="gr21" draw:text-style-name="P4" draw:layer="layout" svg:width="18.161cm" svg:height="3.556cm" svg:x="1.651cm" svg:y="19.304cm">
          <draw:text-box>
            <text:p><text:span text:style-name="T1">7. Solder the LEDs: LED1 ... LED10. Long lead goes in the circle pad.</text:span></text:p>
            <text:p><text:span text:style-name="T1">8. Solder the battery holder. Pay attention for plus and minus signs.</text:span></text:p>
            <text:p><text:span text:style-name="T1">9. Remove insulation of the button cables and solder them this way:</text:span></text:p>
            <text:p><text:span text:style-name="T1">Red wires to Right and Left pads, both black wires to COMM pad.</text:span></text:p>
            <text:p><text:span text:style-name="T1"><text:s/></text:span></text:p>
          </draw:text-box>
        </draw:frame>
        <draw:frame draw:style-name="gr22" draw:text-style-name="P5" draw:layer="layout" svg:width="20.364cm" svg:height="2.304cm" svg:x="0.257cm" svg:y="16.416cm">
          <draw:image xlink:href="Pictures/1000020100000697000000BF578DD8CF2DBF5581.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22T10:00:34.146959736</dc:date>
    <meta:editing-duration>PT27M7S</meta:editing-duration>
    <meta:editing-cycles>8</meta:editing-cycles>
    <meta:generator>LibreOffice/6.0.7.3$Linux_X86_64 LibreOffice_project/00m0$Build-3</meta:generator>
    <meta:document-statistic meta:object-count="743"/>
  </office:meta>
</office:document-meta>
</file>